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6"/>
    <style:style style:name="ce2" style:family="table-cell" style:parent-style-name="Default" style:data-style-name="N61"/>
    <style:style style:name="ce3" style:family="table-cell" style:parent-style-name="Default"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weep Template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T</text:p>
          </table:table-cell>
          <table:table-cell table:formula="of:=273+22.7" office:value-type="float" office:value="295.7" calcext:value-type="float">
            <text:p>295.7</text:p>
          </table:table-cell>
          <table:table-cell table:style-name="Default" office:value-type="string" calcext:value-type="string">
            <text:p>K</text:p>
          </table:table-cell>
          <table:table-cell office:value-type="string" calcext:value-type="string">
            <text:p>Tr</text:p>
          </table:table-cell>
          <table:table-cell table:formula="of:=21+273" office:value-type="float" office:value="294" calcext:value-type="float">
            <text:p>29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g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kb</text:p>
          </table:table-cell>
          <table:table-cell table:style-name="ce2" office:value-type="float" office:value="0.000086173303" calcext:value-type="float">
            <text:p>8.62E-05</text:p>
          </table:table-cell>
          <table:table-cell office:value-type="string" calcext:value-type="string">
            <text:p>eV/K</text:p>
          </table:table-cell>
          <table:table-cell office:value-type="string" calcext:value-type="string">
            <text:p>R(T)</text:p>
          </table:table-cell>
          <table:table-cell table:style-name="ce3" table:formula="of:=(([.$E$1]/[.$B$1])^2)*EXP(-([.$H$1]/(2*[.$K$1]))*((1/[.$E$1])-(1/[.$B$1])))" office:value-type="float" office:value="0.861724710075273" calcext:value-type="float">
            <text:p>0.861724710075273</text:p>
          </table:table-cell>
        </table:table-row>
        <table:table-row table:style-name="ro1">
          <table:table-cell table:style-name="Default" office:value-type="string" calcext:value-type="string">
            <text:p>Error</text:p>
          </table:table-cell>
          <table:table-cell office:value-type="float" office:value="0.1" calcext:value-type="float">
            <text:p>0.1</text:p>
          </table:table-cell>
          <table:table-cell table:style-name="Default"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Error</text:p>
          </table:table-cell>
          <table:table-cell table:formula="of:=(([.$E$1]^2)/([.$B$1]^3))*EXP(-(([.$H$1])/(2*[.$K$1]))*((1/[.$E$1])-(1/[.$B$1])))*(2+([.$H$1]/(2*[.$K$1]*[.$B$1])))*[.$B$2]" office:value-type="float" office:value="0.0075019200143375" calcext:value-type="float">
            <text:p>0.007501920014338</text:p>
          </table:table-cell>
        </table:table-row>
        <table:table-row table:style-name="ro1">
          <table:table-cell table:style-name="Default"/>
          <table:table-cell office:value-type="string" calcext:value-type="string">
            <text:p>V (v)</text:p>
          </table:table-cell>
          <table:table-cell table:style-name="Default" office:value-type="string" calcext:value-type="string">
            <text:p>I (A)</text:p>
          </table:table-cell>
          <table:table-cell office:value-type="string" calcext:value-type="string">
            <text:p>I(T) (nA)</text:p>
          </table:table-cell>
          <table:table-cell office:value-type="string" calcext:value-type="string">
            <text:p>I(Tr) (nA)</text:p>
          </table:table-cell>
          <table:table-cell/>
          <table:table-cell office:value-type="string" calcext:value-type="string">
            <text:p>Data for Root</text:p>
          </table:table-cell>
          <table:table-cell table:number-columns-repeated="7"/>
        </table:table-row>
        <table:table-row table:style-name="ro1">
          <table:table-cell office:value-type="time" office:time-value="PT14H31M42.033S" calcext:value-type="time">
            <text:p>14:31:42.0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899343" calcext:value-type="float">
            <text:p>1.90E-10</text:p>
          </table:table-cell>
          <table:table-cell table:formula="of:=[.C4]*10^9" office:value-type="float" office:value="0.1899343" calcext:value-type="float">
            <text:p>0.1899343</text:p>
          </table:table-cell>
          <table:table-cell table:formula="of:=[.$N$1]*[.D4]" office:value-type="float" office:value="0.16367107960085" calcext:value-type="float">
            <text:p>0.16367107960085</text:p>
          </table:table-cell>
          <table:table-cell/>
          <table:table-cell office:value-type="string" calcext:value-type="string">
            <text:p>Vav</text:p>
          </table:table-cell>
          <table:table-cell office:value-type="string" calcext:value-type="string">
            <text:p>Iav(Tr)</text:p>
          </table:table-cell>
          <table:table-cell office:value-type="string" calcext:value-type="string">
            <text:p>eVav</text:p>
          </table:table-cell>
          <table:table-cell office:value-type="string" calcext:value-type="string">
            <text:p>eIav(Tr)</text:p>
          </table:table-cell>
          <table:table-cell/>
          <table:table-cell office:value-type="string" calcext:value-type="string">
            <text:p>eIav(T)</text:p>
          </table:table-cell>
          <table:table-cell table:number-columns-repeated="2"/>
        </table:table-row>
        <table:table-row table:style-name="ro1">
          <table:table-cell office:value-type="time" office:time-value="PT14H31M42.406S" calcext:value-type="time">
            <text:p>14:31:42.4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232636" calcext:value-type="float">
            <text:p>3.23E-10</text:p>
          </table:table-cell>
          <table:table-cell table:formula="of:=[.C5]*10^9" office:value-type="float" office:value="0.3232636" calcext:value-type="float">
            <text:p>0.3232636</text:p>
          </table:table-cell>
          <table:table-cell table:formula="of:=[.$N$1]*[.D5]" office:value-type="float" office:value="0.278564231987889" calcext:value-type="float">
            <text:p>0.278564231987889</text:p>
          </table:table-cell>
          <table:table-cell/>
          <table:table-cell office:value-type="float" office:value="0" calcext:value-type="float">
            <text:p>0</text:p>
          </table:table-cell>
          <table:table-cell table:formula="of:=AVERAGE([.E4:.E8])" office:value-type="float" office:value="0.153815401386114" calcext:value-type="float">
            <text:p>0.153815401386114</text:p>
          </table:table-cell>
          <table:table-cell office:value-type="float" office:value="0.05" calcext:value-type="float">
            <text:p>0.05</text:p>
          </table:table-cell>
          <table:table-cell table:formula="of:=SQRT(([.H5]*[.$N$2])^2+([.$N$1]*[.L5])^2)" office:value-type="float" office:value="0.140192684126764" calcext:value-type="float">
            <text:p>0.140192684126764</text:p>
          </table:table-cell>
          <table:table-cell/>
          <table:table-cell table:formula="of:=(MAX([.E4:.E8])-MIN([.E4:.E8]))/2" office:value-type="float" office:value="0.162682970036171" calcext:value-type="float">
            <text:p>0.162682970036171</text:p>
          </table:table-cell>
          <table:table-cell table:number-columns-repeated="2"/>
        </table:table-row>
        <table:table-row table:style-name="ro1">
          <table:table-cell office:value-type="time" office:time-value="PT14H31M42.773S" calcext:value-type="time">
            <text:p>14:31:42.77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05431167" calcext:value-type="float">
            <text:p>-5.43E-11</text:p>
          </table:table-cell>
          <table:table-cell table:formula="of:=[.C6]*10^9" office:value-type="float" office:value="-0.05431167" calcext:value-type="float">
            <text:p>-0.05431167</text:p>
          </table:table-cell>
          <table:table-cell table:formula="of:=[.$N$1]*[.D6]" office:value-type="float" office:value="-0.0468017080844539" calcext:value-type="float">
            <text:p>-0.046801708084454</text:p>
          </table:table-cell>
          <table:table-cell table:number-columns-repeated="9"/>
        </table:table-row>
        <table:table-row table:style-name="ro1">
          <table:table-cell office:value-type="time" office:time-value="PT14H31M43.142S" calcext:value-type="time">
            <text:p>14:31:43.1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3039253" calcext:value-type="float">
            <text:p>3.04E-10</text:p>
          </table:table-cell>
          <table:table-cell table:formula="of:=[.C7]*10^9" office:value-type="float" office:value="0.3039253" calcext:value-type="float">
            <text:p>0.3039253</text:p>
          </table:table-cell>
          <table:table-cell table:formula="of:=[.$N$1]*[.D7]" office:value-type="float" office:value="0.26189994102704" calcext:value-type="float">
            <text:p>0.26189994102704</text:p>
          </table:table-cell>
          <table:table-cell table:number-columns-repeated="9"/>
        </table:table-row>
        <table:table-row table:style-name="ro1">
          <table:table-cell office:value-type="time" office:time-value="PT14H31M43.51S" calcext:value-type="time">
            <text:p>14:31:43.5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296742" calcext:value-type="float">
            <text:p>1.30E-10</text:p>
          </table:table-cell>
          <table:table-cell table:formula="of:=[.C8]*10^9" office:value-type="float" office:value="0.1296742" calcext:value-type="float">
            <text:p>0.1296742</text:p>
          </table:table-cell>
          <table:table-cell table:formula="of:=[.$N$1]*[.D8]" office:value-type="float" office:value="0.111743462399243" calcext:value-type="float">
            <text:p>0.111743462399243</text:p>
          </table:table-cell>
          <table:table-cell table:number-columns-repeated="9"/>
        </table:table-row>
        <table:table-row table:style-name="ro1">
          <table:table-cell office:value-type="time" office:time-value="PT14H31M43.886S" calcext:value-type="time">
            <text:p>14:31:43.89</text:p>
          </table:table-cell>
          <table:table-cell office:value-type="float" office:value="-5" calcext:value-type="float">
            <text:p>-5</text:p>
          </table:table-cell>
          <table:table-cell office:value-type="float" office:value="0.00000000002695321" calcext:value-type="float">
            <text:p>2.70E-11</text:p>
          </table:table-cell>
          <table:table-cell table:formula="of:=[.C9]*10^9" office:value-type="float" office:value="0.02695321" calcext:value-type="float">
            <text:p>0.02695321</text:p>
          </table:table-cell>
          <table:table-cell table:formula="of:=[.$N$1]*[.D9]" office:value-type="float" office:value="0.0232262470728479" calcext:value-type="float">
            <text:p>0.023226247072848</text:p>
          </table:table-cell>
          <table:table-cell table:number-columns-repeated="9"/>
        </table:table-row>
        <table:table-row table:style-name="ro1">
          <table:table-cell office:value-type="time" office:time-value="PT14H31M44.27S" calcext:value-type="time">
            <text:p>14:31:44.27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1930642" calcext:value-type="float">
            <text:p>-1.93E-10</text:p>
          </table:table-cell>
          <table:table-cell table:formula="of:=[.C10]*10^9" office:value-type="float" office:value="-0.1930642" calcext:value-type="float">
            <text:p>-0.1930642</text:p>
          </table:table-cell>
          <table:table-cell table:formula="of:=[.$N$1]*[.D10]" office:value-type="float" office:value="-0.166368191770914" calcext:value-type="float">
            <text:p>-0.166368191770914</text:p>
          </table:table-cell>
          <table:table-cell/>
          <table:table-cell office:value-type="float" office:value="-5" calcext:value-type="float">
            <text:p>-5</text:p>
          </table:table-cell>
          <table:table-cell table:formula="of:=AVERAGE([.E9:.E13])" office:value-type="float" office:value="-0.0507046747275623" calcext:value-type="float">
            <text:p>-0.050704674727562</text:p>
          </table:table-cell>
          <table:table-cell office:value-type="float" office:value="0.05" calcext:value-type="float">
            <text:p>0.05</text:p>
          </table:table-cell>
          <table:table-cell table:formula="of:=SQRT(([.H10]*[.$N$2])^2+([.$N$1]*[.L10])^2)" office:value-type="float" office:value="0.100187854213814" calcext:value-type="float">
            <text:p>0.100187854213814</text:p>
          </table:table-cell>
          <table:table-cell/>
          <table:table-cell table:formula="of:=(MAX([.E9:.E13])-MIN([.E9:.E13]))/2" office:value-type="float" office:value="0.116263501489989" calcext:value-type="float">
            <text:p>0.116263501489989</text:p>
          </table:table-cell>
          <table:table-cell table:number-columns-repeated="2"/>
        </table:table-row>
        <table:table-row table:style-name="ro1">
          <table:table-cell office:value-type="time" office:time-value="PT14H31M44.654S" calcext:value-type="time">
            <text:p>14:31:44.65</text:p>
          </table:table-cell>
          <table:table-cell office:value-type="float" office:value="-5" calcext:value-type="float">
            <text:p>-5</text:p>
          </table:table-cell>
          <table:table-cell office:value-type="float" office:value="0.00000000007677488" calcext:value-type="float">
            <text:p>7.68E-11</text:p>
          </table:table-cell>
          <table:table-cell table:formula="of:=[.C11]*10^9" office:value-type="float" office:value="0.07677488" calcext:value-type="float">
            <text:p>0.07677488</text:p>
          </table:table-cell>
          <table:table-cell table:formula="of:=[.$N$1]*[.D11]" office:value-type="float" office:value="0.0661588112090638" calcext:value-type="float">
            <text:p>0.066158811209064</text:p>
          </table:table-cell>
          <table:table-cell table:number-columns-repeated="9"/>
        </table:table-row>
        <table:table-row table:style-name="ro1">
          <table:table-cell office:value-type="time" office:time-value="PT14H31M45.038S" calcext:value-type="time">
            <text:p>14:31:45.04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03359859" calcext:value-type="float">
            <text:p>-3.36E-11</text:p>
          </table:table-cell>
          <table:table-cell table:formula="of:=[.C12]*10^9" office:value-type="float" office:value="-0.03359859" calcext:value-type="float">
            <text:p>-0.03359859</text:p>
          </table:table-cell>
          <table:table-cell table:formula="of:=[.$N$1]*[.D12]" office:value-type="float" office:value="-0.028952735226688" calcext:value-type="float">
            <text:p>-0.028952735226688</text:p>
          </table:table-cell>
          <table:table-cell table:number-columns-repeated="9"/>
        </table:table-row>
        <table:table-row table:style-name="ro1">
          <table:table-cell office:value-type="time" office:time-value="PT14H31M45.422S" calcext:value-type="time">
            <text:p>14:31:45.42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1712699" calcext:value-type="float">
            <text:p>-1.71E-10</text:p>
          </table:table-cell>
          <table:table-cell table:formula="of:=[.C13]*10^9" office:value-type="float" office:value="-0.1712699" calcext:value-type="float">
            <text:p>-0.1712699</text:p>
          </table:table-cell>
          <table:table-cell table:formula="of:=[.$N$1]*[.D13]" office:value-type="float" office:value="-0.147587504922121" calcext:value-type="float">
            <text:p>-0.147587504922121</text:p>
          </table:table-cell>
          <table:table-cell table:number-columns-repeated="9"/>
        </table:table-row>
        <table:table-row table:style-name="ro1">
          <table:table-cell office:value-type="time" office:time-value="PT14H31M45.805S" calcext:value-type="time">
            <text:p>14:31:45.81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00005714557" calcext:value-type="float">
            <text:p>5.71E-11</text:p>
          </table:table-cell>
          <table:table-cell table:formula="of:=[.C14]*10^9" office:value-type="float" office:value="0.05714557" calcext:value-type="float">
            <text:p>0.05714557</text:p>
          </table:table-cell>
          <table:table-cell table:formula="of:=[.$N$1]*[.D14]" office:value-type="float" office:value="0.0492437497403362" calcext:value-type="float">
            <text:p>0.049243749740336</text:p>
          </table:table-cell>
          <table:table-cell table:number-columns-repeated="9"/>
        </table:table-row>
        <table:table-row table:style-name="ro1">
          <table:table-cell office:value-type="time" office:time-value="PT14H31M46.188S" calcext:value-type="time">
            <text:p>14:31:46.19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00004184151" calcext:value-type="float">
            <text:p>4.18E-11</text:p>
          </table:table-cell>
          <table:table-cell table:formula="of:=[.C15]*10^9" office:value-type="float" office:value="0.04184151" calcext:value-type="float">
            <text:p>0.04184151</text:p>
          </table:table-cell>
          <table:table-cell table:formula="of:=[.$N$1]*[.D15]" office:value-type="float" office:value="0.0360558630738616" calcext:value-type="float">
            <text:p>0.036055863073862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AVERAGE([.E14:.E18])" office:value-type="float" office:value="-0.0405757866934967" calcext:value-type="float">
            <text:p>-0.040575786693497</text:p>
          </table:table-cell>
          <table:table-cell office:value-type="float" office:value="0.05" calcext:value-type="float">
            <text:p>0.05</text:p>
          </table:table-cell>
          <table:table-cell table:formula="of:=SQRT(([.H15]*[.$N$2])^2+([.$N$1]*[.L15])^2)" office:value-type="float" office:value="0.098319851730141" calcext:value-type="float">
            <text:p>0.098319851730141</text:p>
          </table:table-cell>
          <table:table-cell/>
          <table:table-cell table:formula="of:=(MAX([.E14:.E18])-MIN([.E14:.E18]))/2" office:value-type="float" office:value="0.114096044104349" calcext:value-type="float">
            <text:p>0.114096044104349</text:p>
          </table:table-cell>
          <table:table-cell table:number-columns-repeated="2"/>
        </table:table-row>
        <table:table-row table:style-name="ro1">
          <table:table-cell office:value-type="time" office:time-value="PT14H31M46.564S" calcext:value-type="time">
            <text:p>14:31:46.56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207663" calcext:value-type="float">
            <text:p>-2.08E-10</text:p>
          </table:table-cell>
          <table:table-cell table:formula="of:=[.C16]*10^9" office:value-type="float" office:value="-0.207663" calcext:value-type="float">
            <text:p>-0.207663</text:p>
          </table:table-cell>
          <table:table-cell table:formula="of:=[.$N$1]*[.D16]" office:value-type="float" office:value="-0.178948338468361" calcext:value-type="float">
            <text:p>-0.178948338468361</text:p>
          </table:table-cell>
          <table:table-cell table:number-columns-repeated="9"/>
        </table:table-row>
        <table:table-row table:style-name="ro1">
          <table:table-cell office:value-type="time" office:time-value="PT14H31M46.941S" calcext:value-type="time">
            <text:p>14:31:46.94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04715776" calcext:value-type="float">
            <text:p>-4.72E-11</text:p>
          </table:table-cell>
          <table:table-cell table:formula="of:=[.C17]*10^9" office:value-type="float" office:value="-0.04715776" calcext:value-type="float">
            <text:p>-0.04715776</text:p>
          </table:table-cell>
          <table:table-cell table:formula="of:=[.$N$1]*[.D17]" office:value-type="float" office:value="-0.0406370070637993" calcext:value-type="float">
            <text:p>-0.040637007063799</text:p>
          </table:table-cell>
          <table:table-cell table:number-columns-repeated="9"/>
        </table:table-row>
        <table:table-row table:style-name="ro1">
          <table:table-cell office:value-type="time" office:time-value="PT14H31M47.325S" calcext:value-type="time">
            <text:p>14:31:47.33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0795999" calcext:value-type="float">
            <text:p>-7.96E-11</text:p>
          </table:table-cell>
          <table:table-cell table:formula="of:=[.C18]*10^9" office:value-type="float" office:value="-0.0795999" calcext:value-type="float">
            <text:p>-0.0795999</text:p>
          </table:table-cell>
          <table:table-cell table:formula="of:=[.$N$1]*[.D18]" office:value-type="float" office:value="-0.0685932007495207" calcext:value-type="float">
            <text:p>-0.068593200749521</text:p>
          </table:table-cell>
          <table:table-cell table:number-columns-repeated="9"/>
        </table:table-row>
        <table:table-row table:style-name="ro1">
          <table:table-cell office:value-type="time" office:time-value="PT14H31M47.708S" calcext:value-type="time">
            <text:p>14:31:47.71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1709369" calcext:value-type="float">
            <text:p>-1.71E-10</text:p>
          </table:table-cell>
          <table:table-cell table:formula="of:=[.C19]*10^9" office:value-type="float" office:value="-0.1709369" calcext:value-type="float">
            <text:p>-0.1709369</text:p>
          </table:table-cell>
          <table:table-cell table:formula="of:=[.$N$1]*[.D19]" office:value-type="float" office:value="-0.147300550593666" calcext:value-type="float">
            <text:p>-0.147300550593666</text:p>
          </table:table-cell>
          <table:table-cell table:number-columns-repeated="9"/>
        </table:table-row>
        <table:table-row table:style-name="ro1">
          <table:table-cell office:value-type="time" office:time-value="PT14H31M48.091S" calcext:value-type="time">
            <text:p>14:31:48.09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1667777" calcext:value-type="float">
            <text:p>-1.67E-10</text:p>
          </table:table-cell>
          <table:table-cell table:formula="of:=[.C20]*10^9" office:value-type="float" office:value="-0.1667777" calcext:value-type="float">
            <text:p>-0.1667777</text:p>
          </table:table-cell>
          <table:table-cell table:formula="of:=[.$N$1]*[.D20]" office:value-type="float" office:value="-0.143716465179521" calcext:value-type="float">
            <text:p>-0.143716465179521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AVERAGE([.E19:.E23])" office:value-type="float" office:value="-0.124972842833957" calcext:value-type="float">
            <text:p>-0.124972842833957</text:p>
          </table:table-cell>
          <table:table-cell office:value-type="float" office:value="0.05" calcext:value-type="float">
            <text:p>0.05</text:p>
          </table:table-cell>
          <table:table-cell table:formula="of:=SQRT(([.H20]*[.$N$2])^2+([.$N$1]*[.L20])^2)" office:value-type="float" office:value="0.106740994470321" calcext:value-type="float">
            <text:p>0.106740994470321</text:p>
          </table:table-cell>
          <table:table-cell/>
          <table:table-cell table:formula="of:=(MAX([.E19:.E23])-MIN([.E19:.E23]))/2" office:value-type="float" office:value="0.123864240888243" calcext:value-type="float">
            <text:p>0.123864240888243</text:p>
          </table:table-cell>
          <table:table-cell table:number-columns-repeated="2"/>
        </table:table-row>
        <table:table-row table:style-name="ro1">
          <table:table-cell office:value-type="time" office:time-value="PT14H31M48.475S" calcext:value-type="time">
            <text:p>14:31:48.48</text:p>
          </table:table-cell>
          <table:table-cell office:value-type="float" office:value="-15" calcext:value-type="float">
            <text:p>-15</text:p>
          </table:table-cell>
          <table:table-cell office:value-type="float" office:value="0.00000000003294174" calcext:value-type="float">
            <text:p>3.29E-11</text:p>
          </table:table-cell>
          <table:table-cell table:formula="of:=[.C21]*10^9" office:value-type="float" office:value="0.03294174" calcext:value-type="float">
            <text:p>0.03294174</text:p>
          </table:table-cell>
          <table:table-cell table:formula="of:=[.$N$1]*[.D21]" office:value-type="float" office:value="0.028386711350875" calcext:value-type="float">
            <text:p>0.028386711350875</text:p>
          </table:table-cell>
          <table:table-cell table:number-columns-repeated="9"/>
        </table:table-row>
        <table:table-row table:style-name="ro1">
          <table:table-cell office:value-type="time" office:time-value="PT14H31M48.859S" calcext:value-type="time">
            <text:p>14:31:48.86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1658211" calcext:value-type="float">
            <text:p>-1.66E-10</text:p>
          </table:table-cell>
          <table:table-cell table:formula="of:=[.C22]*10^9" office:value-type="float" office:value="-0.1658211" calcext:value-type="float">
            <text:p>-0.1658211</text:p>
          </table:table-cell>
          <table:table-cell table:formula="of:=[.$N$1]*[.D22]" office:value-type="float" office:value="-0.142892139321863" calcext:value-type="float">
            <text:p>-0.142892139321863</text:p>
          </table:table-cell>
          <table:table-cell table:number-columns-repeated="9"/>
        </table:table-row>
        <table:table-row table:style-name="ro1">
          <table:table-cell office:value-type="time" office:time-value="PT14H31M49.244S" calcext:value-type="time">
            <text:p>14:31:49.24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2545381" calcext:value-type="float">
            <text:p>-2.55E-10</text:p>
          </table:table-cell>
          <table:table-cell table:formula="of:=[.C23]*10^9" office:value-type="float" office:value="-0.2545381" calcext:value-type="float">
            <text:p>-0.2545381</text:p>
          </table:table-cell>
          <table:table-cell table:formula="of:=[.$N$1]*[.D23]" office:value-type="float" office:value="-0.219341770425611" calcext:value-type="float">
            <text:p>-0.219341770425611</text:p>
          </table:table-cell>
          <table:table-cell table:number-columns-repeated="9"/>
        </table:table-row>
        <table:table-row table:style-name="ro1">
          <table:table-cell office:value-type="time" office:time-value="PT14H31M49.627S" calcext:value-type="time">
            <text:p>14:31:49.63</text:p>
          </table:table-cell>
          <table:table-cell office:value-type="float" office:value="-20" calcext:value-type="float">
            <text:p>-20</text:p>
          </table:table-cell>
          <table:table-cell office:value-type="float" office:value="0.00000000002824252" calcext:value-type="float">
            <text:p>2.82E-11</text:p>
          </table:table-cell>
          <table:table-cell table:formula="of:=[.C24]*10^9" office:value-type="float" office:value="0.02824252" calcext:value-type="float">
            <text:p>0.02824252</text:p>
          </table:table-cell>
          <table:table-cell table:formula="of:=[.$N$1]*[.D24]" office:value-type="float" office:value="0.0243372773587951" calcext:value-type="float">
            <text:p>0.024337277358795</text:p>
          </table:table-cell>
          <table:table-cell table:number-columns-repeated="9"/>
        </table:table-row>
        <table:table-row table:style-name="ro1">
          <table:table-cell office:value-type="time" office:time-value="PT14H31M50.01S" calcext:value-type="time">
            <text:p>14:31:50.01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228293" calcext:value-type="float">
            <text:p>-2.28E-10</text:p>
          </table:table-cell>
          <table:table-cell table:formula="of:=[.C25]*10^9" office:value-type="float" office:value="-0.228293" calcext:value-type="float">
            <text:p>-0.228293</text:p>
          </table:table-cell>
          <table:table-cell table:formula="of:=[.$N$1]*[.D25]" office:value-type="float" office:value="-0.196725719237214" calcext:value-type="float">
            <text:p>-0.196725719237214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AVERAGE([.E24:.E28])" office:value-type="float" office:value="-0.0762517463647757" calcext:value-type="float">
            <text:p>-0.076251746364776</text:p>
          </table:table-cell>
          <table:table-cell office:value-type="float" office:value="0.05" calcext:value-type="float">
            <text:p>0.05</text:p>
          </table:table-cell>
          <table:table-cell table:formula="of:=SQRT(([.H25]*[.$N$2])^2+([.$N$1]*[.L25])^2)" office:value-type="float" office:value="0.10346376787586" calcext:value-type="float">
            <text:p>0.10346376787586</text:p>
          </table:table-cell>
          <table:table-cell/>
          <table:table-cell table:formula="of:=(MAX([.E24:.E28])-MIN([.E24:.E28]))/2" office:value-type="float" office:value="0.12006408231167" calcext:value-type="float">
            <text:p>0.12006408231167</text:p>
          </table:table-cell>
          <table:table-cell table:number-columns-repeated="2"/>
        </table:table-row>
        <table:table-row table:style-name="ro1">
          <table:table-cell office:value-type="time" office:time-value="PT14H31M50.386S" calcext:value-type="time">
            <text:p>14:31:50.39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08471578" calcext:value-type="float">
            <text:p>-8.47E-11</text:p>
          </table:table-cell>
          <table:table-cell table:formula="of:=[.C26]*10^9" office:value-type="float" office:value="-0.08471578" calcext:value-type="float">
            <text:p>-0.08471578</text:p>
          </table:table-cell>
          <table:table-cell table:formula="of:=[.$N$1]*[.D26]" office:value-type="float" office:value="-0.0730016809593006" calcext:value-type="float">
            <text:p>-0.073001680959301</text:p>
          </table:table-cell>
          <table:table-cell table:number-columns-repeated="9"/>
        </table:table-row>
        <table:table-row table:style-name="ro1">
          <table:table-cell office:value-type="time" office:time-value="PT14H31M50.754S" calcext:value-type="time">
            <text:p>14:31:50.75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2080375" calcext:value-type="float">
            <text:p>-2.08E-10</text:p>
          </table:table-cell>
          <table:table-cell table:formula="of:=[.C27]*10^9" office:value-type="float" office:value="-0.2080375" calcext:value-type="float">
            <text:p>-0.2080375</text:p>
          </table:table-cell>
          <table:table-cell table:formula="of:=[.$N$1]*[.D27]" office:value-type="float" office:value="-0.179271054372285" calcext:value-type="float">
            <text:p>-0.179271054372285</text:p>
          </table:table-cell>
          <table:table-cell table:number-columns-repeated="9"/>
        </table:table-row>
        <table:table-row table:style-name="ro1">
          <table:table-cell office:value-type="time" office:time-value="PT14H31M51.13S" calcext:value-type="time">
            <text:p>14:31:51.13</text:p>
          </table:table-cell>
          <table:table-cell office:value-type="float" office:value="-20" calcext:value-type="float">
            <text:p>-20</text:p>
          </table:table-cell>
          <table:table-cell office:value-type="float" office:value="0.00000000005036695" calcext:value-type="float">
            <text:p>5.04E-11</text:p>
          </table:table-cell>
          <table:table-cell table:formula="of:=[.C28]*10^9" office:value-type="float" office:value="0.05036695" calcext:value-type="float">
            <text:p>0.05036695</text:p>
          </table:table-cell>
          <table:table-cell table:formula="of:=[.$N$1]*[.D28]" office:value-type="float" office:value="0.0434024453861258" calcext:value-type="float">
            <text:p>0.043402445386126</text:p>
          </table:table-cell>
          <table:table-cell table:number-columns-repeated="9"/>
        </table:table-row>
        <table:table-row table:style-name="ro1">
          <table:table-cell office:value-type="time" office:time-value="PT14H31M51.514S" calcext:value-type="time">
            <text:p>14:31:51.51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2663085" calcext:value-type="float">
            <text:p>-2.66E-10</text:p>
          </table:table-cell>
          <table:table-cell table:formula="of:=[.C29]*10^9" office:value-type="float" office:value="-0.2663085" calcext:value-type="float">
            <text:p>-0.2663085</text:p>
          </table:table-cell>
          <table:table-cell table:formula="of:=[.$N$1]*[.D29]" office:value-type="float" office:value="-0.229484614953081" calcext:value-type="float">
            <text:p>-0.229484614953081</text:p>
          </table:table-cell>
          <table:table-cell table:number-columns-repeated="9"/>
        </table:table-row>
        <table:table-row table:style-name="ro1">
          <table:table-cell office:value-type="time" office:time-value="PT14H31M51.898S" calcext:value-type="time">
            <text:p>14:31:51.90</text:p>
          </table:table-cell>
          <table:table-cell office:value-type="float" office:value="-25" calcext:value-type="float">
            <text:p>-25</text:p>
          </table:table-cell>
          <table:table-cell office:value-type="float" office:value="0.00000000004687373" calcext:value-type="float">
            <text:p>4.69E-11</text:p>
          </table:table-cell>
          <table:table-cell table:formula="of:=[.C30]*10^9" office:value-type="float" office:value="0.04687373" calcext:value-type="float">
            <text:p>0.04687373</text:p>
          </table:table-cell>
          <table:table-cell table:formula="of:=[.$N$1]*[.D30]" office:value-type="float" office:value="0.0403922513943966" calcext:value-type="float">
            <text:p>0.040392251394397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AVERAGE([.E29:.E33])" office:value-type="float" office:value="-0.132635845289413" calcext:value-type="float">
            <text:p>-0.132635845289413</text:p>
          </table:table-cell>
          <table:table-cell office:value-type="float" office:value="0.05" calcext:value-type="float">
            <text:p>0.05</text:p>
          </table:table-cell>
          <table:table-cell table:formula="of:=SQRT(([.H30]*[.$N$2])^2+([.$N$1]*[.L30])^2)" office:value-type="float" office:value="0.127047037653191" calcext:value-type="float">
            <text:p>0.127047037653191</text:p>
          </table:table-cell>
          <table:table-cell/>
          <table:table-cell table:formula="of:=(MAX([.E29:.E33])-MIN([.E29:.E33]))/2" office:value-type="float" office:value="0.147428917415102" calcext:value-type="float">
            <text:p>0.147428917415102</text:p>
          </table:table-cell>
          <table:table-cell table:number-columns-repeated="2"/>
        </table:table-row>
        <table:table-row table:style-name="ro1">
          <table:table-cell office:value-type="time" office:time-value="PT14H31M52.282S" calcext:value-type="time">
            <text:p>14:31:52.28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295298" calcext:value-type="float">
            <text:p>-2.95E-10</text:p>
          </table:table-cell>
          <table:table-cell table:formula="of:=[.C31]*10^9" office:value-type="float" office:value="-0.295298" calcext:value-type="float">
            <text:p>-0.295298</text:p>
          </table:table-cell>
          <table:table-cell table:formula="of:=[.$N$1]*[.D31]" office:value-type="float" office:value="-0.254465583435808" calcext:value-type="float">
            <text:p>-0.254465583435808</text:p>
          </table:table-cell>
          <table:table-cell table:number-columns-repeated="9"/>
        </table:table-row>
        <table:table-row table:style-name="ro1">
          <table:table-cell office:value-type="time" office:time-value="PT14H31M52.666S" calcext:value-type="time">
            <text:p>14:31:52.67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03759146" calcext:value-type="float">
            <text:p>-3.76E-11</text:p>
          </table:table-cell>
          <table:table-cell table:formula="of:=[.C32]*10^9" office:value-type="float" office:value="-0.03759146" calcext:value-type="float">
            <text:p>-0.03759146</text:p>
          </table:table-cell>
          <table:table-cell table:formula="of:=[.$N$1]*[.D32]" office:value-type="float" office:value="-0.0323934899698062" calcext:value-type="float">
            <text:p>-0.032393489969806</text:p>
          </table:table-cell>
          <table:table-cell table:number-columns-repeated="9"/>
        </table:table-row>
        <table:table-row table:style-name="ro1">
          <table:table-cell office:value-type="time" office:time-value="PT14H31M53.05S" calcext:value-type="time">
            <text:p>14:31:53.05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217271" calcext:value-type="float">
            <text:p>-2.17E-10</text:p>
          </table:table-cell>
          <table:table-cell table:formula="of:=[.C33]*10^9" office:value-type="float" office:value="-0.217271" calcext:value-type="float">
            <text:p>-0.217271</text:p>
          </table:table-cell>
          <table:table-cell table:formula="of:=[.$N$1]*[.D33]" office:value-type="float" office:value="-0.187227789482765" calcext:value-type="float">
            <text:p>-0.187227789482765</text:p>
          </table:table-cell>
          <table:table-cell table:number-columns-repeated="9"/>
        </table:table-row>
        <table:table-row table:style-name="ro1">
          <table:table-cell office:value-type="time" office:time-value="PT14H31M53.433S" calcext:value-type="time">
            <text:p>14:31:53.43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05052672" calcext:value-type="float">
            <text:p>-5.05E-11</text:p>
          </table:table-cell>
          <table:table-cell table:formula="of:=[.C34]*10^9" office:value-type="float" office:value="-0.05052672" calcext:value-type="float">
            <text:p>-0.05052672</text:p>
          </table:table-cell>
          <table:table-cell table:formula="of:=[.$N$1]*[.D34]" office:value-type="float" office:value="-0.0435401231430545" calcext:value-type="float">
            <text:p>-0.043540123143055</text:p>
          </table:table-cell>
          <table:table-cell table:number-columns-repeated="9"/>
        </table:table-row>
        <table:table-row table:style-name="ro1">
          <table:table-cell office:value-type="time" office:time-value="PT14H31M53.809S" calcext:value-type="time">
            <text:p>14:31:53.81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2171461" calcext:value-type="float">
            <text:p>-2.17E-10</text:p>
          </table:table-cell>
          <table:table-cell table:formula="of:=[.C35]*10^9" office:value-type="float" office:value="-0.2171461" calcext:value-type="float">
            <text:p>-0.2171461</text:p>
          </table:table-cell>
          <table:table-cell table:formula="of:=[.$N$1]*[.D35]" office:value-type="float" office:value="-0.187120160066476" calcext:value-type="float">
            <text:p>-0.187120160066476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AVERAGE([.E34:.E38])" office:value-type="float" office:value="-0.0906440267085656" calcext:value-type="float">
            <text:p>-0.090644026708566</text:p>
          </table:table-cell>
          <table:table-cell office:value-type="float" office:value="0.05" calcext:value-type="float">
            <text:p>0.05</text:p>
          </table:table-cell>
          <table:table-cell table:formula="of:=SQRT(([.H35]*[.$N$2])^2+([.$N$1]*[.L35])^2)" office:value-type="float" office:value="0.101211745301085" calcext:value-type="float">
            <text:p>0.101211745301085</text:p>
          </table:table-cell>
          <table:table-cell/>
          <table:table-cell table:formula="of:=(MAX([.E34:.E38])-MIN([.E34:.E38]))/2" office:value-type="float" office:value="0.117449876675962" calcext:value-type="float">
            <text:p>0.117449876675962</text:p>
          </table:table-cell>
          <table:table-cell table:number-columns-repeated="2"/>
        </table:table-row>
        <table:table-row table:style-name="ro1">
          <table:table-cell office:value-type="time" office:time-value="PT14H31M54.185S" calcext:value-type="time">
            <text:p>14:31:54.19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008645534" calcext:value-type="float">
            <text:p>-8.65E-12</text:p>
          </table:table-cell>
          <table:table-cell table:formula="of:=[.C36]*10^9" office:value-type="float" office:value="-0.008645534" calcext:value-type="float">
            <text:p>-0.008645534</text:p>
          </table:table-cell>
          <table:table-cell table:formula="of:=[.$N$1]*[.D36]" office:value-type="float" office:value="-0.00745007027959591" calcext:value-type="float">
            <text:p>-0.007450070279596</text:p>
          </table:table-cell>
          <table:table-cell table:number-columns-repeated="9"/>
        </table:table-row>
        <table:table-row table:style-name="ro1">
          <table:table-cell office:value-type="time" office:time-value="PT14H31M54.569S" calcext:value-type="time">
            <text:p>14:31:54.57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2611098" calcext:value-type="float">
            <text:p>-2.61E-10</text:p>
          </table:table-cell>
          <table:table-cell table:formula="of:=[.C37]*10^9" office:value-type="float" office:value="-0.2611098" calcext:value-type="float">
            <text:p>-0.2611098</text:p>
          </table:table-cell>
          <table:table-cell table:formula="of:=[.$N$1]*[.D37]" office:value-type="float" office:value="-0.225004766702812" calcext:value-type="float">
            <text:p>-0.225004766702812</text:p>
          </table:table-cell>
          <table:table-cell table:number-columns-repeated="9"/>
        </table:table-row>
        <table:table-row table:style-name="ro1">
          <table:table-cell office:value-type="time" office:time-value="PT14H31M54.953S" calcext:value-type="time">
            <text:p>14:31:54.95</text:p>
          </table:table-cell>
          <table:table-cell office:value-type="float" office:value="-30" calcext:value-type="float">
            <text:p>-30</text:p>
          </table:table-cell>
          <table:table-cell office:value-type="float" office:value="0.00000000001148277" calcext:value-type="float">
            <text:p>1.15E-11</text:p>
          </table:table-cell>
          <table:table-cell table:formula="of:=[.C38]*10^9" office:value-type="float" office:value="0.01148277" calcext:value-type="float">
            <text:p>0.01148277</text:p>
          </table:table-cell>
          <table:table-cell table:formula="of:=[.$N$1]*[.D38]" office:value-type="float" office:value="0.00989498664911104" calcext:value-type="float">
            <text:p>0.009894986649111</text:p>
          </table:table-cell>
          <table:table-cell table:number-columns-repeated="9"/>
        </table:table-row>
        <table:table-row table:style-name="ro1">
          <table:table-cell office:value-type="time" office:time-value="PT14H31M55.336S" calcext:value-type="time">
            <text:p>14:31:55.34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3563148" calcext:value-type="float">
            <text:p>-3.56E-10</text:p>
          </table:table-cell>
          <table:table-cell table:formula="of:=[.C39]*10^9" office:value-type="float" office:value="-0.3563148" calcext:value-type="float">
            <text:p>-0.3563148</text:p>
          </table:table-cell>
          <table:table-cell table:formula="of:=[.$N$1]*[.D39]" office:value-type="float" office:value="-0.307045267725529" calcext:value-type="float">
            <text:p>-0.307045267725529</text:p>
          </table:table-cell>
          <table:table-cell table:number-columns-repeated="9"/>
        </table:table-row>
        <table:table-row table:style-name="ro1">
          <table:table-cell office:value-type="time" office:time-value="PT14H31M55.719S" calcext:value-type="time">
            <text:p>14:31:55.72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09665285" calcext:value-type="float">
            <text:p>-9.67E-11</text:p>
          </table:table-cell>
          <table:table-cell table:formula="of:=[.C40]*10^9" office:value-type="float" office:value="-0.09665285" calcext:value-type="float">
            <text:p>-0.09665285</text:p>
          </table:table-cell>
          <table:table-cell table:formula="of:=[.$N$1]*[.D40]" office:value-type="float" office:value="-0.0832881491441988" calcext:value-type="float">
            <text:p>-0.083288149144199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AVERAGE([.E39:.E43])" office:value-type="float" office:value="-0.165064105678925" calcext:value-type="float">
            <text:p>-0.165064105678925</text:p>
          </table:table-cell>
          <table:table-cell office:value-type="float" office:value="0.05" calcext:value-type="float">
            <text:p>0.05</text:p>
          </table:table-cell>
          <table:table-cell table:formula="of:=SQRT(([.H40]*[.$N$2])^2+([.$N$1]*[.L40])^2)" office:value-type="float" office:value="0.13038718340094" calcext:value-type="float">
            <text:p>0.13038718340094</text:p>
          </table:table-cell>
          <table:table-cell/>
          <table:table-cell table:formula="of:=(MAX([.E39:.E43])-MIN([.E39:.E43]))/2" office:value-type="float" office:value="0.151302732342131" calcext:value-type="float">
            <text:p>0.151302732342131</text:p>
          </table:table-cell>
          <table:table-cell table:number-columns-repeated="2"/>
        </table:table-row>
        <table:table-row table:style-name="ro1">
          <table:table-cell office:value-type="time" office:time-value="PT14H31M56.103S" calcext:value-type="time">
            <text:p>14:31:56.10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3322742" calcext:value-type="float">
            <text:p>-3.32E-10</text:p>
          </table:table-cell>
          <table:table-cell table:formula="of:=[.C41]*10^9" office:value-type="float" office:value="-0.3322742" calcext:value-type="float">
            <text:p>-0.3322742</text:p>
          </table:table-cell>
          <table:table-cell table:formula="of:=[.$N$1]*[.D41]" office:value-type="float" office:value="-0.286328888660493" calcext:value-type="float">
            <text:p>-0.286328888660493</text:p>
          </table:table-cell>
          <table:table-cell table:number-columns-repeated="9"/>
        </table:table-row>
        <table:table-row table:style-name="ro1">
          <table:table-cell office:value-type="time" office:time-value="PT14H31M56.488S" calcext:value-type="time">
            <text:p>14:31:56.49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005152229" calcext:value-type="float">
            <text:p>-5.15E-12</text:p>
          </table:table-cell>
          <table:table-cell table:formula="of:=[.C42]*10^9" office:value-type="float" office:value="-0.005152229" calcext:value-type="float">
            <text:p>-0.005152229</text:p>
          </table:table-cell>
          <table:table-cell table:formula="of:=[.$N$1]*[.D42]" office:value-type="float" office:value="-0.00443980304126641" calcext:value-type="float">
            <text:p>-0.004439803041266</text:p>
          </table:table-cell>
          <table:table-cell table:number-columns-repeated="9"/>
        </table:table-row>
        <table:table-row table:style-name="ro1">
          <table:table-cell office:value-type="time" office:time-value="PT14H31M56.871S" calcext:value-type="time">
            <text:p>14:31:56.87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1673602" calcext:value-type="float">
            <text:p>-1.67E-10</text:p>
          </table:table-cell>
          <table:table-cell table:formula="of:=[.C43]*10^9" office:value-type="float" office:value="-0.1673602" calcext:value-type="float">
            <text:p>-0.1673602</text:p>
          </table:table-cell>
          <table:table-cell table:formula="of:=[.$N$1]*[.D43]" office:value-type="float" office:value="-0.14421841982314" calcext:value-type="float">
            <text:p>-0.14421841982314</text:p>
          </table:table-cell>
          <table:table-cell table:number-columns-repeated="9"/>
        </table:table-row>
        <table:table-row table:style-name="ro1">
          <table:table-cell office:value-type="time" office:time-value="PT14H31M57.255S" calcext:value-type="time">
            <text:p>14:31:57.26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1232304" calcext:value-type="float">
            <text:p>-1.23E-10</text:p>
          </table:table-cell>
          <table:table-cell table:formula="of:=[.C44]*10^9" office:value-type="float" office:value="-0.1232304" calcext:value-type="float">
            <text:p>-0.1232304</text:p>
          </table:table-cell>
          <table:table-cell table:formula="of:=[.$N$1]*[.D44]" office:value-type="float" office:value="-0.10619068071246" calcext:value-type="float">
            <text:p>-0.10619068071246</text:p>
          </table:table-cell>
          <table:table-cell table:number-columns-repeated="9"/>
        </table:table-row>
        <table:table-row table:style-name="ro1">
          <table:table-cell office:value-type="time" office:time-value="PT14H31M57.63S" calcext:value-type="time">
            <text:p>14:31:57.63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326618" calcext:value-type="float">
            <text:p>-3.27E-10</text:p>
          </table:table-cell>
          <table:table-cell table:formula="of:=[.C45]*10^9" office:value-type="float" office:value="-0.326618" calcext:value-type="float">
            <text:p>-0.326618</text:p>
          </table:table-cell>
          <table:table-cell table:formula="of:=[.$N$1]*[.D45]" office:value-type="float" office:value="-0.281454801355365" calcext:value-type="float">
            <text:p>-0.281454801355365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AVERAGE([.E44:.E48])" office:value-type="float" office:value="-0.156927635647662" calcext:value-type="float">
            <text:p>-0.156927635647662</text:p>
          </table:table-cell>
          <table:table-cell office:value-type="float" office:value="0.05" calcext:value-type="float">
            <text:p>0.05</text:p>
          </table:table-cell>
          <table:table-cell table:formula="of:=SQRT(([.H45]*[.$N$2])^2+([.$N$1]*[.L45])^2)" office:value-type="float" office:value="0.0755238878238052" calcext:value-type="float">
            <text:p>0.075523887823805</text:p>
          </table:table-cell>
          <table:table-cell/>
          <table:table-cell table:formula="of:=(MAX([.E44:.E48])-MIN([.E44:.E48]))/2" office:value-type="float" office:value="0.0876320603214527" calcext:value-type="float">
            <text:p>0.087632060321453</text:p>
          </table:table-cell>
          <table:table-cell table:number-columns-repeated="2"/>
        </table:table-row>
        <table:table-row table:style-name="ro1">
          <table:table-cell office:value-type="time" office:time-value="PT14H31M58.006S" calcext:value-type="time">
            <text:p>14:31:58.01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1486018" calcext:value-type="float">
            <text:p>-1.49E-10</text:p>
          </table:table-cell>
          <table:table-cell table:formula="of:=[.C46]*10^9" office:value-type="float" office:value="-0.1486018" calcext:value-type="float">
            <text:p>-0.1486018</text:p>
          </table:table-cell>
          <table:table-cell table:formula="of:=[.$N$1]*[.D46]" office:value-type="float" office:value="-0.128053843021664" calcext:value-type="float">
            <text:p>-0.128053843021664</text:p>
          </table:table-cell>
          <table:table-cell table:number-columns-repeated="9"/>
        </table:table-row>
        <table:table-row table:style-name="ro1">
          <table:table-cell office:value-type="time" office:time-value="PT14H31M58.39S" calcext:value-type="time">
            <text:p>14:31:58.39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1577937" calcext:value-type="float">
            <text:p>-1.58E-10</text:p>
          </table:table-cell>
          <table:table-cell table:formula="of:=[.C47]*10^9" office:value-type="float" office:value="-0.1577937" calcext:value-type="float">
            <text:p>-0.1577937</text:p>
          </table:table-cell>
          <table:table-cell table:formula="of:=[.$N$1]*[.D47]" office:value-type="float" office:value="-0.135974730384205" calcext:value-type="float">
            <text:p>-0.135974730384205</text:p>
          </table:table-cell>
          <table:table-cell table:number-columns-repeated="9"/>
        </table:table-row>
        <table:table-row table:style-name="ro1">
          <table:table-cell office:value-type="time" office:time-value="PT14H31M58.774S" calcext:value-type="time">
            <text:p>14:31:58.77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1543" calcext:value-type="float">
            <text:p>-1.54E-10</text:p>
          </table:table-cell>
          <table:table-cell table:formula="of:=[.C48]*10^9" office:value-type="float" office:value="-0.1543" calcext:value-type="float">
            <text:p>-0.1543</text:p>
          </table:table-cell>
          <table:table-cell table:formula="of:=[.$N$1]*[.D48]" office:value-type="float" office:value="-0.132964122764615" calcext:value-type="float">
            <text:p>-0.132964122764615</text:p>
          </table:table-cell>
          <table:table-cell table:number-columns-repeated="9"/>
        </table:table-row>
        <table:table-row table:style-name="ro1">
          <table:table-cell office:value-type="time" office:time-value="PT14H31M59.158S" calcext:value-type="time">
            <text:p>14:31:59.16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1203192" calcext:value-type="float">
            <text:p>-1.20E-10</text:p>
          </table:table-cell>
          <table:table-cell table:formula="of:=[.C49]*10^9" office:value-type="float" office:value="-0.1203192" calcext:value-type="float">
            <text:p>-0.1203192</text:p>
          </table:table-cell>
          <table:table-cell table:formula="of:=[.$N$1]*[.D49]" office:value-type="float" office:value="-0.103682027736489" calcext:value-type="float">
            <text:p>-0.103682027736489</text:p>
          </table:table-cell>
          <table:table-cell table:number-columns-repeated="9"/>
        </table:table-row>
        <table:table-row table:style-name="ro1">
          <table:table-cell office:value-type="time" office:time-value="PT14H31M59.541S" calcext:value-type="time">
            <text:p>14:31:59.54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06757971" calcext:value-type="float">
            <text:p>-6.76E-11</text:p>
          </table:table-cell>
          <table:table-cell table:formula="of:=[.C50]*10^9" office:value-type="float" office:value="-0.06757971" calcext:value-type="float">
            <text:p>-0.06757971</text:p>
          </table:table-cell>
          <table:table-cell table:formula="of:=[.$N$1]*[.D50]" office:value-type="float" office:value="-0.058235106006721" calcext:value-type="float">
            <text:p>-0.058235106006721</text:p>
          </table:table-cell>
          <table:table-cell/>
          <table:table-cell office:value-type="float" office:value="-45" calcext:value-type="float">
            <text:p>-45</text:p>
          </table:table-cell>
          <table:table-cell table:formula="of:=AVERAGE([.E49:.E53])" office:value-type="float" office:value="-0.158454320570963" calcext:value-type="float">
            <text:p>-0.158454320570963</text:p>
          </table:table-cell>
          <table:table-cell table:style-name="ce3" office:value-type="float" office:value="0.05" calcext:value-type="float">
            <text:p>0.05</text:p>
          </table:table-cell>
          <table:table-cell table:formula="of:=SQRT(([.H50]*[.$N$2])^2+([.$N$1]*[.L50])^2)" office:value-type="float" office:value="0.115516919547447" calcext:value-type="float">
            <text:p>0.115516919547447</text:p>
          </table:table-cell>
          <table:table-cell/>
          <table:table-cell table:formula="of:=(MAX([.E49:.E53])-MIN([.E49:.E53]))/2" office:value-type="float" office:value="0.13404606122435" calcext:value-type="float">
            <text:p>0.13404606122435</text:p>
          </table:table-cell>
          <table:table-cell table:number-columns-repeated="2"/>
        </table:table-row>
        <table:table-row table:style-name="ro1">
          <table:table-cell office:value-type="time" office:time-value="PT14H31M59.925S" calcext:value-type="time">
            <text:p>14:31:59.93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3523211" calcext:value-type="float">
            <text:p>-3.52E-10</text:p>
          </table:table-cell>
          <table:table-cell table:formula="of:=[.C51]*10^9" office:value-type="float" office:value="-0.3523211" calcext:value-type="float">
            <text:p>-0.3523211</text:p>
          </table:table-cell>
          <table:table-cell table:formula="of:=[.$N$1]*[.D51]" office:value-type="float" office:value="-0.303603797750901" calcext:value-type="float">
            <text:p>-0.303603797750901</text:p>
          </table:table-cell>
          <table:table-cell table:number-columns-repeated="9"/>
        </table:table-row>
        <table:table-row table:style-name="ro1">
          <table:table-cell office:value-type="time" office:time-value="PT14H32M00.309S" calcext:value-type="time">
            <text:p>14:32:00.31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04121" calcext:value-type="float">
            <text:p>-4.12E-11</text:p>
          </table:table-cell>
          <table:table-cell table:formula="of:=[.C52]*10^9" office:value-type="float" office:value="-0.04121" calcext:value-type="float">
            <text:p>-0.04121</text:p>
          </table:table-cell>
          <table:table-cell table:formula="of:=[.$N$1]*[.D52]" office:value-type="float" office:value="-0.035511675302202" calcext:value-type="float">
            <text:p>-0.035511675302202</text:p>
          </table:table-cell>
          <table:table-cell table:number-columns-repeated="9"/>
        </table:table-row>
        <table:table-row table:style-name="ro1">
          <table:table-cell office:value-type="time" office:time-value="PT14H32M00.693S" calcext:value-type="time">
            <text:p>14:32:00.69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3379722" calcext:value-type="float">
            <text:p>-3.38E-10</text:p>
          </table:table-cell>
          <table:table-cell table:formula="of:=[.C53]*10^9" office:value-type="float" office:value="-0.3379722" calcext:value-type="float">
            <text:p>-0.3379722</text:p>
          </table:table-cell>
          <table:table-cell table:formula="of:=[.$N$1]*[.D53]" office:value-type="float" office:value="-0.291238996058502" calcext:value-type="float">
            <text:p>-0.291238996058502</text:p>
          </table:table-cell>
          <table:table-cell table:number-columns-repeated="9"/>
        </table:table-row>
        <table:table-row table:style-name="ro1">
          <table:table-cell office:value-type="time" office:time-value="PT14H32M01.078S" calcext:value-type="time">
            <text:p>14:32:01.08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1911092" calcext:value-type="float">
            <text:p>-1.91E-10</text:p>
          </table:table-cell>
          <table:table-cell table:formula="of:=[.C54]*10^9" office:value-type="float" office:value="-0.1911092" calcext:value-type="float">
            <text:p>-0.1911092</text:p>
          </table:table-cell>
          <table:table-cell table:formula="of:=[.$N$1]*[.D54]" office:value-type="float" office:value="-0.164683519962717" calcext:value-type="float">
            <text:p>-0.164683519962717</text:p>
          </table:table-cell>
          <table:table-cell table:number-columns-repeated="9"/>
        </table:table-row>
        <table:table-row table:style-name="ro1">
          <table:table-cell office:value-type="time" office:time-value="PT14H32M01.461S" calcext:value-type="time">
            <text:p>14:32:01.46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3665464" calcext:value-type="float">
            <text:p>-3.67E-10</text:p>
          </table:table-cell>
          <table:table-cell table:formula="of:=[.C55]*10^9" office:value-type="float" office:value="-0.3665464" calcext:value-type="float">
            <text:p>-0.3665464</text:p>
          </table:table-cell>
          <table:table-cell table:formula="of:=[.$N$1]*[.D55]" office:value-type="float" office:value="-0.315862090269135" calcext:value-type="float">
            <text:p>-0.315862090269135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AVERAGE([.E54:.E58])" office:value-type="float" office:value="-0.198797315780932" calcext:value-type="float">
            <text:p>-0.198797315780932</text:p>
          </table:table-cell>
          <table:table-cell office:value-type="float" office:value="0.05" calcext:value-type="float">
            <text:p>0.05</text:p>
          </table:table-cell>
          <table:table-cell table:formula="of:=SQRT(([.H55]*[.$N$2])^2+([.$N$1]*[.L55])^2)" office:value-type="float" office:value="0.109606695810453" calcext:value-type="float">
            <text:p>0.109606695810453</text:p>
          </table:table-cell>
          <table:table-cell/>
          <table:table-cell table:formula="of:=(MAX([.E54:.E58])-MIN([.E54:.E58]))/2" office:value-type="float" office:value="0.127182785832978" calcext:value-type="float">
            <text:p>0.127182785832978</text:p>
          </table:table-cell>
          <table:table-cell table:number-columns-repeated="2"/>
        </table:table-row>
        <table:table-row table:style-name="ro1">
          <table:table-cell office:value-type="time" office:time-value="PT14H32M01.845S" calcext:value-type="time">
            <text:p>14:32:01.85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07136446" calcext:value-type="float">
            <text:p>-7.14E-11</text:p>
          </table:table-cell>
          <table:table-cell table:formula="of:=[.C56]*10^9" office:value-type="float" office:value="-0.07136446" calcext:value-type="float">
            <text:p>-0.07136446</text:p>
          </table:table-cell>
          <table:table-cell table:formula="of:=[.$N$1]*[.D56]" office:value-type="float" office:value="-0.0614965186031784" calcext:value-type="float">
            <text:p>-0.061496518603178</text:p>
          </table:table-cell>
          <table:table-cell table:number-columns-repeated="9"/>
        </table:table-row>
        <table:table-row table:style-name="ro1">
          <table:table-cell office:value-type="time" office:time-value="PT14H32M02.229S" calcext:value-type="time">
            <text:p>14:32:02.23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2172295" calcext:value-type="float">
            <text:p>-2.17E-10</text:p>
          </table:table-cell>
          <table:table-cell table:formula="of:=[.C57]*10^9" office:value-type="float" office:value="-0.2172295" calcext:value-type="float">
            <text:p>-0.2172295</text:p>
          </table:table-cell>
          <table:table-cell table:formula="of:=[.$N$1]*[.D57]" office:value-type="float" office:value="-0.187192027907296" calcext:value-type="float">
            <text:p>-0.187192027907296</text:p>
          </table:table-cell>
          <table:table-cell table:number-columns-repeated="9"/>
        </table:table-row>
        <table:table-row table:style-name="ro1">
          <table:table-cell office:value-type="time" office:time-value="PT14H32M02.613S" calcext:value-type="time">
            <text:p>14:32:02.61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3072355" calcext:value-type="float">
            <text:p>-3.07E-10</text:p>
          </table:table-cell>
          <table:table-cell table:formula="of:=[.C58]*10^9" office:value-type="float" office:value="-0.3072355" calcext:value-type="float">
            <text:p>-0.3072355</text:p>
          </table:table-cell>
          <table:table-cell table:formula="of:=[.$N$1]*[.D58]" office:value-type="float" office:value="-0.264752422162331" calcext:value-type="float">
            <text:p>-0.264752422162331</text:p>
          </table:table-cell>
          <table:table-cell table:number-columns-repeated="9"/>
        </table:table-row>
        <table:table-row table:style-name="ro1">
          <table:table-cell office:value-type="time" office:time-value="PT14H32M02.997S" calcext:value-type="time">
            <text:p>14:32:03.00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066415" calcext:value-type="float">
            <text:p>-6.64E-11</text:p>
          </table:table-cell>
          <table:table-cell table:formula="of:=[.C59]*10^9" office:value-type="float" office:value="-0.066415" calcext:value-type="float">
            <text:p>-0.066415</text:p>
          </table:table-cell>
          <table:table-cell table:formula="of:=[.$N$1]*[.D59]" office:value-type="float" office:value="-0.0572314466196492" calcext:value-type="float">
            <text:p>-0.057231446619649</text:p>
          </table:table-cell>
          <table:table-cell table:number-columns-repeated="9"/>
        </table:table-row>
        <table:table-row table:style-name="ro1">
          <table:table-cell office:value-type="time" office:time-value="PT14H32M03.38S" calcext:value-type="time">
            <text:p>14:32:03.38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1802536" calcext:value-type="float">
            <text:p>-1.80E-10</text:p>
          </table:table-cell>
          <table:table-cell table:formula="of:=[.C60]*10^9" office:value-type="float" office:value="-0.1802536" calcext:value-type="float">
            <text:p>-0.1802536</text:p>
          </table:table-cell>
          <table:table-cell table:formula="of:=[.$N$1]*[.D60]" office:value-type="float" office:value="-0.155328981200024" calcext:value-type="float">
            <text:p>-0.155328981200024</text:p>
          </table:table-cell>
          <table:table-cell/>
          <table:table-cell office:value-type="float" office:value="-55" calcext:value-type="float">
            <text:p>-55</text:p>
          </table:table-cell>
          <table:table-cell table:formula="of:=AVERAGE([.E59:.E63])" office:value-type="float" office:value="-0.154683919933803" calcext:value-type="float">
            <text:p>-0.154683919933803</text:p>
          </table:table-cell>
          <table:table-cell office:value-type="float" office:value="0.05" calcext:value-type="float">
            <text:p>0.05</text:p>
          </table:table-cell>
          <table:table-cell table:formula="of:=SQRT(([.H60]*[.$N$2])^2+([.$N$1]*[.L60])^2)" office:value-type="float" office:value="0.0892816944372771" calcext:value-type="float">
            <text:p>0.089281694437277</text:p>
          </table:table-cell>
          <table:table-cell/>
          <table:table-cell table:formula="of:=(MAX([.E59:.E63])-MIN([.E59:.E63]))/2" office:value-type="float" office:value="0.103599388336793" calcext:value-type="float">
            <text:p>0.103599388336793</text:p>
          </table:table-cell>
          <table:table-cell table:number-columns-repeated="2"/>
        </table:table-row>
        <table:table-row table:style-name="ro1">
          <table:table-cell office:value-type="time" office:time-value="PT14H32M03.764S" calcext:value-type="time">
            <text:p>14:32:03.76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262357" calcext:value-type="float">
            <text:p>-2.62E-10</text:p>
          </table:table-cell>
          <table:table-cell table:formula="of:=[.C61]*10^9" office:value-type="float" office:value="-0.262357" calcext:value-type="float">
            <text:p>-0.262357</text:p>
          </table:table-cell>
          <table:table-cell table:formula="of:=[.$N$1]*[.D61]" office:value-type="float" office:value="-0.226079509761218" calcext:value-type="float">
            <text:p>-0.226079509761218</text:p>
          </table:table-cell>
          <table:table-cell table:number-columns-repeated="9"/>
        </table:table-row>
        <table:table-row table:style-name="ro1">
          <table:table-cell office:value-type="time" office:time-value="PT14H32M04.148S" calcext:value-type="time">
            <text:p>14:32:04.15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3068616" calcext:value-type="float">
            <text:p>-3.07E-10</text:p>
          </table:table-cell>
          <table:table-cell table:formula="of:=[.C62]*10^9" office:value-type="float" office:value="-0.3068616" calcext:value-type="float">
            <text:p>-0.3068616</text:p>
          </table:table-cell>
          <table:table-cell table:formula="of:=[.$N$1]*[.D62]" office:value-type="float" office:value="-0.264430223293234" calcext:value-type="float">
            <text:p>-0.264430223293234</text:p>
          </table:table-cell>
          <table:table-cell table:number-columns-repeated="9"/>
        </table:table-row>
        <table:table-row table:style-name="ro1">
          <table:table-cell office:value-type="time" office:time-value="PT14H32M04.532S" calcext:value-type="time">
            <text:p>14:32:04.53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08163795" calcext:value-type="float">
            <text:p>-8.16E-11</text:p>
          </table:table-cell>
          <table:table-cell table:formula="of:=[.C63]*10^9" office:value-type="float" office:value="-0.08163795" calcext:value-type="float">
            <text:p>-0.08163795</text:p>
          </table:table-cell>
          <table:table-cell table:formula="of:=[.$N$1]*[.D63]" office:value-type="float" office:value="-0.0703494387948896" calcext:value-type="float">
            <text:p>-0.07034943879489</text:p>
          </table:table-cell>
          <table:table-cell table:number-columns-repeated="9"/>
        </table:table-row>
        <table:table-row table:style-name="ro1">
          <table:table-cell office:value-type="time" office:time-value="PT14H32M04.916S" calcext:value-type="time">
            <text:p>14:32:04.92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489119" calcext:value-type="float">
            <text:p>-4.89E-10</text:p>
          </table:table-cell>
          <table:table-cell table:formula="of:=[.C64]*10^9" office:value-type="float" office:value="-0.489119" calcext:value-type="float">
            <text:p>-0.489119</text:p>
          </table:table-cell>
          <table:table-cell table:formula="of:=[.$N$1]*[.D64]" office:value-type="float" office:value="-0.421485928467307" calcext:value-type="float">
            <text:p>-0.421485928467307</text:p>
          </table:table-cell>
          <table:table-cell table:number-columns-repeated="9"/>
        </table:table-row>
        <table:table-row table:style-name="ro1">
          <table:table-cell office:value-type="time" office:time-value="PT14H32M05.291S" calcext:value-type="time">
            <text:p>14:32:05.29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181751" calcext:value-type="float">
            <text:p>-1.82E-10</text:p>
          </table:table-cell>
          <table:table-cell table:formula="of:=[.C65]*10^9" office:value-type="float" office:value="-0.181751" calcext:value-type="float">
            <text:p>-0.181751</text:p>
          </table:table-cell>
          <table:table-cell table:formula="of:=[.$N$1]*[.D65]" office:value-type="float" office:value="-0.156619327780891" calcext:value-type="float">
            <text:p>-0.156619327780891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AVERAGE([.E64:.E68])" office:value-type="float" office:value="-0.277124720859708" calcext:value-type="float">
            <text:p>-0.277124720859708</text:p>
          </table:table-cell>
          <table:table-cell office:value-type="float" office:value="0.05" calcext:value-type="float">
            <text:p>0.05</text:p>
          </table:table-cell>
          <table:table-cell table:formula="of:=SQRT(([.H65]*[.$N$2])^2+([.$N$1]*[.L65])^2)" office:value-type="float" office:value="0.127758395715081" calcext:value-type="float">
            <text:p>0.127758395715081</text:p>
          </table:table-cell>
          <table:table-cell/>
          <table:table-cell table:formula="of:=(MAX([.E64:.E68])-MIN([.E64:.E68]))/2" office:value-type="float" office:value="0.148239313492822" calcext:value-type="float">
            <text:p>0.148239313492822</text:p>
          </table:table-cell>
          <table:table-cell table:number-columns-repeated="2"/>
        </table:table-row>
        <table:table-row table:style-name="ro1">
          <table:table-cell office:value-type="time" office:time-value="PT14H32M05.659S" calcext:value-type="time">
            <text:p>14:32:05.66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4061008" calcext:value-type="float">
            <text:p>-4.06E-10</text:p>
          </table:table-cell>
          <table:table-cell table:formula="of:=[.C66]*10^9" office:value-type="float" office:value="-0.4061008" calcext:value-type="float">
            <text:p>-0.4061008</text:p>
          </table:table-cell>
          <table:table-cell table:formula="of:=[.$N$1]*[.D66]" office:value-type="float" office:value="-0.349947094141336" calcext:value-type="float">
            <text:p>-0.349947094141336</text:p>
          </table:table-cell>
          <table:table-cell table:number-columns-repeated="9"/>
        </table:table-row>
        <table:table-row table:style-name="ro1">
          <table:table-cell office:value-type="time" office:time-value="PT14H32M06.027S" calcext:value-type="time">
            <text:p>14:32:06.03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3859283" calcext:value-type="float">
            <text:p>-3.86E-10</text:p>
          </table:table-cell>
          <table:table-cell table:formula="of:=[.C67]*10^9" office:value-type="float" office:value="-0.3859283" calcext:value-type="float">
            <text:p>-0.3859283</text:p>
          </table:table-cell>
          <table:table-cell table:formula="of:=[.$N$1]*[.D67]" office:value-type="float" office:value="-0.332563952427343" calcext:value-type="float">
            <text:p>-0.332563952427343</text:p>
          </table:table-cell>
          <table:table-cell table:number-columns-repeated="9"/>
        </table:table-row>
        <table:table-row table:style-name="ro1">
          <table:table-cell office:value-type="time" office:time-value="PT14H32M06.403S" calcext:value-type="time">
            <text:p>14:32:06.40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1450664" calcext:value-type="float">
            <text:p>-1.45E-10</text:p>
          </table:table-cell>
          <table:table-cell table:formula="of:=[.C68]*10^9" office:value-type="float" office:value="-0.1450664" calcext:value-type="float">
            <text:p>-0.1450664</text:p>
          </table:table-cell>
          <table:table-cell table:formula="of:=[.$N$1]*[.D68]" office:value-type="float" office:value="-0.125007301481664" calcext:value-type="float">
            <text:p>-0.125007301481664</text:p>
          </table:table-cell>
          <table:table-cell table:number-columns-repeated="9"/>
        </table:table-row>
        <table:table-row table:style-name="ro1">
          <table:table-cell office:value-type="time" office:time-value="PT14H32M06.787S" calcext:value-type="time">
            <text:p>14:32:06.79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3761959" calcext:value-type="float">
            <text:p>-3.76E-10</text:p>
          </table:table-cell>
          <table:table-cell table:formula="of:=[.C69]*10^9" office:value-type="float" office:value="-0.3761959" calcext:value-type="float">
            <text:p>-0.3761959</text:p>
          </table:table-cell>
          <table:table-cell table:formula="of:=[.$N$1]*[.D69]" office:value-type="float" office:value="-0.324177302859006" calcext:value-type="float">
            <text:p>-0.324177302859006</text:p>
          </table:table-cell>
          <table:table-cell table:number-columns-repeated="9"/>
        </table:table-row>
        <table:table-row table:style-name="ro1">
          <table:table-cell office:value-type="time" office:time-value="PT14H32M07.17S" calcext:value-type="time">
            <text:p>14:32:07.17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1604556" calcext:value-type="float">
            <text:p>-1.60E-10</text:p>
          </table:table-cell>
          <table:table-cell table:formula="of:=[.C70]*10^9" office:value-type="float" office:value="-0.1604556" calcext:value-type="float">
            <text:p>-0.1604556</text:p>
          </table:table-cell>
          <table:table-cell table:formula="of:=[.$N$1]*[.D70]" office:value-type="float" office:value="-0.138268555389954" calcext:value-type="float">
            <text:p>-0.138268555389954</text:p>
          </table:table-cell>
          <table:table-cell/>
          <table:table-cell office:value-type="float" office:value="-65" calcext:value-type="float">
            <text:p>-65</text:p>
          </table:table-cell>
          <table:table-cell table:formula="of:=AVERAGE([.E69:.E73])" office:value-type="float" office:value="-0.24426560656006" calcext:value-type="float">
            <text:p>-0.24426560656006</text:p>
          </table:table-cell>
          <table:table-cell office:value-type="float" office:value="0.05" calcext:value-type="float">
            <text:p>0.05</text:p>
          </table:table-cell>
          <table:table-cell table:formula="of:=SQRT(([.H70]*[.$N$2])^2+([.$N$1]*[.L70])^2)" office:value-type="float" office:value="0.0928592049163431" calcext:value-type="float">
            <text:p>0.092859204916343</text:p>
          </table:table-cell>
          <table:table-cell/>
          <table:table-cell table:formula="of:=(MAX([.E69:.E73])-MIN([.E69:.E73]))/2" office:value-type="float" office:value="0.107738726067875" calcext:value-type="float">
            <text:p>0.107738726067875</text:p>
          </table:table-cell>
          <table:table-cell table:number-columns-repeated="2"/>
        </table:table-row>
        <table:table-row table:style-name="ro1">
          <table:table-cell office:value-type="time" office:time-value="PT14H32M07.554S" calcext:value-type="time">
            <text:p>14:32:07.55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3388045" calcext:value-type="float">
            <text:p>-3.39E-10</text:p>
          </table:table-cell>
          <table:table-cell table:formula="of:=[.C71]*10^9" office:value-type="float" office:value="-0.3388045" calcext:value-type="float">
            <text:p>-0.3388045</text:p>
          </table:table-cell>
          <table:table-cell table:formula="of:=[.$N$1]*[.D71]" office:value-type="float" office:value="-0.291956209534698" calcext:value-type="float">
            <text:p>-0.291956209534698</text:p>
          </table:table-cell>
          <table:table-cell table:number-columns-repeated="9"/>
        </table:table-row>
        <table:table-row table:style-name="ro1">
          <table:table-cell office:value-type="time" office:time-value="PT14H32M07.938S" calcext:value-type="time">
            <text:p>14:32:07.94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3959521" calcext:value-type="float">
            <text:p>-3.96E-10</text:p>
          </table:table-cell>
          <table:table-cell table:formula="of:=[.C72]*10^9" office:value-type="float" office:value="-0.3959521" calcext:value-type="float">
            <text:p>-0.3959521</text:p>
          </table:table-cell>
          <table:table-cell table:formula="of:=[.$N$1]*[.D72]" office:value-type="float" office:value="-0.341201708576195" calcext:value-type="float">
            <text:p>-0.341201708576195</text:p>
          </table:table-cell>
          <table:table-cell table:number-columns-repeated="9"/>
        </table:table-row>
        <table:table-row table:style-name="ro1">
          <table:table-cell office:value-type="time" office:time-value="PT14H32M08.322S" calcext:value-type="time">
            <text:p>14:32:08.32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1458984" calcext:value-type="float">
            <text:p>-1.46E-10</text:p>
          </table:table-cell>
          <table:table-cell table:formula="of:=[.C73]*10^9" office:value-type="float" office:value="-0.1458984" calcext:value-type="float">
            <text:p>-0.1458984</text:p>
          </table:table-cell>
          <table:table-cell table:formula="of:=[.$N$1]*[.D73]" office:value-type="float" office:value="-0.125724256440446" calcext:value-type="float">
            <text:p>-0.125724256440446</text:p>
          </table:table-cell>
          <table:table-cell table:number-columns-repeated="9"/>
        </table:table-row>
        <table:table-row table:style-name="ro1">
          <table:table-cell office:value-type="time" office:time-value="PT14H32M08.706S" calcext:value-type="time">
            <text:p>14:32:08.71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3763621" calcext:value-type="float">
            <text:p>-3.76E-10</text:p>
          </table:table-cell>
          <table:table-cell table:formula="of:=[.C74]*10^9" office:value-type="float" office:value="-0.3763621" calcext:value-type="float">
            <text:p>-0.3763621</text:p>
          </table:table-cell>
          <table:table-cell table:formula="of:=[.$N$1]*[.D74]" office:value-type="float" office:value="-0.324320521505821" calcext:value-type="float">
            <text:p>-0.324320521505821</text:p>
          </table:table-cell>
          <table:table-cell table:number-columns-repeated="9"/>
        </table:table-row>
        <table:table-row table:style-name="ro1">
          <table:table-cell office:value-type="time" office:time-value="PT14H32M09.089S" calcext:value-type="time">
            <text:p>14:32:09.09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2057082" calcext:value-type="float">
            <text:p>-2.06E-10</text:p>
          </table:table-cell>
          <table:table-cell table:formula="of:=[.C75]*10^9" office:value-type="float" office:value="-0.2057082" calcext:value-type="float">
            <text:p>-0.2057082</text:p>
          </table:table-cell>
          <table:table-cell table:formula="of:=[.$N$1]*[.D75]" office:value-type="float" office:value="-0.177263839005106" calcext:value-type="float">
            <text:p>-0.177263839005106</text:p>
          </table:table-cell>
          <table:table-cell/>
          <table:table-cell office:value-type="float" office:value="-70" calcext:value-type="float">
            <text:p>-70</text:p>
          </table:table-cell>
          <table:table-cell table:formula="of:=AVERAGE([.E74:.E78])" office:value-type="float" office:value="-0.271956613083503" calcext:value-type="float">
            <text:p>-0.271956613083503</text:p>
          </table:table-cell>
          <table:table-cell office:value-type="float" office:value="0.05" calcext:value-type="float">
            <text:p>0.05</text:p>
          </table:table-cell>
          <table:table-cell table:formula="of:=SQRT(([.H75]*[.$N$2])^2+([.$N$1]*[.L75])^2)" office:value-type="float" office:value="0.0836315289391106" calcext:value-type="float">
            <text:p>0.083631528939111</text:p>
          </table:table-cell>
          <table:table-cell/>
          <table:table-cell table:formula="of:=(MAX([.E74:.E78])-MIN([.E74:.E78]))/2" office:value-type="float" office:value="0.097022446832085" calcext:value-type="float">
            <text:p>0.097022446832085</text:p>
          </table:table-cell>
          <table:table-cell table:number-columns-repeated="2"/>
        </table:table-row>
        <table:table-row table:style-name="ro1">
          <table:table-cell office:value-type="time" office:time-value="PT14H32M09.465S" calcext:value-type="time">
            <text:p>14:32:09.47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2537894" calcext:value-type="float">
            <text:p>-2.54E-10</text:p>
          </table:table-cell>
          <table:table-cell table:formula="of:=[.C76]*10^9" office:value-type="float" office:value="-0.2537894" calcext:value-type="float">
            <text:p>-0.2537894</text:p>
          </table:table-cell>
          <table:table-cell table:formula="of:=[.$N$1]*[.D76]" office:value-type="float" office:value="-0.218696597135177" calcext:value-type="float">
            <text:p>-0.218696597135177</text:p>
          </table:table-cell>
          <table:table-cell table:number-columns-repeated="9"/>
        </table:table-row>
        <table:table-row table:style-name="ro1">
          <table:table-cell office:value-type="time" office:time-value="PT14H32M09.842S" calcext:value-type="time">
            <text:p>14:32:09.84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4308902" calcext:value-type="float">
            <text:p>-4.31E-10</text:p>
          </table:table-cell>
          <table:table-cell table:formula="of:=[.C77]*10^9" office:value-type="float" office:value="-0.4308902" calcext:value-type="float">
            <text:p>-0.4308902</text:p>
          </table:table-cell>
          <table:table-cell table:formula="of:=[.$N$1]*[.D77]" office:value-type="float" office:value="-0.371308732669276" calcext:value-type="float">
            <text:p>-0.371308732669276</text:p>
          </table:table-cell>
          <table:table-cell table:number-columns-repeated="9"/>
        </table:table-row>
        <table:table-row table:style-name="ro1">
          <table:table-cell office:value-type="time" office:time-value="PT14H32M10.226S" calcext:value-type="time">
            <text:p>14:32:10.23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3112286" calcext:value-type="float">
            <text:p>-3.11E-10</text:p>
          </table:table-cell>
          <table:table-cell table:formula="of:=[.C78]*10^9" office:value-type="float" office:value="-0.3112286" calcext:value-type="float">
            <text:p>-0.3112286</text:p>
          </table:table-cell>
          <table:table-cell table:formula="of:=[.$N$1]*[.D78]" office:value-type="float" office:value="-0.268193375102133" calcext:value-type="float">
            <text:p>-0.268193375102133</text:p>
          </table:table-cell>
          <table:table-cell table:number-columns-repeated="9"/>
        </table:table-row>
        <table:table-row table:style-name="ro1">
          <table:table-cell office:value-type="time" office:time-value="PT14H32M10.609S" calcext:value-type="time">
            <text:p>14:32:10.61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2033375" calcext:value-type="float">
            <text:p>-2.03E-10</text:p>
          </table:table-cell>
          <table:table-cell table:formula="of:=[.C79]*10^9" office:value-type="float" office:value="-0.2033375" calcext:value-type="float">
            <text:p>-0.2033375</text:p>
          </table:table-cell>
          <table:table-cell table:formula="of:=[.$N$1]*[.D79]" office:value-type="float" office:value="-0.175220948234931" calcext:value-type="float">
            <text:p>-0.175220948234931</text:p>
          </table:table-cell>
          <table:table-cell table:number-columns-repeated="9"/>
        </table:table-row>
        <table:table-row table:style-name="ro1">
          <table:table-cell office:value-type="time" office:time-value="PT14H32M10.992S" calcext:value-type="time">
            <text:p>14:32:10.99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3571881" calcext:value-type="float">
            <text:p>-3.57E-10</text:p>
          </table:table-cell>
          <table:table-cell table:formula="of:=[.C80]*10^9" office:value-type="float" office:value="-0.3571881" calcext:value-type="float">
            <text:p>-0.3571881</text:p>
          </table:table-cell>
          <table:table-cell table:formula="of:=[.$N$1]*[.D80]" office:value-type="float" office:value="-0.307797811914837" calcext:value-type="float">
            <text:p>-0.307797811914837</text:p>
          </table:table-cell>
          <table:table-cell/>
          <table:table-cell office:value-type="float" office:value="-75" calcext:value-type="float">
            <text:p>-75</text:p>
          </table:table-cell>
          <table:table-cell table:formula="of:=AVERAGE([.E79:.E83])" office:value-type="float" office:value="-0.218882781376036" calcext:value-type="float">
            <text:p>-0.218882781376036</text:p>
          </table:table-cell>
          <table:table-cell office:value-type="float" office:value="0.05" calcext:value-type="float">
            <text:p>0.05</text:p>
          </table:table-cell>
          <table:table-cell table:formula="of:=SQRT(([.H80]*[.$N$2])^2+([.$N$1]*[.L80])^2)" office:value-type="float" office:value="0.0929945554439128" calcext:value-type="float">
            <text:p>0.092994555443913</text:p>
          </table:table-cell>
          <table:table-cell/>
          <table:table-cell table:formula="of:=(MAX([.E79:.E83])-MIN([.E79:.E83]))/2" office:value-type="float" office:value="0.10789995476113" calcext:value-type="float">
            <text:p>0.10789995476113</text:p>
          </table:table-cell>
          <table:table-cell table:number-columns-repeated="2"/>
        </table:table-row>
        <table:table-row table:style-name="ro1">
          <table:table-cell office:value-type="time" office:time-value="PT14H32M11.376S" calcext:value-type="time">
            <text:p>14:32:11.38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1813352" calcext:value-type="float">
            <text:p>-1.81E-10</text:p>
          </table:table-cell>
          <table:table-cell table:formula="of:=[.C81]*10^9" office:value-type="float" office:value="-0.1813352" calcext:value-type="float">
            <text:p>-0.1813352</text:p>
          </table:table-cell>
          <table:table-cell table:formula="of:=[.$N$1]*[.D81]" office:value-type="float" office:value="-0.156261022646442" calcext:value-type="float">
            <text:p>-0.156261022646442</text:p>
          </table:table-cell>
          <table:table-cell table:number-columns-repeated="9"/>
        </table:table-row>
        <table:table-row table:style-name="ro1">
          <table:table-cell office:value-type="time" office:time-value="PT14H32M11.76S" calcext:value-type="time">
            <text:p>14:32:11.76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3892972" calcext:value-type="float">
            <text:p>-3.89E-10</text:p>
          </table:table-cell>
          <table:table-cell table:formula="of:=[.C82]*10^9" office:value-type="float" office:value="-0.3892972" calcext:value-type="float">
            <text:p>-0.3892972</text:p>
          </table:table-cell>
          <table:table-cell table:formula="of:=[.$N$1]*[.D82]" office:value-type="float" office:value="-0.335467016803115" calcext:value-type="float">
            <text:p>-0.335467016803115</text:p>
          </table:table-cell>
          <table:table-cell table:number-columns-repeated="9"/>
        </table:table-row>
        <table:table-row table:style-name="ro1">
          <table:table-cell office:value-type="time" office:time-value="PT14H32M12.144S" calcext:value-type="time">
            <text:p>14:32:12.14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1388693" calcext:value-type="float">
            <text:p>-1.39E-10</text:p>
          </table:table-cell>
          <table:table-cell table:formula="of:=[.C83]*10^9" office:value-type="float" office:value="-0.1388693" calcext:value-type="float">
            <text:p>-0.1388693</text:p>
          </table:table-cell>
          <table:table-cell table:formula="of:=[.$N$1]*[.D83]" office:value-type="float" office:value="-0.119667107280856" calcext:value-type="float">
            <text:p>-0.119667107280856</text:p>
          </table:table-cell>
          <table:table-cell table:number-columns-repeated="9"/>
        </table:table-row>
        <table:table-row table:style-name="ro1">
          <table:table-cell office:value-type="time" office:time-value="PT14H32M12.528S" calcext:value-type="time">
            <text:p>14:32:12.53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2581564" calcext:value-type="float">
            <text:p>-2.58E-10</text:p>
          </table:table-cell>
          <table:table-cell table:formula="of:=[.C84]*10^9" office:value-type="float" office:value="-0.2581564" calcext:value-type="float">
            <text:p>-0.2581564</text:p>
          </table:table-cell>
          <table:table-cell table:formula="of:=[.$N$1]*[.D84]" office:value-type="float" office:value="-0.222459748944076" calcext:value-type="float">
            <text:p>-0.222459748944076</text:p>
          </table:table-cell>
          <table:table-cell table:number-columns-repeated="9"/>
        </table:table-row>
        <table:table-row table:style-name="ro1">
          <table:table-cell office:value-type="time" office:time-value="PT14H32M12.911S" calcext:value-type="time">
            <text:p>14:32:12.91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2690119" calcext:value-type="float">
            <text:p>-2.69E-10</text:p>
          </table:table-cell>
          <table:table-cell table:formula="of:=[.C85]*10^9" office:value-type="float" office:value="-0.2690119" calcext:value-type="float">
            <text:p>-0.2690119</text:p>
          </table:table-cell>
          <table:table-cell table:formula="of:=[.$N$1]*[.D85]" office:value-type="float" office:value="-0.231814201534298" calcext:value-type="float">
            <text:p>-0.231814201534298</text:p>
          </table:table-cell>
          <table:table-cell/>
          <table:table-cell office:value-type="float" office:value="-80" calcext:value-type="float">
            <text:p>-80</text:p>
          </table:table-cell>
          <table:table-cell table:formula="of:=AVERAGE([.E84:.E88])" office:value-type="float" office:value="-0.236853498700842" calcext:value-type="float">
            <text:p>-0.236853498700842</text:p>
          </table:table-cell>
          <table:table-cell office:value-type="float" office:value="0.05" calcext:value-type="float">
            <text:p>0.05</text:p>
          </table:table-cell>
          <table:table-cell table:formula="of:=SQRT(([.H85]*[.$N$2])^2+([.$N$1]*[.L85])^2)" office:value-type="float" office:value="0.0806765377737921" calcext:value-type="float">
            <text:p>0.080676537773792</text:p>
          </table:table-cell>
          <table:table-cell/>
          <table:table-cell table:formula="of:=(MAX([.E84:.E88])-MIN([.E84:.E88]))/2" office:value-type="float" office:value="0.0935994608524885" calcext:value-type="float">
            <text:p>0.093599460852489</text:p>
          </table:table-cell>
          <table:table-cell table:number-columns-repeated="2"/>
        </table:table-row>
        <table:table-row table:style-name="ro1">
          <table:table-cell office:value-type="time" office:time-value="PT14H32M13.295S" calcext:value-type="time">
            <text:p>14:32:13.30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3601409" calcext:value-type="float">
            <text:p>-3.60E-10</text:p>
          </table:table-cell>
          <table:table-cell table:formula="of:=[.C86]*10^9" office:value-type="float" office:value="-0.3601409" calcext:value-type="float">
            <text:p>-0.3601409</text:p>
          </table:table-cell>
          <table:table-cell table:formula="of:=[.$N$1]*[.D86]" office:value-type="float" office:value="-0.310342312638748" calcext:value-type="float">
            <text:p>-0.310342312638748</text:p>
          </table:table-cell>
          <table:table-cell table:number-columns-repeated="9"/>
        </table:table-row>
        <table:table-row table:style-name="ro1">
          <table:table-cell office:value-type="time" office:time-value="PT14H32M13.679S" calcext:value-type="time">
            <text:p>14:32:13.68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3440865" calcext:value-type="float">
            <text:p>-3.44E-10</text:p>
          </table:table-cell>
          <table:table-cell table:formula="of:=[.C87]*10^9" office:value-type="float" office:value="-0.3440865" calcext:value-type="float">
            <text:p>-0.3440865</text:p>
          </table:table-cell>
          <table:table-cell table:formula="of:=[.$N$1]*[.D87]" office:value-type="float" office:value="-0.296507839453315" calcext:value-type="float">
            <text:p>-0.296507839453315</text:p>
          </table:table-cell>
          <table:table-cell table:number-columns-repeated="9"/>
        </table:table-row>
        <table:table-row table:style-name="ro1">
          <table:table-cell office:value-type="time" office:time-value="PT14H32M14.063S" calcext:value-type="time">
            <text:p>14:32:14.06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1429034" calcext:value-type="float">
            <text:p>-1.43E-10</text:p>
          </table:table-cell>
          <table:table-cell table:formula="of:=[.C88]*10^9" office:value-type="float" office:value="-0.1429034" calcext:value-type="float">
            <text:p>-0.1429034</text:p>
          </table:table-cell>
          <table:table-cell table:formula="of:=[.$N$1]*[.D88]" office:value-type="float" office:value="-0.123143390933771" calcext:value-type="float">
            <text:p>-0.123143390933771</text:p>
          </table:table-cell>
          <table:table-cell table:number-columns-repeated="9"/>
        </table:table-row>
        <table:table-row table:style-name="ro1">
          <table:table-cell office:value-type="time" office:time-value="PT14H32M14.448S" calcext:value-type="time">
            <text:p>14:32:14.45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3824345" calcext:value-type="float">
            <text:p>-3.82E-10</text:p>
          </table:table-cell>
          <table:table-cell table:formula="of:=[.C89]*10^9" office:value-type="float" office:value="-0.3824345" calcext:value-type="float">
            <text:p>-0.3824345</text:p>
          </table:table-cell>
          <table:table-cell table:formula="of:=[.$N$1]*[.D89]" office:value-type="float" office:value="-0.329553258635282" calcext:value-type="float">
            <text:p>-0.329553258635282</text:p>
          </table:table-cell>
          <table:table-cell table:number-columns-repeated="9"/>
        </table:table-row>
        <table:table-row table:style-name="ro1">
          <table:table-cell office:value-type="time" office:time-value="PT14H32M14.831S" calcext:value-type="time">
            <text:p>14:32:14.83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2308298" calcext:value-type="float">
            <text:p>-2.31E-10</text:p>
          </table:table-cell>
          <table:table-cell table:formula="of:=[.C90]*10^9" office:value-type="float" office:value="-0.2308298" calcext:value-type="float">
            <text:p>-0.2308298</text:p>
          </table:table-cell>
          <table:table-cell table:formula="of:=[.$N$1]*[.D90]" office:value-type="float" office:value="-0.198911742481733" calcext:value-type="float">
            <text:p>-0.198911742481733</text:p>
          </table:table-cell>
          <table:table-cell/>
          <table:table-cell office:value-type="float" office:value="-85" calcext:value-type="float">
            <text:p>-85</text:p>
          </table:table-cell>
          <table:table-cell table:formula="of:=AVERAGE([.E89:.E93])" office:value-type="float" office:value="-0.25356980336519" calcext:value-type="float">
            <text:p>-0.25356980336519</text:p>
          </table:table-cell>
          <table:table-cell office:value-type="float" office:value="0.05" calcext:value-type="float">
            <text:p>0.05</text:p>
          </table:table-cell>
          <table:table-cell table:formula="of:=SQRT(([.H90]*[.$N$2])^2+([.$N$1]*[.L90])^2)" office:value-type="float" office:value="0.098928433453653" calcext:value-type="float">
            <text:p>0.098928433453653</text:p>
          </table:table-cell>
          <table:table-cell/>
          <table:table-cell table:formula="of:=(MAX([.E89:.E93])-MIN([.E89:.E93]))/2" office:value-type="float" office:value="0.11478160212332" calcext:value-type="float">
            <text:p>0.11478160212332</text:p>
          </table:table-cell>
          <table:table-cell table:number-columns-repeated="2"/>
        </table:table-row>
        <table:table-row table:style-name="ro1">
          <table:table-cell office:value-type="time" office:time-value="PT14H32M15.215S" calcext:value-type="time">
            <text:p>14:32:15.22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2894338" calcext:value-type="float">
            <text:p>-2.89E-10</text:p>
          </table:table-cell>
          <table:table-cell table:formula="of:=[.C91]*10^9" office:value-type="float" office:value="-0.2894338" calcext:value-type="float">
            <text:p>-0.2894338</text:p>
          </table:table-cell>
          <table:table-cell table:formula="of:=[.$N$1]*[.D91]" office:value-type="float" office:value="-0.249412257390984" calcext:value-type="float">
            <text:p>-0.249412257390984</text:p>
          </table:table-cell>
          <table:table-cell table:number-columns-repeated="9"/>
        </table:table-row>
        <table:table-row table:style-name="ro1">
          <table:table-cell office:value-type="time" office:time-value="PT14H32M15.599S" calcext:value-type="time">
            <text:p>14:32:15.60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417497" calcext:value-type="float">
            <text:p>-4.17E-10</text:p>
          </table:table-cell>
          <table:table-cell table:formula="of:=[.C92]*10^9" office:value-type="float" office:value="-0.417497" calcext:value-type="float">
            <text:p>-0.417497</text:p>
          </table:table-cell>
          <table:table-cell table:formula="of:=[.$N$1]*[.D92]" office:value-type="float" office:value="-0.359767481282296" calcext:value-type="float">
            <text:p>-0.359767481282296</text:p>
          </table:table-cell>
          <table:table-cell table:number-columns-repeated="9"/>
        </table:table-row>
        <table:table-row table:style-name="ro1">
          <table:table-cell office:value-type="time" office:time-value="PT14H32M15.982S" calcext:value-type="time">
            <text:p>14:32:15.98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1510973" calcext:value-type="float">
            <text:p>-1.51E-10</text:p>
          </table:table-cell>
          <table:table-cell table:formula="of:=[.C93]*10^9" office:value-type="float" office:value="-0.1510973" calcext:value-type="float">
            <text:p>-0.1510973</text:p>
          </table:table-cell>
          <table:table-cell table:formula="of:=[.$N$1]*[.D93]" office:value-type="float" office:value="-0.130204277035656" calcext:value-type="float">
            <text:p>-0.130204277035656</text:p>
          </table:table-cell>
          <table:table-cell table:number-columns-repeated="9"/>
        </table:table-row>
        <table:table-row table:style-name="ro1">
          <table:table-cell office:value-type="time" office:time-value="PT14H32M16.367S" calcext:value-type="time">
            <text:p>14:32:16.37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4634987" calcext:value-type="float">
            <text:p>-4.63E-10</text:p>
          </table:table-cell>
          <table:table-cell table:formula="of:=[.C94]*10^9" office:value-type="float" office:value="-0.4634987" calcext:value-type="float">
            <text:p>-0.4634987</text:p>
          </table:table-cell>
          <table:table-cell table:formula="of:=[.$N$1]*[.D94]" office:value-type="float" office:value="-0.399408282877766" calcext:value-type="float">
            <text:p>-0.399408282877766</text:p>
          </table:table-cell>
          <table:table-cell table:number-columns-repeated="9"/>
        </table:table-row>
        <table:table-row table:style-name="ro1">
          <table:table-cell office:value-type="time" office:time-value="PT14H32M16.75S" calcext:value-type="time">
            <text:p>14:32:16.75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2954647" calcext:value-type="float">
            <text:p>-2.95E-10</text:p>
          </table:table-cell>
          <table:table-cell table:formula="of:=[.C95]*10^9" office:value-type="float" office:value="-0.2954647" calcext:value-type="float">
            <text:p>-0.2954647</text:p>
          </table:table-cell>
          <table:table-cell table:formula="of:=[.$N$1]*[.D95]" office:value-type="float" office:value="-0.254609232944977" calcext:value-type="float">
            <text:p>-0.254609232944977</text:p>
          </table:table-cell>
          <table:table-cell/>
          <table:table-cell office:value-type="float" office:value="-90" calcext:value-type="float">
            <text:p>-90</text:p>
          </table:table-cell>
          <table:table-cell table:formula="of:=AVERAGE([.E94:.E98])" office:value-type="float" office:value="-0.285640698072533" calcext:value-type="float">
            <text:p>-0.285640698072533</text:p>
          </table:table-cell>
          <table:table-cell office:value-type="float" office:value="0.05" calcext:value-type="float">
            <text:p>0.05</text:p>
          </table:table-cell>
          <table:table-cell table:formula="of:=SQRT(([.H95]*[.$N$2])^2+([.$N$1]*[.L95])^2)" office:value-type="float" office:value="0.108907201571063" calcext:value-type="float">
            <text:p>0.108907201571063</text:p>
          </table:table-cell>
          <table:table-cell/>
          <table:table-cell table:formula="of:=(MAX([.E94:.E98])-MIN([.E94:.E98]))/2" office:value-type="float" office:value="0.126358356568355" calcext:value-type="float">
            <text:p>0.126358356568355</text:p>
          </table:table-cell>
          <table:table-cell table:number-columns-repeated="2"/>
        </table:table-row>
        <table:table-row table:style-name="ro1">
          <table:table-cell office:value-type="time" office:time-value="PT14H32M17.134S" calcext:value-type="time">
            <text:p>14:32:17.13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2346568" calcext:value-type="float">
            <text:p>-2.35E-10</text:p>
          </table:table-cell>
          <table:table-cell table:formula="of:=[.C96]*10^9" office:value-type="float" office:value="-0.2346568" calcext:value-type="float">
            <text:p>-0.2346568</text:p>
          </table:table-cell>
          <table:table-cell table:formula="of:=[.$N$1]*[.D96]" office:value-type="float" office:value="-0.202209562947191" calcext:value-type="float">
            <text:p>-0.202209562947191</text:p>
          </table:table-cell>
          <table:table-cell table:number-columns-repeated="9"/>
        </table:table-row>
        <table:table-row table:style-name="ro1">
          <table:table-cell office:value-type="time" office:time-value="PT14H32M17.517S" calcext:value-type="time">
            <text:p>14:32:17.52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4785131" calcext:value-type="float">
            <text:p>-4.79E-10</text:p>
          </table:table-cell>
          <table:table-cell table:formula="of:=[.C97]*10^9" office:value-type="float" office:value="-0.4785131" calcext:value-type="float">
            <text:p>-0.4785131</text:p>
          </table:table-cell>
          <table:table-cell table:formula="of:=[.$N$1]*[.D97]" office:value-type="float" office:value="-0.41234656236472" calcext:value-type="float">
            <text:p>-0.41234656236472</text:p>
          </table:table-cell>
          <table:table-cell table:number-columns-repeated="9"/>
        </table:table-row>
        <table:table-row table:style-name="ro1">
          <table:table-cell office:value-type="time" office:time-value="PT14H32M17.901S" calcext:value-type="time">
            <text:p>14:32:17.90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1852446" calcext:value-type="float">
            <text:p>-1.85E-10</text:p>
          </table:table-cell>
          <table:table-cell table:formula="of:=[.C98]*10^9" office:value-type="float" office:value="-0.1852446" calcext:value-type="float">
            <text:p>-0.1852446</text:p>
          </table:table-cell>
          <table:table-cell table:formula="of:=[.$N$1]*[.D98]" office:value-type="float" office:value="-0.15962984922801" calcext:value-type="float">
            <text:p>-0.15962984922801</text:p>
          </table:table-cell>
          <table:table-cell table:number-columns-repeated="9"/>
        </table:table-row>
        <table:table-row table:style-name="ro1">
          <table:table-cell office:value-type="time" office:time-value="PT14H32M18.286S" calcext:value-type="time">
            <text:p>14:32:18.29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5368257" calcext:value-type="float">
            <text:p>-5.37E-10</text:p>
          </table:table-cell>
          <table:table-cell table:formula="of:=[.C99]*10^9" office:value-type="float" office:value="-0.5368257" calcext:value-type="float">
            <text:p>-0.5368257</text:p>
          </table:table-cell>
          <table:table-cell table:formula="of:=[.$N$1]*[.D99]" office:value-type="float" office:value="-0.462595970693455" calcext:value-type="float">
            <text:p>-0.462595970693455</text:p>
          </table:table-cell>
          <table:table-cell table:number-columns-repeated="9"/>
        </table:table-row>
        <table:table-row table:style-name="ro1">
          <table:table-cell office:value-type="time" office:time-value="PT14H32M18.67S" calcext:value-type="time">
            <text:p>14:32:18.67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4016503" calcext:value-type="float">
            <text:p>-4.02E-10</text:p>
          </table:table-cell>
          <table:table-cell table:formula="of:=[.C100]*10^9" office:value-type="float" office:value="-0.4016503" calcext:value-type="float">
            <text:p>-0.4016503</text:p>
          </table:table-cell>
          <table:table-cell table:formula="of:=[.$N$1]*[.D100]" office:value-type="float" office:value="-0.346111988319146" calcext:value-type="float">
            <text:p>-0.346111988319146</text:p>
          </table:table-cell>
          <table:table-cell/>
          <table:table-cell office:value-type="float" office:value="-95" calcext:value-type="float">
            <text:p>-95</text:p>
          </table:table-cell>
          <table:table-cell table:formula="of:=AVERAGE([.E99:.E103])" office:value-type="float" office:value="-0.342642581229418" calcext:value-type="float">
            <text:p>-0.342642581229418</text:p>
          </table:table-cell>
          <table:table-cell office:value-type="float" office:value="0.05" calcext:value-type="float">
            <text:p>0.05</text:p>
          </table:table-cell>
          <table:table-cell table:formula="of:=SQRT(([.H100]*[.$N$2])^2+([.$N$1]*[.L100])^2)" office:value-type="float" office:value="0.102138994539689" calcext:value-type="float">
            <text:p>0.102138994539689</text:p>
          </table:table-cell>
          <table:table-cell/>
          <table:table-cell table:formula="of:=(MAX([.E99:.E103])-MIN([.E99:.E103]))/2" office:value-type="float" office:value="0.118491025396545" calcext:value-type="float">
            <text:p>0.118491025396545</text:p>
          </table:table-cell>
          <table:table-cell table:number-columns-repeated="2"/>
        </table:table-row>
        <table:table-row table:style-name="ro1">
          <table:table-cell office:value-type="time" office:time-value="PT14H32M19.054S" calcext:value-type="time">
            <text:p>14:32:19.05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2618167" calcext:value-type="float">
            <text:p>-2.62E-10</text:p>
          </table:table-cell>
          <table:table-cell table:formula="of:=[.C101]*10^9" office:value-type="float" office:value="-0.2618167" calcext:value-type="float">
            <text:p>-0.2618167</text:p>
          </table:table-cell>
          <table:table-cell table:formula="of:=[.$N$1]*[.D101]" office:value-type="float" office:value="-0.225613919900365" calcext:value-type="float">
            <text:p>-0.225613919900365</text:p>
          </table:table-cell>
          <table:table-cell table:number-columns-repeated="9"/>
        </table:table-row>
        <table:table-row table:style-name="ro1">
          <table:table-cell office:value-type="time" office:time-value="PT14H32M19.437S" calcext:value-type="time">
            <text:p>14:32:19.44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520064" calcext:value-type="float">
            <text:p>-5.20E-10</text:p>
          </table:table-cell>
          <table:table-cell table:formula="of:=[.C102]*10^9" office:value-type="float" office:value="-0.520064" calcext:value-type="float">
            <text:p>-0.520064</text:p>
          </table:table-cell>
          <table:table-cell table:formula="of:=[.$N$1]*[.D102]" office:value-type="float" office:value="-0.448151999620587" calcext:value-type="float">
            <text:p>-0.448151999620587</text:p>
          </table:table-cell>
          <table:table-cell table:number-columns-repeated="9"/>
        </table:table-row>
        <table:table-row table:style-name="ro1">
          <table:table-cell office:value-type="time" office:time-value="PT14H32M19.82S" calcext:value-type="time">
            <text:p>14:32:19.82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2677642" calcext:value-type="float">
            <text:p>-2.68E-10</text:p>
          </table:table-cell>
          <table:table-cell table:formula="of:=[.C103]*10^9" office:value-type="float" office:value="-0.2677642" calcext:value-type="float">
            <text:p>-0.2677642</text:p>
          </table:table-cell>
          <table:table-cell table:formula="of:=[.$N$1]*[.D103]" office:value-type="float" office:value="-0.230739027613537" calcext:value-type="float">
            <text:p>-0.230739027613537</text:p>
          </table:table-cell>
          <table:table-cell table:number-columns-repeated="9"/>
        </table:table-row>
        <table:table-row table:style-name="ro1">
          <table:table-cell office:value-type="time" office:time-value="PT14H32M20.205S" calcext:value-type="time">
            <text:p>14:32:20.21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4991436" calcext:value-type="float">
            <text:p>-4.99E-10</text:p>
          </table:table-cell>
          <table:table-cell table:formula="of:=[.C104]*10^9" office:value-type="float" office:value="-0.4991436" calcext:value-type="float">
            <text:p>-0.4991436</text:p>
          </table:table-cell>
          <table:table-cell table:formula="of:=[.$N$1]*[.D104]" office:value-type="float" office:value="-0.430124373995928" calcext:value-type="float">
            <text:p>-0.430124373995928</text:p>
          </table:table-cell>
          <table:table-cell table:number-columns-repeated="9"/>
        </table:table-row>
        <table:table-row table:style-name="ro1">
          <table:table-cell office:value-type="time" office:time-value="PT14H32M20.589S" calcext:value-type="time">
            <text:p>14:32:20.59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5474322" calcext:value-type="float">
            <text:p>-5.47E-10</text:p>
          </table:table-cell>
          <table:table-cell table:formula="of:=[.C105]*10^9" office:value-type="float" office:value="-0.5474322" calcext:value-type="float">
            <text:p>-0.5474322</text:p>
          </table:table-cell>
          <table:table-cell table:formula="of:=[.$N$1]*[.D105]" office:value-type="float" office:value="-0.471735853830869" calcext:value-type="float">
            <text:p>-0.471735853830869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AVERAGE([.E104:.E108])" office:value-type="float" office:value="-0.40996696128133" calcext:value-type="float">
            <text:p>-0.40996696128133</text:p>
          </table:table-cell>
          <table:table-cell office:value-type="float" office:value="0.05" calcext:value-type="float">
            <text:p>0.05</text:p>
          </table:table-cell>
          <table:table-cell table:formula="of:=SQRT(([.H105]*[.$N$2])^2+([.$N$1]*[.L105])^2)" office:value-type="float" office:value="0.113406229035366" calcext:value-type="float">
            <text:p>0.113406229035366</text:p>
          </table:table-cell>
          <table:table-cell/>
          <table:table-cell table:formula="of:=(MAX([.E104:.E108])-MIN([.E104:.E108]))/2" office:value-type="float" office:value="0.131555375208584" calcext:value-type="float">
            <text:p>0.131555375208584</text:p>
          </table:table-cell>
          <table:table-cell table:number-columns-repeated="2"/>
        </table:table-row>
        <table:table-row table:style-name="ro1">
          <table:table-cell office:value-type="time" office:time-value="PT14H32M20.973S" calcext:value-type="time">
            <text:p>14:32:20.97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3638015" calcext:value-type="float">
            <text:p>-3.64E-10</text:p>
          </table:table-cell>
          <table:table-cell table:formula="of:=[.C106]*10^9" office:value-type="float" office:value="-0.3638015" calcext:value-type="float">
            <text:p>-0.3638015</text:p>
          </table:table-cell>
          <table:table-cell table:formula="of:=[.$N$1]*[.D106]" office:value-type="float" office:value="-0.313496742112449" calcext:value-type="float">
            <text:p>-0.313496742112449</text:p>
          </table:table-cell>
          <table:table-cell table:number-columns-repeated="9"/>
        </table:table-row>
        <table:table-row table:style-name="ro1">
          <table:table-cell office:value-type="time" office:time-value="PT14H32M21.357S" calcext:value-type="time">
            <text:p>14:32:21.36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6368557" calcext:value-type="float">
            <text:p>-6.37E-10</text:p>
          </table:table-cell>
          <table:table-cell table:formula="of:=[.C107]*10^9" office:value-type="float" office:value="-0.6368557" calcext:value-type="float">
            <text:p>-0.6368557</text:p>
          </table:table-cell>
          <table:table-cell table:formula="of:=[.$N$1]*[.D107]" office:value-type="float" office:value="-0.548794293442285" calcext:value-type="float">
            <text:p>-0.548794293442285</text:p>
          </table:table-cell>
          <table:table-cell table:number-columns-repeated="9"/>
        </table:table-row>
        <table:table-row table:style-name="ro1">
          <table:table-cell office:value-type="time" office:time-value="PT14H32M21.74S" calcext:value-type="time">
            <text:p>14:32:21.74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3315253" calcext:value-type="float">
            <text:p>-3.32E-10</text:p>
          </table:table-cell>
          <table:table-cell table:formula="of:=[.C108]*10^9" office:value-type="float" office:value="-0.3315253" calcext:value-type="float">
            <text:p>-0.3315253</text:p>
          </table:table-cell>
          <table:table-cell table:formula="of:=[.$N$1]*[.D108]" office:value-type="float" office:value="-0.285683543025118" calcext:value-type="float">
            <text:p>-0.285683543025118</text:p>
          </table:table-cell>
          <table:table-cell table:number-columns-repeated="9"/>
        </table:table-row>
        <table:table-row table:style-name="ro1">
          <table:table-cell office:value-type="time" office:time-value="PT14H32M22.124S" calcext:value-type="time">
            <text:p>14:32:22.12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6622686" calcext:value-type="float">
            <text:p>-6.62E-10</text:p>
          </table:table-cell>
          <table:table-cell table:formula="of:=[.C109]*10^9" office:value-type="float" office:value="-0.6622686" calcext:value-type="float">
            <text:p>-0.6622686</text:p>
          </table:table-cell>
          <table:table-cell table:formula="of:=[.$N$1]*[.D109]" office:value-type="float" office:value="-0.570693217326957" calcext:value-type="float">
            <text:p>-0.570693217326957</text:p>
          </table:table-cell>
          <table:table-cell table:number-columns-repeated="9"/>
        </table:table-row>
        <table:table-row table:style-name="ro1">
          <table:table-cell office:value-type="time" office:time-value="PT14H32M22.499S" calcext:value-type="time">
            <text:p>14:32:22.50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4488996" calcext:value-type="float">
            <text:p>-4.49E-10</text:p>
          </table:table-cell>
          <table:table-cell table:formula="of:=[.C110]*10^9" office:value-type="float" office:value="-0.4488996" calcext:value-type="float">
            <text:p>-0.4488996</text:p>
          </table:table-cell>
          <table:table-cell table:formula="of:=[.$N$1]*[.D110]" office:value-type="float" office:value="-0.386827877662906" calcext:value-type="float">
            <text:p>-0.386827877662906</text:p>
          </table:table-cell>
          <table:table-cell/>
          <table:table-cell office:value-type="float" office:value="-105" calcext:value-type="float">
            <text:p>-105</text:p>
          </table:table-cell>
          <table:table-cell table:formula="of:=AVERAGE([.E109:.E113])" office:value-type="float" office:value="-0.457850538887542" calcext:value-type="float">
            <text:p>-0.457850538887542</text:p>
          </table:table-cell>
          <table:table-cell office:value-type="float" office:value="0.05" calcext:value-type="float">
            <text:p>0.05</text:p>
          </table:table-cell>
          <table:table-cell table:formula="of:=SQRT(([.H110]*[.$N$2])^2+([.$N$1]*[.L110])^2)" office:value-type="float" office:value="0.111579611019383" calcext:value-type="float">
            <text:p>0.111579611019383</text:p>
          </table:table-cell>
          <table:table-cell/>
          <table:table-cell table:formula="of:=(MAX([.E109:.E113])-MIN([.E109:.E113]))/2" office:value-type="float" office:value="0.129422692723618" calcext:value-type="float">
            <text:p>0.129422692723618</text:p>
          </table:table-cell>
          <table:table-cell table:number-columns-repeated="2"/>
        </table:table-row>
        <table:table-row table:style-name="ro1">
          <table:table-cell office:value-type="time" office:time-value="PT14H32M22.876S" calcext:value-type="time">
            <text:p>14:32:22.88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4280198" calcext:value-type="float">
            <text:p>-4.28E-10</text:p>
          </table:table-cell>
          <table:table-cell table:formula="of:=[.C111]*10^9" office:value-type="float" office:value="-0.4280198" calcext:value-type="float">
            <text:p>-0.4280198</text:p>
          </table:table-cell>
          <table:table-cell table:formula="of:=[.$N$1]*[.D111]" office:value-type="float" office:value="-0.368835238061476" calcext:value-type="float">
            <text:p>-0.368835238061476</text:p>
          </table:table-cell>
          <table:table-cell table:number-columns-repeated="9"/>
        </table:table-row>
        <table:table-row table:style-name="ro1">
          <table:table-cell office:value-type="time" office:time-value="PT14H32M23.259S" calcext:value-type="time">
            <text:p>14:32:23.26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7088933" calcext:value-type="float">
            <text:p>-7.09E-10</text:p>
          </table:table-cell>
          <table:table-cell table:formula="of:=[.C112]*10^9" office:value-type="float" office:value="-0.7088933" calcext:value-type="float">
            <text:p>-0.7088933</text:p>
          </table:table-cell>
          <table:table-cell table:formula="of:=[.$N$1]*[.D112]" office:value-type="float" office:value="-0.610870873416803" calcext:value-type="float">
            <text:p>-0.610870873416803</text:p>
          </table:table-cell>
          <table:table-cell table:number-columns-repeated="9"/>
        </table:table-row>
        <table:table-row table:style-name="ro1">
          <table:table-cell office:value-type="time" office:time-value="PT14H32M23.642S" calcext:value-type="time">
            <text:p>14:32:23.64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4085127" calcext:value-type="float">
            <text:p>-4.09E-10</text:p>
          </table:table-cell>
          <table:table-cell table:formula="of:=[.C113]*10^9" office:value-type="float" office:value="-0.4085127" calcext:value-type="float">
            <text:p>-0.4085127</text:p>
          </table:table-cell>
          <table:table-cell table:formula="of:=[.$N$1]*[.D113]" office:value-type="float" office:value="-0.352025487969567" calcext:value-type="float">
            <text:p>-0.352025487969567</text:p>
          </table:table-cell>
          <table:table-cell table:number-columns-repeated="9"/>
        </table:table-row>
        <table:table-row table:style-name="ro1">
          <table:table-cell office:value-type="time" office:time-value="PT14H32M24.027S" calcext:value-type="time">
            <text:p>14:32:24.03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7740689" calcext:value-type="float">
            <text:p>-7.74E-10</text:p>
          </table:table-cell>
          <table:table-cell table:formula="of:=[.C114]*10^9" office:value-type="float" office:value="-0.7740689" calcext:value-type="float">
            <text:p>-0.7740689</text:p>
          </table:table-cell>
          <table:table-cell table:formula="of:=[.$N$1]*[.D114]" office:value-type="float" office:value="-0.667034298430785" calcext:value-type="float">
            <text:p>-0.667034298430785</text:p>
          </table:table-cell>
          <table:table-cell table:number-columns-repeated="9"/>
        </table:table-row>
        <table:table-row table:style-name="ro1">
          <table:table-cell office:value-type="time" office:time-value="PT14H32M24.41S" calcext:value-type="time">
            <text:p>14:32:24.41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5286736" calcext:value-type="float">
            <text:p>-5.29E-10</text:p>
          </table:table-cell>
          <table:table-cell table:formula="of:=[.C115]*10^9" office:value-type="float" office:value="-0.5286736" calcext:value-type="float">
            <text:p>-0.5286736</text:p>
          </table:table-cell>
          <table:table-cell table:formula="of:=[.$N$1]*[.D115]" office:value-type="float" office:value="-0.455571104684451" calcext:value-type="float">
            <text:p>-0.455571104684451</text:p>
          </table:table-cell>
          <table:table-cell/>
          <table:table-cell office:value-type="float" office:value="-110" calcext:value-type="float">
            <text:p>-110</text:p>
          </table:table-cell>
          <table:table-cell table:formula="of:=AVERAGE([.E114:.E118])" office:value-type="float" office:value="-0.546980518038024" calcext:value-type="float">
            <text:p>-0.546980518038024</text:p>
          </table:table-cell>
          <table:table-cell office:value-type="float" office:value="0.05" calcext:value-type="float">
            <text:p>0.05</text:p>
          </table:table-cell>
          <table:table-cell table:formula="of:=SQRT(([.H115]*[.$N$2])^2+([.$N$1]*[.L115])^2)" office:value-type="float" office:value="0.095693430576083" calcext:value-type="float">
            <text:p>0.095693430576083</text:p>
          </table:table-cell>
          <table:table-cell/>
          <table:table-cell table:formula="of:=(MAX([.E114:.E118])-MIN([.E114:.E118]))/2" office:value-type="float" office:value="0.110946582473601" calcext:value-type="float">
            <text:p>0.110946582473601</text:p>
          </table:table-cell>
          <table:table-cell table:number-columns-repeated="2"/>
        </table:table-row>
        <table:table-row table:style-name="ro1">
          <table:table-cell office:value-type="time" office:time-value="PT14H32M24.794S" calcext:value-type="time">
            <text:p>14:32:24.79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7861725" calcext:value-type="float">
            <text:p>-7.86E-10</text:p>
          </table:table-cell>
          <table:table-cell table:formula="of:=[.C116]*10^9" office:value-type="float" office:value="-0.7861725" calcext:value-type="float">
            <text:p>-0.7861725</text:p>
          </table:table-cell>
          <table:table-cell table:formula="of:=[.$N$1]*[.D116]" office:value-type="float" office:value="-0.677464269631652" calcext:value-type="float">
            <text:p>-0.677464269631652</text:p>
          </table:table-cell>
          <table:table-cell table:number-columns-repeated="9"/>
        </table:table-row>
        <table:table-row table:style-name="ro1">
          <table:table-cell office:value-type="time" office:time-value="PT14H32M25.178S" calcext:value-type="time">
            <text:p>14:32:25.18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5302124" calcext:value-type="float">
            <text:p>-5.30E-10</text:p>
          </table:table-cell>
          <table:table-cell table:formula="of:=[.C117]*10^9" office:value-type="float" office:value="-0.5302124" calcext:value-type="float">
            <text:p>-0.5302124</text:p>
          </table:table-cell>
          <table:table-cell table:formula="of:=[.$N$1]*[.D117]" office:value-type="float" office:value="-0.456897126668315" calcext:value-type="float">
            <text:p>-0.456897126668315</text:p>
          </table:table-cell>
          <table:table-cell table:number-columns-repeated="9"/>
        </table:table-row>
        <table:table-row table:style-name="ro1">
          <table:table-cell office:value-type="time" office:time-value="PT14H32M25.562S" calcext:value-type="time">
            <text:p>14:32:25.56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554627" calcext:value-type="float">
            <text:p>-5.55E-10</text:p>
          </table:table-cell>
          <table:table-cell table:formula="of:=[.C118]*10^9" office:value-type="float" office:value="-0.554627" calcext:value-type="float">
            <text:p>-0.554627</text:p>
          </table:table-cell>
          <table:table-cell table:formula="of:=[.$N$1]*[.D118]" office:value-type="float" office:value="-0.477935790774918" calcext:value-type="float">
            <text:p>-0.477935790774918</text:p>
          </table:table-cell>
          <table:table-cell table:number-columns-repeated="9"/>
        </table:table-row>
        <table:table-row table:style-name="ro1">
          <table:table-cell office:value-type="time" office:time-value="PT14H32M25.945S" calcext:value-type="time">
            <text:p>14:32:25.95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942185" calcext:value-type="float">
            <text:p>-9.42E-10</text:p>
          </table:table-cell>
          <table:table-cell table:formula="of:=[.C119]*10^9" office:value-type="float" office:value="-0.942185" calcext:value-type="float">
            <text:p>-0.942185</text:p>
          </table:table-cell>
          <table:table-cell table:formula="of:=[.$N$1]*[.D119]" office:value-type="float" office:value="-0.811904095962271" calcext:value-type="float">
            <text:p>-0.811904095962271</text:p>
          </table:table-cell>
          <table:table-cell table:number-columns-repeated="9"/>
        </table:table-row>
        <table:table-row table:style-name="ro1">
          <table:table-cell office:value-type="time" office:time-value="PT14H32M26.329S" calcext:value-type="time">
            <text:p>14:32:26.33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6927968" calcext:value-type="float">
            <text:p>-6.93E-10</text:p>
          </table:table-cell>
          <table:table-cell table:formula="of:=[.C120]*10^9" office:value-type="float" office:value="-0.6927968" calcext:value-type="float">
            <text:p>-0.6927968</text:p>
          </table:table-cell>
          <table:table-cell table:formula="of:=[.$N$1]*[.D120]" office:value-type="float" office:value="-0.597000121621077" calcext:value-type="float">
            <text:p>-0.597000121621077</text:p>
          </table:table-cell>
          <table:table-cell/>
          <table:table-cell office:value-type="float" office:value="-115" calcext:value-type="float">
            <text:p>-115</text:p>
          </table:table-cell>
          <table:table-cell table:formula="of:=AVERAGE([.E119:.E123])" office:value-type="float" office:value="-0.676489417701638" calcext:value-type="float">
            <text:p>-0.676489417701638</text:p>
          </table:table-cell>
          <table:table-cell office:value-type="float" office:value="0.05" calcext:value-type="float">
            <text:p>0.05</text:p>
          </table:table-cell>
          <table:table-cell table:formula="of:=SQRT(([.H120]*[.$N$2])^2+([.$N$1]*[.L120])^2)" office:value-type="float" office:value="0.112937452361842" calcext:value-type="float">
            <text:p>0.112937452361842</text:p>
          </table:table-cell>
          <table:table-cell/>
          <table:table-cell table:formula="of:=(MAX([.E119:.E123])-MIN([.E119:.E123]))/2" office:value-type="float" office:value="0.130927393326116" calcext:value-type="float">
            <text:p>0.130927393326116</text:p>
          </table:table-cell>
          <table:table-cell table:number-columns-repeated="2"/>
        </table:table-row>
        <table:table-row table:style-name="ro1">
          <table:table-cell office:value-type="time" office:time-value="PT14H32M26.713S" calcext:value-type="time">
            <text:p>14:32:26.71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9277122" calcext:value-type="float">
            <text:p>-9.28E-10</text:p>
          </table:table-cell>
          <table:table-cell table:formula="of:=[.C121]*10^9" office:value-type="float" office:value="-0.9277122" calcext:value-type="float">
            <text:p>-0.9277122</text:p>
          </table:table-cell>
          <table:table-cell table:formula="of:=[.$N$1]*[.D121]" office:value-type="float" office:value="-0.799432526578294" calcext:value-type="float">
            <text:p>-0.799432526578294</text:p>
          </table:table-cell>
          <table:table-cell table:number-columns-repeated="9"/>
        </table:table-row>
        <table:table-row table:style-name="ro1">
          <table:table-cell office:value-type="time" office:time-value="PT14H32M27.097S" calcext:value-type="time">
            <text:p>14:32:27.10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7242" calcext:value-type="float">
            <text:p>-7.24E-10</text:p>
          </table:table-cell>
          <table:table-cell table:formula="of:=[.C122]*10^9" office:value-type="float" office:value="-0.7242" calcext:value-type="float">
            <text:p>-0.7242</text:p>
          </table:table-cell>
          <table:table-cell table:formula="of:=[.$N$1]*[.D122]" office:value-type="float" office:value="-0.624061035036513" calcext:value-type="float">
            <text:p>-0.624061035036513</text:p>
          </table:table-cell>
          <table:table-cell table:number-columns-repeated="9"/>
        </table:table-row>
        <table:table-row table:style-name="ro1">
          <table:table-cell office:value-type="time" office:time-value="PT14H32M27.481S" calcext:value-type="time">
            <text:p>14:32:27.48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6383121" calcext:value-type="float">
            <text:p>-6.38E-10</text:p>
          </table:table-cell>
          <table:table-cell table:formula="of:=[.C123]*10^9" office:value-type="float" office:value="-0.6383121" calcext:value-type="float">
            <text:p>-0.6383121</text:p>
          </table:table-cell>
          <table:table-cell table:formula="of:=[.$N$1]*[.D123]" office:value-type="float" office:value="-0.550049309310039" calcext:value-type="float">
            <text:p>-0.550049309310039</text:p>
          </table:table-cell>
          <table:table-cell table:number-columns-repeated="9"/>
        </table:table-row>
        <table:table-row table:style-name="ro1">
          <table:table-cell office:value-type="time" office:time-value="PT14H32M27.865S" calcext:value-type="time">
            <text:p>14:32:27.87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9527487" calcext:value-type="float">
            <text:p>-9.53E-10</text:p>
          </table:table-cell>
          <table:table-cell table:formula="of:=[.C124]*10^9" office:value-type="float" office:value="-0.9527487" calcext:value-type="float">
            <text:p>-0.9527487</text:p>
          </table:table-cell>
          <table:table-cell table:formula="of:=[.$N$1]*[.D124]" office:value-type="float" office:value="-0.821007097282093" calcext:value-type="float">
            <text:p>-0.821007097282093</text:p>
          </table:table-cell>
          <table:table-cell table:number-columns-repeated="9"/>
        </table:table-row>
        <table:table-row table:style-name="ro1">
          <table:table-cell office:value-type="time" office:time-value="PT14H32M28.248S" calcext:value-type="time">
            <text:p>14:32:28.25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8590431" calcext:value-type="float">
            <text:p>-8.59E-10</text:p>
          </table:table-cell>
          <table:table-cell table:formula="of:=[.C125]*10^9" office:value-type="float" office:value="-0.8590431" calcext:value-type="float">
            <text:p>-0.8590431</text:p>
          </table:table-cell>
          <table:table-cell table:formula="of:=[.$N$1]*[.D125]" office:value-type="float" office:value="-0.740258666289664" calcext:value-type="float">
            <text:p>-0.740258666289664</text:p>
          </table:table-cell>
          <table:table-cell/>
          <table:table-cell office:value-type="float" office:value="-120" calcext:value-type="float">
            <text:p>-120</text:p>
          </table:table-cell>
          <table:table-cell table:formula="of:=AVERAGE([.E124:.E128])" office:value-type="float" office:value="-0.793367604661818" calcext:value-type="float">
            <text:p>-0.793367604661818</text:p>
          </table:table-cell>
          <table:table-cell office:value-type="float" office:value="0.05" calcext:value-type="float">
            <text:p>0.05</text:p>
          </table:table-cell>
          <table:table-cell table:formula="of:=SQRT(([.H125]*[.$N$2])^2+([.$N$1]*[.L125])^2)" office:value-type="float" office:value="0.0879311197203072" calcext:value-type="float">
            <text:p>0.087931119720307</text:p>
          </table:table-cell>
          <table:table-cell/>
          <table:table-cell table:formula="of:=(MAX([.E124:.E128])-MIN([.E124:.E128]))/2" office:value-type="float" office:value="0.101806828594894" calcext:value-type="float">
            <text:p>0.101806828594894</text:p>
          </table:table-cell>
          <table:table-cell table:number-columns-repeated="2"/>
        </table:table-row>
        <table:table-row table:style-name="ro1">
          <table:table-cell office:value-type="time" office:time-value="PT14H32M28.632S" calcext:value-type="time">
            <text:p>14:32:28.63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8846228" calcext:value-type="float">
            <text:p>-8.85E-10</text:p>
          </table:table-cell>
          <table:table-cell table:formula="of:=[.C126]*10^9" office:value-type="float" office:value="-0.8846228" calcext:value-type="float">
            <text:p>-0.8846228</text:p>
          </table:table-cell>
          <table:table-cell table:formula="of:=[.$N$1]*[.D126]" office:value-type="float" office:value="-0.762301325855976" calcext:value-type="float">
            <text:p>-0.762301325855976</text:p>
          </table:table-cell>
          <table:table-cell table:number-columns-repeated="9"/>
        </table:table-row>
        <table:table-row table:style-name="ro1">
          <table:table-cell office:value-type="time" office:time-value="PT14H32M29.016S" calcext:value-type="time">
            <text:p>14:32:29.02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1071621" calcext:value-type="float">
            <text:p>-1.07E-09</text:p>
          </table:table-cell>
          <table:table-cell table:formula="of:=[.C127]*10^9" office:value-type="float" office:value="-1.071621" calcext:value-type="float">
            <text:p>-1.071621</text:p>
          </table:table-cell>
          <table:table-cell table:formula="of:=[.$N$1]*[.D127]" office:value-type="float" office:value="-0.923442295535574" calcext:value-type="float">
            <text:p>-0.923442295535574</text:p>
          </table:table-cell>
          <table:table-cell table:number-columns-repeated="9"/>
        </table:table-row>
        <table:table-row table:style-name="ro1">
          <table:table-cell office:value-type="time" office:time-value="PT14H32M29.4S" calcext:value-type="time">
            <text:p>14:32:29.40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8353348" calcext:value-type="float">
            <text:p>-8.35E-10</text:p>
          </table:table-cell>
          <table:table-cell table:formula="of:=[.C128]*10^9" office:value-type="float" office:value="-0.8353348" calcext:value-type="float">
            <text:p>-0.8353348</text:p>
          </table:table-cell>
          <table:table-cell table:formula="of:=[.$N$1]*[.D128]" office:value-type="float" office:value="-0.719828638345786" calcext:value-type="float">
            <text:p>-0.719828638345786</text:p>
          </table:table-cell>
          <table:table-cell table:number-columns-repeated="9"/>
        </table:table-row>
        <table:table-row table:style-name="ro1">
          <table:table-cell office:value-type="time" office:time-value="PT14H32M29.785S" calcext:value-type="time">
            <text:p>14:32:29.79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1015013" calcext:value-type="float">
            <text:p>-1.02E-09</text:p>
          </table:table-cell>
          <table:table-cell table:formula="of:=[.C129]*10^9" office:value-type="float" office:value="-1.015013" calcext:value-type="float">
            <text:p>-1.015013</text:p>
          </table:table-cell>
          <table:table-cell table:formula="of:=[.$N$1]*[.D129]" office:value-type="float" office:value="-0.874661783147633" calcext:value-type="float">
            <text:p>-0.874661783147633</text:p>
          </table:table-cell>
          <table:table-cell table:number-columns-repeated="9"/>
        </table:table-row>
        <table:table-row table:style-name="ro1">
          <table:table-cell office:value-type="time" office:time-value="PT14H32M30.168S" calcext:value-type="time">
            <text:p>14:32:30.17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1261533" calcext:value-type="float">
            <text:p>-1.26E-09</text:p>
          </table:table-cell>
          <table:table-cell table:formula="of:=[.C130]*10^9" office:value-type="float" office:value="-1.261533" calcext:value-type="float">
            <text:p>-1.261533</text:p>
          </table:table-cell>
          <table:table-cell table:formula="of:=[.$N$1]*[.D130]" office:value-type="float" office:value="-1.08709415867539" calcext:value-type="float">
            <text:p>-1.08709415867539</text:p>
          </table:table-cell>
          <table:table-cell/>
          <table:table-cell office:value-type="float" office:value="-125" calcext:value-type="float">
            <text:p>-125</text:p>
          </table:table-cell>
          <table:table-cell table:formula="of:=AVERAGE([.E129:.E133])" office:value-type="float" office:value="-0.9577355782702" calcext:value-type="float">
            <text:p>-0.9577355782702</text:p>
          </table:table-cell>
          <table:table-cell office:value-type="float" office:value="0.05" calcext:value-type="float">
            <text:p>0.05</text:p>
          </table:table-cell>
          <table:table-cell table:formula="of:=SQRT(([.H130]*[.$N$2])^2+([.$N$1]*[.L130])^2)" office:value-type="float" office:value="0.0995098863349048" calcext:value-type="float">
            <text:p>0.099509886334905</text:p>
          </table:table-cell>
          <table:table-cell/>
          <table:table-cell table:formula="of:=(MAX([.E129:.E133])-MIN([.E129:.E133]))/2" office:value-type="float" office:value="0.115176185868063" calcext:value-type="float">
            <text:p>0.115176185868063</text:p>
          </table:table-cell>
          <table:table-cell table:number-columns-repeated="2"/>
        </table:table-row>
        <table:table-row table:style-name="ro1">
          <table:table-cell office:value-type="time" office:time-value="PT14H32M30.551S" calcext:value-type="time">
            <text:p>14:32:30.55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1025288" calcext:value-type="float">
            <text:p>-1.03E-09</text:p>
          </table:table-cell>
          <table:table-cell table:formula="of:=[.C131]*10^9" office:value-type="float" office:value="-1.025288" calcext:value-type="float">
            <text:p>-1.025288</text:p>
          </table:table-cell>
          <table:table-cell table:formula="of:=[.$N$1]*[.D131]" office:value-type="float" office:value="-0.883516004543656" calcext:value-type="float">
            <text:p>-0.883516004543656</text:p>
          </table:table-cell>
          <table:table-cell table:number-columns-repeated="9"/>
        </table:table-row>
        <table:table-row table:style-name="ro1">
          <table:table-cell office:value-type="time" office:time-value="PT14H32M30.935S" calcext:value-type="time">
            <text:p>14:32:30.94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1261034" calcext:value-type="float">
            <text:p>-1.26E-09</text:p>
          </table:table-cell>
          <table:table-cell table:formula="of:=[.C132]*10^9" office:value-type="float" office:value="-1.261034" calcext:value-type="float">
            <text:p>-1.261034</text:p>
          </table:table-cell>
          <table:table-cell table:formula="of:=[.$N$1]*[.D132]" office:value-type="float" office:value="-1.08666415804506" calcext:value-type="float">
            <text:p>-1.08666415804506</text:p>
          </table:table-cell>
          <table:table-cell table:number-columns-repeated="9"/>
        </table:table-row>
        <table:table-row table:style-name="ro1">
          <table:table-cell office:value-type="time" office:time-value="PT14H32M31.319S" calcext:value-type="time">
            <text:p>14:32:31.32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9942175" calcext:value-type="float">
            <text:p>-9.94E-10</text:p>
          </table:table-cell>
          <table:table-cell table:formula="of:=[.C133]*10^9" office:value-type="float" office:value="-0.9942175" calcext:value-type="float">
            <text:p>-0.9942175</text:p>
          </table:table-cell>
          <table:table-cell table:formula="of:=[.$N$1]*[.D133]" office:value-type="float" office:value="-0.856741786939262" calcext:value-type="float">
            <text:p>-0.856741786939262</text:p>
          </table:table-cell>
          <table:table-cell table:number-columns-repeated="9"/>
        </table:table-row>
        <table:table-row table:style-name="ro1">
          <table:table-cell office:value-type="time" office:time-value="PT14H32M31.704S" calcext:value-type="time">
            <text:p>14:32:31.70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1227761" calcext:value-type="float">
            <text:p>-1.23E-09</text:p>
          </table:table-cell>
          <table:table-cell table:formula="of:=[.C134]*10^9" office:value-type="float" office:value="-1.227761" calcext:value-type="float">
            <text:p>-1.227761</text:p>
          </table:table-cell>
          <table:table-cell table:formula="of:=[.$N$1]*[.D134]" office:value-type="float" office:value="-1.05799199176673" calcext:value-type="float">
            <text:p>-1.05799199176673</text:p>
          </table:table-cell>
          <table:table-cell table:number-columns-repeated="9"/>
        </table:table-row>
        <table:table-row table:style-name="ro1">
          <table:table-cell office:value-type="time" office:time-value="PT14H32M32.087S" calcext:value-type="time">
            <text:p>14:32:32.09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1419876" calcext:value-type="float">
            <text:p>-1.42E-09</text:p>
          </table:table-cell>
          <table:table-cell table:formula="of:=[.C135]*10^9" office:value-type="float" office:value="-1.419876" calcext:value-type="float">
            <text:p>-1.419876</text:p>
          </table:table-cell>
          <table:table-cell table:formula="of:=[.$N$1]*[.D135]" office:value-type="float" office:value="-1.22354223444284" calcext:value-type="float">
            <text:p>-1.22354223444284</text:p>
          </table:table-cell>
          <table:table-cell/>
          <table:table-cell office:value-type="float" office:value="-130" calcext:value-type="float">
            <text:p>-130</text:p>
          </table:table-cell>
          <table:table-cell table:formula="of:=AVERAGE([.E134:.E138])" office:value-type="float" office:value="-1.11953068317722" calcext:value-type="float">
            <text:p>-1.11953068317722</text:p>
          </table:table-cell>
          <table:table-cell office:value-type="float" office:value="0.05" calcext:value-type="float">
            <text:p>0.05</text:p>
          </table:table-cell>
          <table:table-cell table:formula="of:=SQRT(([.H135]*[.$N$2])^2+([.$N$1]*[.L135])^2)" office:value-type="float" office:value="0.112829001169221" calcext:value-type="float">
            <text:p>0.112829001169221</text:p>
          </table:table-cell>
          <table:table-cell/>
          <table:table-cell table:formula="of:=(MAX([.E134:.E138])-MIN([.E134:.E138]))/2" office:value-type="float" office:value="0.130570682382381" calcext:value-type="float">
            <text:p>0.130570682382381</text:p>
          </table:table-cell>
          <table:table-cell table:number-columns-repeated="2"/>
        </table:table-row>
        <table:table-row table:style-name="ro1">
          <table:table-cell office:value-type="time" office:time-value="PT14H32M32.47S" calcext:value-type="time">
            <text:p>14:32:32.47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1215532" calcext:value-type="float">
            <text:p>-1.22E-09</text:p>
          </table:table-cell>
          <table:table-cell table:formula="of:=[.C136]*10^9" office:value-type="float" office:value="-1.215532" calcext:value-type="float">
            <text:p>-1.215532</text:p>
          </table:table-cell>
          <table:table-cell table:formula="of:=[.$N$1]*[.D136]" office:value-type="float" office:value="-1.04745396028722" calcext:value-type="float">
            <text:p>-1.04745396028722</text:p>
          </table:table-cell>
          <table:table-cell table:number-columns-repeated="9"/>
        </table:table-row>
        <table:table-row table:style-name="ro1">
          <table:table-cell office:value-type="time" office:time-value="PT14H32M32.854S" calcext:value-type="time">
            <text:p>14:32:32.85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1467874" calcext:value-type="float">
            <text:p>-1.47E-09</text:p>
          </table:table-cell>
          <table:table-cell table:formula="of:=[.C137]*10^9" office:value-type="float" office:value="-1.467874" calcext:value-type="float">
            <text:p>-1.467874</text:p>
          </table:table-cell>
          <table:table-cell table:formula="of:=[.$N$1]*[.D137]" office:value-type="float" office:value="-1.26490329707703" calcext:value-type="float">
            <text:p>-1.26490329707703</text:p>
          </table:table-cell>
          <table:table-cell table:number-columns-repeated="9"/>
        </table:table-row>
        <table:table-row table:style-name="ro1">
          <table:table-cell office:value-type="time" office:time-value="PT14H32M33.238S" calcext:value-type="time">
            <text:p>14:32:33.24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1164829" calcext:value-type="float">
            <text:p>-1.16E-09</text:p>
          </table:table-cell>
          <table:table-cell table:formula="of:=[.C138]*10^9" office:value-type="float" office:value="-1.164829" calcext:value-type="float">
            <text:p>-1.164829</text:p>
          </table:table-cell>
          <table:table-cell table:formula="of:=[.$N$1]*[.D138]" office:value-type="float" office:value="-1.00376193231227" calcext:value-type="float">
            <text:p>-1.00376193231227</text:p>
          </table:table-cell>
          <table:table-cell table:number-columns-repeated="9"/>
        </table:table-row>
        <table:table-row table:style-name="ro1">
          <table:table-cell office:value-type="time" office:time-value="PT14H32M33.622S" calcext:value-type="time">
            <text:p>14:32:33.62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1569942" calcext:value-type="float">
            <text:p>-1.57E-09</text:p>
          </table:table-cell>
          <table:table-cell table:formula="of:=[.C139]*10^9" office:value-type="float" office:value="-1.569942" calcext:value-type="float">
            <text:p>-1.569942</text:p>
          </table:table-cell>
          <table:table-cell table:formula="of:=[.$N$1]*[.D139]" office:value-type="float" office:value="-1.35285781478499" calcext:value-type="float">
            <text:p>-1.35285781478499</text:p>
          </table:table-cell>
          <table:table-cell table:number-columns-repeated="9"/>
        </table:table-row>
        <table:table-row table:style-name="ro1">
          <table:table-cell office:value-type="time" office:time-value="PT14H32M34.005S" calcext:value-type="time">
            <text:p>14:32:34.01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1566279" calcext:value-type="float">
            <text:p>-1.57E-09</text:p>
          </table:table-cell>
          <table:table-cell table:formula="of:=[.C140]*10^9" office:value-type="float" office:value="-1.566279" calcext:value-type="float">
            <text:p>-1.566279</text:p>
          </table:table-cell>
          <table:table-cell table:formula="of:=[.$N$1]*[.D140]" office:value-type="float" office:value="-1.34970131717199" calcext:value-type="float">
            <text:p>-1.34970131717199</text:p>
          </table:table-cell>
          <table:table-cell/>
          <table:table-cell office:value-type="float" office:value="-135" calcext:value-type="float">
            <text:p>-135</text:p>
          </table:table-cell>
          <table:table-cell table:formula="of:=AVERAGE([.E139:.E143])" office:value-type="float" office:value="-1.32987509973246" calcext:value-type="float">
            <text:p>-1.32987509973246</text:p>
          </table:table-cell>
          <table:table-cell office:value-type="float" office:value="0.05" calcext:value-type="float">
            <text:p>0.05</text:p>
          </table:table-cell>
          <table:table-cell table:formula="of:=SQRT(([.H140]*[.$N$2])^2+([.$N$1]*[.L140])^2)" office:value-type="float" office:value="0.119663985791004" calcext:value-type="float">
            <text:p>0.119663985791004</text:p>
          </table:table-cell>
          <table:table-cell/>
          <table:table-cell table:formula="of:=(MAX([.E139:.E143])-MIN([.E139:.E143]))/2" office:value-type="float" office:value="0.138382216879213" calcext:value-type="float">
            <text:p>0.138382216879213</text:p>
          </table:table-cell>
          <table:table-cell table:number-columns-repeated="2"/>
        </table:table-row>
        <table:table-row table:style-name="ro1">
          <table:table-cell office:value-type="time" office:time-value="PT14H32M34.389S" calcext:value-type="time">
            <text:p>14:32:34.39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1451485" calcext:value-type="float">
            <text:p>-1.45E-09</text:p>
          </table:table-cell>
          <table:table-cell table:formula="of:=[.C141]*10^9" office:value-type="float" office:value="-1.451485" calcext:value-type="float">
            <text:p>-1.451485</text:p>
          </table:table-cell>
          <table:table-cell table:formula="of:=[.$N$1]*[.D141]" office:value-type="float" office:value="-1.25078049080361" calcext:value-type="float">
            <text:p>-1.25078049080361</text:p>
          </table:table-cell>
          <table:table-cell table:number-columns-repeated="9"/>
        </table:table-row>
        <table:table-row table:style-name="ro1">
          <table:table-cell office:value-type="time" office:time-value="PT14H32M34.772S" calcext:value-type="time">
            <text:p>14:32:34.77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1724913" calcext:value-type="float">
            <text:p>-1.72E-09</text:p>
          </table:table-cell>
          <table:table-cell table:formula="of:=[.C142]*10^9" office:value-type="float" office:value="-1.724913" calcext:value-type="float">
            <text:p>-1.724913</text:p>
          </table:table-cell>
          <table:table-cell table:formula="of:=[.$N$1]*[.D142]" office:value-type="float" office:value="-1.48640015483007" calcext:value-type="float">
            <text:p>-1.48640015483007</text:p>
          </table:table-cell>
          <table:table-cell table:number-columns-repeated="9"/>
        </table:table-row>
        <table:table-row table:style-name="ro1">
          <table:table-cell office:value-type="time" office:time-value="PT14H32M35.156S" calcext:value-type="time">
            <text:p>14:32:35.16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1403738" calcext:value-type="float">
            <text:p>-1.40E-09</text:p>
          </table:table-cell>
          <table:table-cell table:formula="of:=[.C143]*10^9" office:value-type="float" office:value="-1.403738" calcext:value-type="float">
            <text:p>-1.403738</text:p>
          </table:table-cell>
          <table:table-cell table:formula="of:=[.$N$1]*[.D143]" office:value-type="float" office:value="-1.20963572107164" calcext:value-type="float">
            <text:p>-1.20963572107164</text:p>
          </table:table-cell>
          <table:table-cell table:number-columns-repeated="9"/>
        </table:table-row>
        <table:table-row table:style-name="ro1">
          <table:table-cell office:value-type="time" office:time-value="PT14H32M35.541S" calcext:value-type="time">
            <text:p>14:32:35.54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1733274" calcext:value-type="float">
            <text:p>-1.73E-09</text:p>
          </table:table-cell>
          <table:table-cell table:formula="of:=[.C144]*10^9" office:value-type="float" office:value="-1.733274" calcext:value-type="float">
            <text:p>-1.733274</text:p>
          </table:table-cell>
          <table:table-cell table:formula="of:=[.$N$1]*[.D144]" office:value-type="float" office:value="-1.49360503513101" calcext:value-type="float">
            <text:p>-1.49360503513101</text:p>
          </table:table-cell>
          <table:table-cell table:number-columns-repeated="9"/>
        </table:table-row>
        <table:table-row table:style-name="ro1">
          <table:table-cell office:value-type="time" office:time-value="PT14H32M35.924S" calcext:value-type="time">
            <text:p>14:32:35.92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1939408" calcext:value-type="float">
            <text:p>-1.94E-09</text:p>
          </table:table-cell>
          <table:table-cell table:formula="of:=[.C145]*10^9" office:value-type="float" office:value="-1.939408" calcext:value-type="float">
            <text:p>-1.939408</text:p>
          </table:table-cell>
          <table:table-cell table:formula="of:=[.$N$1]*[.D145]" office:value-type="float" office:value="-1.67123579651766" calcext:value-type="float">
            <text:p>-1.67123579651766</text:p>
          </table:table-cell>
          <table:table-cell/>
          <table:table-cell office:value-type="float" office:value="-140" calcext:value-type="float">
            <text:p>-140</text:p>
          </table:table-cell>
          <table:table-cell table:formula="of:=AVERAGE([.E144:.E148])" office:value-type="float" office:value="-1.55173250310419" calcext:value-type="float">
            <text:p>-1.55173250310419</text:p>
          </table:table-cell>
          <table:table-cell office:value-type="float" office:value="0.05" calcext:value-type="float">
            <text:p>0.05</text:p>
          </table:table-cell>
          <table:table-cell table:formula="of:=SQRT(([.H145]*[.$N$2])^2+([.$N$1]*[.L145])^2)" office:value-type="float" office:value="0.106557880835984" calcext:value-type="float">
            <text:p>0.106557880835984</text:p>
          </table:table-cell>
          <table:table-cell/>
          <table:table-cell table:formula="of:=(MAX([.E144:.E148])-MIN([.E144:.E148]))/2" office:value-type="float" office:value="0.122916412645137" calcext:value-type="float">
            <text:p>0.122916412645137</text:p>
          </table:table-cell>
          <table:table-cell table:number-columns-repeated="2"/>
        </table:table-row>
        <table:table-row table:style-name="ro1">
          <table:table-cell office:value-type="time" office:time-value="PT14H32M36.308S" calcext:value-type="time">
            <text:p>14:32:36.31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1665395" calcext:value-type="float">
            <text:p>-1.67E-09</text:p>
          </table:table-cell>
          <table:table-cell table:formula="of:=[.C146]*10^9" office:value-type="float" office:value="-1.665395" calcext:value-type="float">
            <text:p>-1.665395</text:p>
          </table:table-cell>
          <table:table-cell table:formula="of:=[.$N$1]*[.D146]" office:value-type="float" office:value="-1.43511202353581" calcext:value-type="float">
            <text:p>-1.43511202353581</text:p>
          </table:table-cell>
          <table:table-cell table:number-columns-repeated="9"/>
        </table:table-row>
        <table:table-row table:style-name="ro1">
          <table:table-cell office:value-type="time" office:time-value="PT14H32M36.692S" calcext:value-type="time">
            <text:p>14:32:36.69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1950675" calcext:value-type="float">
            <text:p>-1.95E-09</text:p>
          </table:table-cell>
          <table:table-cell table:formula="of:=[.C147]*10^9" office:value-type="float" office:value="-1.950675" calcext:value-type="float">
            <text:p>-1.950675</text:p>
          </table:table-cell>
          <table:table-cell table:formula="of:=[.$N$1]*[.D147]" office:value-type="float" office:value="-1.68094484882608" calcext:value-type="float">
            <text:p>-1.68094484882608</text:p>
          </table:table-cell>
          <table:table-cell table:number-columns-repeated="9"/>
        </table:table-row>
        <table:table-row table:style-name="ro1">
          <table:table-cell office:value-type="time" office:time-value="PT14H32M37.076S" calcext:value-type="time">
            <text:p>14:32:37.08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1714892" calcext:value-type="float">
            <text:p>-1.71E-09</text:p>
          </table:table-cell>
          <table:table-cell table:formula="of:=[.C148]*10^9" office:value-type="float" office:value="-1.714892" calcext:value-type="float">
            <text:p>-1.714892</text:p>
          </table:table-cell>
          <table:table-cell table:formula="of:=[.$N$1]*[.D148]" office:value-type="float" office:value="-1.4777648115104" calcext:value-type="float">
            <text:p>-1.4777648115104</text:p>
          </table:table-cell>
          <table:table-cell table:number-columns-repeated="9"/>
        </table:table-row>
        <table:table-row table:style-name="ro1">
          <table:table-cell office:value-type="time" office:time-value="PT14H32M37.46S" calcext:value-type="time">
            <text:p>14:32:37.46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1940113" calcext:value-type="float">
            <text:p>-1.94E-09</text:p>
          </table:table-cell>
          <table:table-cell table:formula="of:=[.C149]*10^9" office:value-type="float" office:value="-1.940113" calcext:value-type="float">
            <text:p>-1.940113</text:p>
          </table:table-cell>
          <table:table-cell table:formula="of:=[.$N$1]*[.D149]" office:value-type="float" office:value="-1.67184331243827" calcext:value-type="float">
            <text:p>-1.67184331243827</text:p>
          </table:table-cell>
          <table:table-cell table:number-columns-repeated="9"/>
        </table:table-row>
        <table:table-row table:style-name="ro1">
          <table:table-cell office:value-type="time" office:time-value="PT14H32M37.844S" calcext:value-type="time">
            <text:p>14:32:37.84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2235294" calcext:value-type="float">
            <text:p>-2.24E-09</text:p>
          </table:table-cell>
          <table:table-cell table:formula="of:=[.C150]*10^9" office:value-type="float" office:value="-2.235294" calcext:value-type="float">
            <text:p>-2.235294</text:p>
          </table:table-cell>
          <table:table-cell table:formula="of:=[.$N$1]*[.D150]" office:value-type="float" office:value="-1.926208074083" calcext:value-type="float">
            <text:p>-1.926208074083</text:p>
          </table:table-cell>
          <table:table-cell/>
          <table:table-cell office:value-type="float" office:value="-145" calcext:value-type="float">
            <text:p>-145</text:p>
          </table:table-cell>
          <table:table-cell table:formula="of:=AVERAGE([.E149:.E153])" office:value-type="float" office:value="-1.77663644801593" calcext:value-type="float">
            <text:p>-1.77663644801593</text:p>
          </table:table-cell>
          <table:table-cell office:value-type="float" office:value="0.05" calcext:value-type="float">
            <text:p>0.05</text:p>
          </table:table-cell>
          <table:table-cell table:formula="of:=SQRT(([.H150]*[.$N$2])^2+([.$N$1]*[.L150])^2)" office:value-type="float" office:value="0.110403657593534" calcext:value-type="float">
            <text:p>0.110403657593534</text:p>
          </table:table-cell>
          <table:table-cell/>
          <table:table-cell table:formula="of:=(MAX([.E149:.E153])-MIN([.E149:.E153]))/2" office:value-type="float" office:value="0.127182380822365" calcext:value-type="float">
            <text:p>0.127182380822365</text:p>
          </table:table-cell>
          <table:table-cell table:number-columns-repeated="2"/>
        </table:table-row>
        <table:table-row table:style-name="ro1">
          <table:table-cell office:value-type="time" office:time-value="PT14H32M38.228S" calcext:value-type="time">
            <text:p>14:32:38.23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1969812" calcext:value-type="float">
            <text:p>-1.97E-09</text:p>
          </table:table-cell>
          <table:table-cell table:formula="of:=[.C151]*10^9" office:value-type="float" office:value="-1.969812" calcext:value-type="float">
            <text:p>-1.969812</text:p>
          </table:table-cell>
          <table:table-cell table:formula="of:=[.$N$1]*[.D151]" office:value-type="float" office:value="-1.69743567460279" calcext:value-type="float">
            <text:p>-1.69743567460279</text:p>
          </table:table-cell>
          <table:table-cell table:number-columns-repeated="9"/>
        </table:table-row>
        <table:table-row table:style-name="ro1">
          <table:table-cell office:value-type="time" office:time-value="PT14H32M38.611S" calcext:value-type="time">
            <text:p>14:32:38.61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2180933" calcext:value-type="float">
            <text:p>-2.18E-09</text:p>
          </table:table-cell>
          <table:table-cell table:formula="of:=[.C152]*10^9" office:value-type="float" office:value="-2.180933" calcext:value-type="float">
            <text:p>-2.180933</text:p>
          </table:table-cell>
          <table:table-cell table:formula="of:=[.$N$1]*[.D152]" office:value-type="float" office:value="-1.87936385711859" calcext:value-type="float">
            <text:p>-1.87936385711859</text:p>
          </table:table-cell>
          <table:table-cell table:number-columns-repeated="9"/>
        </table:table-row>
        <table:table-row table:style-name="ro1">
          <table:table-cell office:value-type="time" office:time-value="PT14H32M38.995S" calcext:value-type="time">
            <text:p>14:32:39.00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1982456" calcext:value-type="float">
            <text:p>-1.98E-09</text:p>
          </table:table-cell>
          <table:table-cell table:formula="of:=[.C153]*10^9" office:value-type="float" office:value="-1.982456" calcext:value-type="float">
            <text:p>-1.982456</text:p>
          </table:table-cell>
          <table:table-cell table:formula="of:=[.$N$1]*[.D153]" office:value-type="float" office:value="-1.70833132183699" calcext:value-type="float">
            <text:p>-1.70833132183699</text:p>
          </table:table-cell>
          <table:table-cell table:number-columns-repeated="9"/>
        </table:table-row>
        <table:table-row table:style-name="ro1">
          <table:table-cell office:value-type="time" office:time-value="PT14H32M39.379S" calcext:value-type="time">
            <text:p>14:32:39.38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2376336" calcext:value-type="float">
            <text:p>-2.38E-09</text:p>
          </table:table-cell>
          <table:table-cell table:formula="of:=[.C154]*10^9" office:value-type="float" office:value="-2.376336" calcext:value-type="float">
            <text:p>-2.376336</text:p>
          </table:table-cell>
          <table:table-cell table:formula="of:=[.$N$1]*[.D154]" office:value-type="float" office:value="-2.04774745064143" calcext:value-type="float">
            <text:p>-2.04774745064143</text:p>
          </table:table-cell>
          <table:table-cell table:number-columns-repeated="9"/>
        </table:table-row>
        <table:table-row table:style-name="ro1">
          <table:table-cell office:value-type="time" office:time-value="PT14H32M39.763S" calcext:value-type="time">
            <text:p>14:32:39.76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2338735" calcext:value-type="float">
            <text:p>-2.34E-09</text:p>
          </table:table-cell>
          <table:table-cell table:formula="of:=[.C155]*10^9" office:value-type="float" office:value="-2.338735" calcext:value-type="float">
            <text:p>-2.338735</text:p>
          </table:table-cell>
          <table:table-cell table:formula="of:=[.$N$1]*[.D155]" office:value-type="float" office:value="-2.01534573981789" calcext:value-type="float">
            <text:p>-2.01534573981789</text:p>
          </table:table-cell>
          <table:table-cell/>
          <table:table-cell office:value-type="float" office:value="-150" calcext:value-type="float">
            <text:p>-150</text:p>
          </table:table-cell>
          <table:table-cell table:formula="of:=AVERAGE([.E154:.E158])" office:value-type="float" office:value="-2.03641439194441" calcext:value-type="float">
            <text:p>-2.03641439194441</text:p>
          </table:table-cell>
          <table:table-cell office:value-type="float" office:value="0.05" calcext:value-type="float">
            <text:p>0.05</text:p>
          </table:table-cell>
          <table:table-cell table:formula="of:=SQRT(([.H155]*[.$N$2])^2+([.$N$1]*[.L155])^2)" office:value-type="float" office:value="0.0410178218684663" calcext:value-type="float">
            <text:p>0.041017821868466</text:p>
          </table:table-cell>
          <table:table-cell/>
          <table:table-cell table:formula="of:=(MAX([.E154:.E158])-MIN([.E154:.E158]))/2" office:value-type="float" office:value="0.0441750246749435" calcext:value-type="float">
            <text:p>0.044175024674944</text:p>
          </table:table-cell>
          <table:table-cell table:number-columns-repeated="2"/>
        </table:table-row>
        <table:table-row table:style-name="ro1">
          <table:table-cell office:value-type="time" office:time-value="PT14H32M40.147S" calcext:value-type="time">
            <text:p>14:32:40.15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2424293" calcext:value-type="float">
            <text:p>-2.42E-09</text:p>
          </table:table-cell>
          <table:table-cell table:formula="of:=[.C156]*10^9" office:value-type="float" office:value="-2.424293" calcext:value-type="float">
            <text:p>-2.424293</text:p>
          </table:table-cell>
          <table:table-cell table:formula="of:=[.$N$1]*[.D156]" office:value-type="float" office:value="-2.08907318256251" calcext:value-type="float">
            <text:p>-2.08907318256251</text:p>
          </table:table-cell>
          <table:table-cell table:number-columns-repeated="9"/>
        </table:table-row>
        <table:table-row table:style-name="ro1">
          <table:table-cell office:value-type="time" office:time-value="PT14H32M40.531S" calcext:value-type="time">
            <text:p>14:32:40.53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2354792" calcext:value-type="float">
            <text:p>-2.35E-09</text:p>
          </table:table-cell>
          <table:table-cell table:formula="of:=[.C157]*10^9" office:value-type="float" office:value="-2.354792" calcext:value-type="float">
            <text:p>-2.354792</text:p>
          </table:table-cell>
          <table:table-cell table:formula="of:=[.$N$1]*[.D157]" office:value-type="float" office:value="-2.02918245348757" calcext:value-type="float">
            <text:p>-2.02918245348757</text:p>
          </table:table-cell>
          <table:table-cell table:number-columns-repeated="9"/>
        </table:table-row>
        <table:table-row table:style-name="ro1">
          <table:table-cell office:value-type="time" office:time-value="PT14H32M40.915S" calcext:value-type="time">
            <text:p>14:32:40.92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2321766" calcext:value-type="float">
            <text:p>-2.32E-09</text:p>
          </table:table-cell>
          <table:table-cell table:formula="of:=[.C158]*10^9" office:value-type="float" office:value="-2.321766" calcext:value-type="float">
            <text:p>-2.321766</text:p>
          </table:table-cell>
          <table:table-cell table:formula="of:=[.$N$1]*[.D158]" office:value-type="float" office:value="-2.00072313321263" calcext:value-type="float">
            <text:p>-2.00072313321263</text:p>
          </table:table-cell>
          <table:table-cell table:number-columns-repeated="9"/>
        </table:table-row>
        <table:table-row table:style-name="ro1">
          <table:table-cell office:value-type="time" office:time-value="PT14H32M41.299S" calcext:value-type="time">
            <text:p>14:32:41.30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2874863" calcext:value-type="float">
            <text:p>-2.87E-09</text:p>
          </table:table-cell>
          <table:table-cell table:formula="of:=[.C159]*10^9" office:value-type="float" office:value="-2.874863" calcext:value-type="float">
            <text:p>-2.874863</text:p>
          </table:table-cell>
          <table:table-cell table:formula="of:=[.$N$1]*[.D159]" office:value-type="float" office:value="-2.47734048518113" calcext:value-type="float">
            <text:p>-2.47734048518113</text:p>
          </table:table-cell>
          <table:table-cell table:number-columns-repeated="9"/>
        </table:table-row>
        <table:table-row table:style-name="ro1">
          <table:table-cell office:value-type="time" office:time-value="PT14H32M41.682S" calcext:value-type="time">
            <text:p>14:32:41.68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258854" calcext:value-type="float">
            <text:p>-2.59E-09</text:p>
          </table:table-cell>
          <table:table-cell table:formula="of:=[.C160]*10^9" office:value-type="float" office:value="-2.58854" calcext:value-type="float">
            <text:p>-2.58854</text:p>
          </table:table-cell>
          <table:table-cell table:formula="of:=[.$N$1]*[.D160]" office:value-type="float" office:value="-2.23060888101825" calcext:value-type="float">
            <text:p>-2.23060888101825</text:p>
          </table:table-cell>
          <table:table-cell/>
          <table:table-cell office:value-type="float" office:value="-155" calcext:value-type="float">
            <text:p>-155</text:p>
          </table:table-cell>
          <table:table-cell table:formula="of:=AVERAGE([.E159:.E163])" office:value-type="float" office:value="-2.34750907642752" calcext:value-type="float">
            <text:p>-2.34750907642752</text:p>
          </table:table-cell>
          <table:table-cell office:value-type="float" office:value="0.05" calcext:value-type="float">
            <text:p>0.05</text:p>
          </table:table-cell>
          <table:table-cell table:formula="of:=SQRT(([.H160]*[.$N$2])^2+([.$N$1]*[.L160])^2)" office:value-type="float" office:value="0.107756187597467" calcext:value-type="float">
            <text:p>0.107756187597467</text:p>
          </table:table-cell>
          <table:table-cell/>
          <table:table-cell table:formula="of:=(MAX([.E159:.E163])-MIN([.E159:.E163]))/2" office:value-type="float" office:value="0.123365802081441" calcext:value-type="float">
            <text:p>0.123365802081441</text:p>
          </table:table-cell>
          <table:table-cell table:number-columns-repeated="2"/>
        </table:table-row>
        <table:table-row table:style-name="ro1">
          <table:table-cell office:value-type="time" office:time-value="PT14H32M42.066S" calcext:value-type="time">
            <text:p>14:32:42.07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2844628" calcext:value-type="float">
            <text:p>-2.84E-09</text:p>
          </table:table-cell>
          <table:table-cell table:formula="of:=[.C161]*10^9" office:value-type="float" office:value="-2.844628" calcext:value-type="float">
            <text:p>-2.844628</text:p>
          </table:table-cell>
          <table:table-cell table:formula="of:=[.$N$1]*[.D161]" office:value-type="float" office:value="-2.451286238572" calcext:value-type="float">
            <text:p>-2.451286238572</text:p>
          </table:table-cell>
          <table:table-cell table:number-columns-repeated="9"/>
        </table:table-row>
        <table:table-row table:style-name="ro1">
          <table:table-cell office:value-type="time" office:time-value="PT14H32M42.45S" calcext:value-type="time">
            <text:p>14:32:42.45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2640407" calcext:value-type="float">
            <text:p>-2.64E-09</text:p>
          </table:table-cell>
          <table:table-cell table:formula="of:=[.C162]*10^9" office:value-type="float" office:value="-2.640407" calcext:value-type="float">
            <text:p>-2.640407</text:p>
          </table:table-cell>
          <table:table-cell table:formula="of:=[.$N$1]*[.D162]" office:value-type="float" office:value="-2.27530395655572" calcext:value-type="float">
            <text:p>-2.27530395655572</text:p>
          </table:table-cell>
          <table:table-cell table:number-columns-repeated="9"/>
        </table:table-row>
        <table:table-row table:style-name="ro1">
          <table:table-cell office:value-type="time" office:time-value="PT14H32M42.834S" calcext:value-type="time">
            <text:p>14:32:42.83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2672554" calcext:value-type="float">
            <text:p>-2.67E-09</text:p>
          </table:table-cell>
          <table:table-cell table:formula="of:=[.C163]*10^9" office:value-type="float" office:value="-2.672554" calcext:value-type="float">
            <text:p>-2.672554</text:p>
          </table:table-cell>
          <table:table-cell table:formula="of:=[.$N$1]*[.D163]" office:value-type="float" office:value="-2.30300582081051" calcext:value-type="float">
            <text:p>-2.30300582081051</text:p>
          </table:table-cell>
          <table:table-cell table:number-columns-repeated="9"/>
        </table:table-row>
        <table:table-row table:style-name="ro1">
          <table:table-cell office:value-type="time" office:time-value="PT14H32M43.218S" calcext:value-type="time">
            <text:p>14:32:43.22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3219327" calcext:value-type="float">
            <text:p>-3.22E-09</text:p>
          </table:table-cell>
          <table:table-cell table:formula="of:=[.C164]*10^9" office:value-type="float" office:value="-3.219327" calcext:value-type="float">
            <text:p>-3.219327</text:p>
          </table:table-cell>
          <table:table-cell table:formula="of:=[.$N$1]*[.D164]" office:value-type="float" office:value="-2.7741736257125" calcext:value-type="float">
            <text:p>-2.7741736257125</text:p>
          </table:table-cell>
          <table:table-cell table:number-columns-repeated="9"/>
        </table:table-row>
        <table:table-row table:style-name="ro1">
          <table:table-cell office:value-type="time" office:time-value="PT14H32M43.6S" calcext:value-type="time">
            <text:p>14:32:43.60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2944698" calcext:value-type="float">
            <text:p>-2.94E-09</text:p>
          </table:table-cell>
          <table:table-cell table:formula="of:=[.C165]*10^9" office:value-type="float" office:value="-2.944698" calcext:value-type="float">
            <text:p>-2.944698</text:p>
          </table:table-cell>
          <table:table-cell table:formula="of:=[.$N$1]*[.D165]" office:value-type="float" office:value="-2.53751903030924" calcext:value-type="float">
            <text:p>-2.53751903030924</text:p>
          </table:table-cell>
          <table:table-cell/>
          <table:table-cell office:value-type="float" office:value="-160" calcext:value-type="float">
            <text:p>-160</text:p>
          </table:table-cell>
          <table:table-cell table:formula="of:=AVERAGE([.E164:.E168])" office:value-type="float" office:value="-2.63558502576522" calcext:value-type="float">
            <text:p>-2.63558502576522</text:p>
          </table:table-cell>
          <table:table-cell office:value-type="float" office:value="0.05" calcext:value-type="float">
            <text:p>0.05</text:p>
          </table:table-cell>
          <table:table-cell table:formula="of:=SQRT(([.H165]*[.$N$2])^2+([.$N$1]*[.L165])^2)" office:value-type="float" office:value="0.115181012489932" calcext:value-type="float">
            <text:p>0.115181012489932</text:p>
          </table:table-cell>
          <table:table-cell/>
          <table:table-cell table:formula="of:=(MAX([.E164:.E168])-MIN([.E164:.E168]))/2" office:value-type="float" office:value="0.131679291221892" calcext:value-type="float">
            <text:p>0.131679291221892</text:p>
          </table:table-cell>
          <table:table-cell table:number-columns-repeated="2"/>
        </table:table-row>
        <table:table-row table:style-name="ro1">
          <table:table-cell office:value-type="time" office:time-value="PT14H32M43.984S" calcext:value-type="time">
            <text:p>14:32:43.98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3066726" calcext:value-type="float">
            <text:p>-3.07E-09</text:p>
          </table:table-cell>
          <table:table-cell table:formula="of:=[.C166]*10^9" office:value-type="float" office:value="-3.066726" calcext:value-type="float">
            <text:p>-3.066726</text:p>
          </table:table-cell>
          <table:table-cell table:formula="of:=[.$N$1]*[.D166]" office:value-type="float" office:value="-2.6426735732303" calcext:value-type="float">
            <text:p>-2.6426735732303</text:p>
          </table:table-cell>
          <table:table-cell table:number-columns-repeated="9"/>
        </table:table-row>
        <table:table-row table:style-name="ro1">
          <table:table-cell office:value-type="time" office:time-value="PT14H32M44.369S" calcext:value-type="time">
            <text:p>14:32:44.37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314804" calcext:value-type="float">
            <text:p>-3.15E-09</text:p>
          </table:table-cell>
          <table:table-cell table:formula="of:=[.C167]*10^9" office:value-type="float" office:value="-3.14804" calcext:value-type="float">
            <text:p>-3.14804</text:p>
          </table:table-cell>
          <table:table-cell table:formula="of:=[.$N$1]*[.D167]" office:value-type="float" office:value="-2.71274385630536" calcext:value-type="float">
            <text:p>-2.71274385630536</text:p>
          </table:table-cell>
          <table:table-cell table:number-columns-repeated="9"/>
        </table:table-row>
        <table:table-row table:style-name="ro1">
          <table:table-cell office:value-type="time" office:time-value="PT14H32M44.753S" calcext:value-type="time">
            <text:p>14:32:44.75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2913709" calcext:value-type="float">
            <text:p>-2.91E-09</text:p>
          </table:table-cell>
          <table:table-cell table:formula="of:=[.C168]*10^9" office:value-type="float" office:value="-2.913709" calcext:value-type="float">
            <text:p>-2.913709</text:p>
          </table:table-cell>
          <table:table-cell table:formula="of:=[.$N$1]*[.D168]" office:value-type="float" office:value="-2.51081504326871" calcext:value-type="float">
            <text:p>-2.51081504326871</text:p>
          </table:table-cell>
          <table:table-cell table:number-columns-repeated="9"/>
        </table:table-row>
        <table:table-row table:style-name="ro1">
          <table:table-cell office:value-type="time" office:time-value="PT14H32M45.137S" calcext:value-type="time">
            <text:p>14:32:45.14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3390898" calcext:value-type="float">
            <text:p>-3.39E-09</text:p>
          </table:table-cell>
          <table:table-cell table:formula="of:=[.C169]*10^9" office:value-type="float" office:value="-3.390898" calcext:value-type="float">
            <text:p>-3.390898</text:p>
          </table:table-cell>
          <table:table-cell table:formula="of:=[.$N$1]*[.D169]" office:value-type="float" office:value="-2.92202059594482" calcext:value-type="float">
            <text:p>-2.92202059594482</text:p>
          </table:table-cell>
          <table:table-cell table:number-columns-repeated="9"/>
        </table:table-row>
        <table:table-row table:style-name="ro1">
          <table:table-cell office:value-type="time" office:time-value="PT14H32M45.52S" calcext:value-type="time">
            <text:p>14:32:45.52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3476916" calcext:value-type="float">
            <text:p>-3.48E-09</text:p>
          </table:table-cell>
          <table:table-cell table:formula="of:=[.C170]*10^9" office:value-type="float" office:value="-3.476916" calcext:value-type="float">
            <text:p>-3.476916</text:p>
          </table:table-cell>
          <table:table-cell table:formula="of:=[.$N$1]*[.D170]" office:value-type="float" office:value="-2.99614443205608" calcext:value-type="float">
            <text:p>-2.99614443205608</text:p>
          </table:table-cell>
          <table:table-cell/>
          <table:table-cell office:value-type="float" office:value="-165" calcext:value-type="float">
            <text:p>-165</text:p>
          </table:table-cell>
          <table:table-cell table:formula="of:=AVERAGE([.E169:.E173])" office:value-type="float" office:value="-2.96732594492197" calcext:value-type="float">
            <text:p>-2.96732594492197</text:p>
          </table:table-cell>
          <table:table-cell office:value-type="float" office:value="0.05" calcext:value-type="float">
            <text:p>0.05</text:p>
          </table:table-cell>
          <table:table-cell table:formula="of:=SQRT(([.H170]*[.$N$2])^2+([.$N$1]*[.L170])^2)" office:value-type="float" office:value="0.0752976986116937" calcext:value-type="float">
            <text:p>0.075297698611694</text:p>
          </table:table-cell>
          <table:table-cell/>
          <table:table-cell table:formula="of:=(MAX([.E169:.E173])-MIN([.E169:.E173]))/2" office:value-type="float" office:value="0.0834744109402818" calcext:value-type="float">
            <text:p>0.083474410940282</text:p>
          </table:table-cell>
          <table:table-cell table:number-columns-repeated="2"/>
        </table:table-row>
        <table:table-row table:style-name="ro1">
          <table:table-cell office:value-type="time" office:time-value="PT14H32M45.904S" calcext:value-type="time">
            <text:p>14:32:45.90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3430998" calcext:value-type="float">
            <text:p>-3.43E-09</text:p>
          </table:table-cell>
          <table:table-cell table:formula="of:=[.C171]*10^9" office:value-type="float" office:value="-3.430998" calcext:value-type="float">
            <text:p>-3.430998</text:p>
          </table:table-cell>
          <table:table-cell table:formula="of:=[.$N$1]*[.D171]" office:value-type="float" office:value="-2.95657575681884" calcext:value-type="float">
            <text:p>-2.95657575681884</text:p>
          </table:table-cell>
          <table:table-cell table:number-columns-repeated="9"/>
        </table:table-row>
        <table:table-row table:style-name="ro1">
          <table:table-cell office:value-type="time" office:time-value="PT14H32M46.287S" calcext:value-type="time">
            <text:p>14:32:46.29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3556146" calcext:value-type="float">
            <text:p>-3.56E-09</text:p>
          </table:table-cell>
          <table:table-cell table:formula="of:=[.C172]*10^9" office:value-type="float" office:value="-3.556146" calcext:value-type="float">
            <text:p>-3.556146</text:p>
          </table:table-cell>
          <table:table-cell table:formula="of:=[.$N$1]*[.D172]" office:value-type="float" office:value="-3.06441888083534" calcext:value-type="float">
            <text:p>-3.06441888083534</text:p>
          </table:table-cell>
          <table:table-cell table:number-columns-repeated="9"/>
        </table:table-row>
        <table:table-row table:style-name="ro1">
          <table:table-cell office:value-type="time" office:time-value="PT14H32M46.671S" calcext:value-type="time">
            <text:p>14:32:46.67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3362408" calcext:value-type="float">
            <text:p>-3.36E-09</text:p>
          </table:table-cell>
          <table:table-cell table:formula="of:=[.C173]*10^9" office:value-type="float" office:value="-3.362408" calcext:value-type="float">
            <text:p>-3.362408</text:p>
          </table:table-cell>
          <table:table-cell table:formula="of:=[.$N$1]*[.D173]" office:value-type="float" office:value="-2.89747005895478" calcext:value-type="float">
            <text:p>-2.89747005895478</text:p>
          </table:table-cell>
          <table:table-cell table:number-columns-repeated="9"/>
        </table:table-row>
        <table:table-row table:style-name="ro1">
          <table:table-cell office:value-type="time" office:time-value="PT14H32M47.056S" calcext:value-type="time">
            <text:p>14:32:47.06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4123551" calcext:value-type="float">
            <text:p>-4.12E-09</text:p>
          </table:table-cell>
          <table:table-cell table:formula="of:=[.C174]*10^9" office:value-type="float" office:value="-4.123551" calcext:value-type="float">
            <text:p>-4.123551</text:p>
          </table:table-cell>
          <table:table-cell table:formula="of:=[.$N$1]*[.D174]" office:value-type="float" office:value="-3.5533657899556" calcext:value-type="float">
            <text:p>-3.5533657899556</text:p>
          </table:table-cell>
          <table:table-cell table:number-columns-repeated="9"/>
        </table:table-row>
        <table:table-row table:style-name="ro1">
          <table:table-cell office:value-type="time" office:time-value="PT14H32M47.439S" calcext:value-type="time">
            <text:p>14:32:47.44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3858984" calcext:value-type="float">
            <text:p>-3.86E-09</text:p>
          </table:table-cell>
          <table:table-cell table:formula="of:=[.C175]*10^9" office:value-type="float" office:value="-3.858984" calcext:value-type="float">
            <text:p>-3.858984</text:p>
          </table:table-cell>
          <table:table-cell table:formula="of:=[.$N$1]*[.D175]" office:value-type="float" office:value="-3.32538186858512" calcext:value-type="float">
            <text:p>-3.32538186858512</text:p>
          </table:table-cell>
          <table:table-cell/>
          <table:table-cell office:value-type="float" office:value="-170" calcext:value-type="float">
            <text:p>-170</text:p>
          </table:table-cell>
          <table:table-cell table:formula="of:=AVERAGE([.E174:.E178])" office:value-type="float" office:value="-3.4346725177696" calcext:value-type="float">
            <text:p>-3.4346725177696</text:p>
          </table:table-cell>
          <table:table-cell office:value-type="float" office:value="0.05" calcext:value-type="float">
            <text:p>0.05</text:p>
          </table:table-cell>
          <table:table-cell table:formula="of:=SQRT(([.H175]*[.$N$2])^2+([.$N$1]*[.L175])^2)" office:value-type="float" office:value="0.102974311875382" calcext:value-type="float">
            <text:p>0.102974311875382</text:p>
          </table:table-cell>
          <table:table-cell/>
          <table:table-cell table:formula="of:=(MAX([.E174:.E178])-MIN([.E174:.E178]))/2" office:value-type="float" office:value="0.115696452161771" calcext:value-type="float">
            <text:p>0.115696452161771</text:p>
          </table:table-cell>
          <table:table-cell table:number-columns-repeated="2"/>
        </table:table-row>
        <table:table-row table:style-name="ro1">
          <table:table-cell office:value-type="time" office:time-value="PT14H32M47.822S" calcext:value-type="time">
            <text:p>14:32:47.82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4094183" calcext:value-type="float">
            <text:p>-4.09E-09</text:p>
          </table:table-cell>
          <table:table-cell table:formula="of:=[.C176]*10^9" office:value-type="float" office:value="-4.094183" calcext:value-type="float">
            <text:p>-4.094183</text:p>
          </table:table-cell>
          <table:table-cell table:formula="of:=[.$N$1]*[.D176]" office:value-type="float" office:value="-3.52805865867011" calcext:value-type="float">
            <text:p>-3.52805865867011</text:p>
          </table:table-cell>
          <table:table-cell table:number-columns-repeated="9"/>
        </table:table-row>
        <table:table-row table:style-name="ro1">
          <table:table-cell office:value-type="time" office:time-value="PT14H32M48.206S" calcext:value-type="time">
            <text:p>14:32:48.21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3997313" calcext:value-type="float">
            <text:p>-4.00E-09</text:p>
          </table:table-cell>
          <table:table-cell table:formula="of:=[.C177]*10^9" office:value-type="float" office:value="-3.997313" calcext:value-type="float">
            <text:p>-3.997313</text:p>
          </table:table-cell>
          <table:table-cell table:formula="of:=[.$N$1]*[.D177]" office:value-type="float" office:value="-3.44458338600512" calcext:value-type="float">
            <text:p>-3.44458338600512</text:p>
          </table:table-cell>
          <table:table-cell table:number-columns-repeated="9"/>
        </table:table-row>
        <table:table-row table:style-name="ro1">
          <table:table-cell office:value-type="time" office:time-value="PT14H32M48.59S" calcext:value-type="time">
            <text:p>14:32:48.59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3855028" calcext:value-type="float">
            <text:p>-3.86E-09</text:p>
          </table:table-cell>
          <table:table-cell table:formula="of:=[.C178]*10^9" office:value-type="float" office:value="-3.855028" calcext:value-type="float">
            <text:p>-3.855028</text:p>
          </table:table-cell>
          <table:table-cell table:formula="of:=[.$N$1]*[.D178]" office:value-type="float" office:value="-3.32197288563206" calcext:value-type="float">
            <text:p>-3.32197288563206</text:p>
          </table:table-cell>
          <table:table-cell table:number-columns-repeated="9"/>
        </table:table-row>
        <table:table-row table:style-name="ro1">
          <table:table-cell office:value-type="time" office:time-value="PT14H32M48.975S" calcext:value-type="time">
            <text:p>14:32:48.98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484996" calcext:value-type="float">
            <text:p>-4.85E-09</text:p>
          </table:table-cell>
          <table:table-cell table:formula="of:=[.C179]*10^9" office:value-type="float" office:value="-4.84996" calcext:value-type="float">
            <text:p>-4.84996</text:p>
          </table:table-cell>
          <table:table-cell table:formula="of:=[.$N$1]*[.D179]" office:value-type="float" office:value="-4.17933037487667" calcext:value-type="float">
            <text:p>-4.17933037487667</text:p>
          </table:table-cell>
          <table:table-cell table:number-columns-repeated="9"/>
        </table:table-row>
        <table:table-row table:style-name="ro1">
          <table:table-cell office:value-type="time" office:time-value="PT14H32M49.358S" calcext:value-type="time">
            <text:p>14:32:49.36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4526786" calcext:value-type="float">
            <text:p>-4.53E-09</text:p>
          </table:table-cell>
          <table:table-cell table:formula="of:=[.C180]*10^9" office:value-type="float" office:value="-4.526786" calcext:value-type="float">
            <text:p>-4.526786</text:p>
          </table:table-cell>
          <table:table-cell table:formula="of:=[.$N$1]*[.D180]" office:value-type="float" office:value="-3.9008433534228" calcext:value-type="float">
            <text:p>-3.9008433534228</text:p>
          </table:table-cell>
          <table:table-cell/>
          <table:table-cell office:value-type="float" office:value="-175" calcext:value-type="float">
            <text:p>-175</text:p>
          </table:table-cell>
          <table:table-cell table:formula="of:=AVERAGE([.E179:.E183])" office:value-type="float" office:value="-4.06604408055651" calcext:value-type="float">
            <text:p>-4.06604408055651</text:p>
          </table:table-cell>
          <table:table-cell office:value-type="float" office:value="0.05" calcext:value-type="float">
            <text:p>0.05</text:p>
          </table:table-cell>
          <table:table-cell table:formula="of:=SQRT(([.H180]*[.$N$2])^2+([.$N$1]*[.L180])^2)" office:value-type="float" office:value="0.123806054951636" calcext:value-type="float">
            <text:p>0.123806054951636</text:p>
          </table:table-cell>
          <table:table-cell/>
          <table:table-cell table:formula="of:=(MAX([.E179:.E183])-MIN([.E179:.E183]))/2" office:value-type="float" office:value="0.139243510726933" calcext:value-type="float">
            <text:p>0.139243510726933</text:p>
          </table:table-cell>
          <table:table-cell table:number-columns-repeated="2"/>
        </table:table-row>
        <table:table-row table:style-name="ro1">
          <table:table-cell office:value-type="time" office:time-value="PT14H32M49.742S" calcext:value-type="time">
            <text:p>14:32:49.74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4784871" calcext:value-type="float">
            <text:p>-4.78E-09</text:p>
          </table:table-cell>
          <table:table-cell table:formula="of:=[.C181]*10^9" office:value-type="float" office:value="-4.784871" calcext:value-type="float">
            <text:p>-4.784871</text:p>
          </table:table-cell>
          <table:table-cell table:formula="of:=[.$N$1]*[.D181]" office:value-type="float" office:value="-4.12324157522258" calcext:value-type="float">
            <text:p>-4.12324157522258</text:p>
          </table:table-cell>
          <table:table-cell table:number-columns-repeated="9"/>
        </table:table-row>
        <table:table-row table:style-name="ro1">
          <table:table-cell office:value-type="time" office:time-value="PT14H32M50.126S" calcext:value-type="time">
            <text:p>14:32:50.13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4752429" calcext:value-type="float">
            <text:p>-4.75E-09</text:p>
          </table:table-cell>
          <table:table-cell table:formula="of:=[.C182]*10^9" office:value-type="float" office:value="-4.752429" calcext:value-type="float">
            <text:p>-4.752429</text:p>
          </table:table-cell>
          <table:table-cell table:formula="of:=[.$N$1]*[.D182]" office:value-type="float" office:value="-4.09528550217832" calcext:value-type="float">
            <text:p>-4.09528550217832</text:p>
          </table:table-cell>
          <table:table-cell table:number-columns-repeated="9"/>
        </table:table-row>
        <table:table-row table:style-name="ro1">
          <table:table-cell office:value-type="time" office:time-value="PT14H32M50.509S" calcext:value-type="time">
            <text:p>14:32:50.51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4678431" calcext:value-type="float">
            <text:p>-4.68E-09</text:p>
          </table:table-cell>
          <table:table-cell table:formula="of:=[.C183]*10^9" office:value-type="float" office:value="-4.678431" calcext:value-type="float">
            <text:p>-4.678431</text:p>
          </table:table-cell>
          <table:table-cell table:formula="of:=[.$N$1]*[.D183]" office:value-type="float" office:value="-4.03151959708217" calcext:value-type="float">
            <text:p>-4.03151959708217</text:p>
          </table:table-cell>
          <table:table-cell table:number-columns-repeated="9"/>
        </table:table-row>
        <table:table-row table:style-name="ro1">
          <table:table-cell office:value-type="time" office:time-value="PT14H32M50.894S" calcext:value-type="time">
            <text:p>14:32:50.89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5987725" calcext:value-type="float">
            <text:p>-5.99E-09</text:p>
          </table:table-cell>
          <table:table-cell table:formula="of:=[.C184]*10^9" office:value-type="float" office:value="-5.987725" calcext:value-type="float">
            <text:p>-5.987725</text:p>
          </table:table-cell>
          <table:table-cell table:formula="of:=[.$N$1]*[.D184]" office:value-type="float" office:value="-5.15977058963546" calcext:value-type="float">
            <text:p>-5.15977058963546</text:p>
          </table:table-cell>
          <table:table-cell table:number-columns-repeated="9"/>
        </table:table-row>
        <table:table-row table:style-name="ro1">
          <table:table-cell office:value-type="time" office:time-value="PT14H32M51.277S" calcext:value-type="time">
            <text:p>14:32:51.28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5689124" calcext:value-type="float">
            <text:p>-5.69E-09</text:p>
          </table:table-cell>
          <table:table-cell table:formula="of:=[.C185]*10^9" office:value-type="float" office:value="-5.689124" calcext:value-type="float">
            <text:p>-5.689124</text:p>
          </table:table-cell>
          <table:table-cell table:formula="of:=[.$N$1]*[.D185]" office:value-type="float" office:value="-4.90245872948228" calcext:value-type="float">
            <text:p>-4.90245872948228</text:p>
          </table:table-cell>
          <table:table-cell/>
          <table:table-cell office:value-type="float" office:value="-180" calcext:value-type="float">
            <text:p>-180</text:p>
          </table:table-cell>
          <table:table-cell table:formula="of:=AVERAGE([.E184:.E188])" office:value-type="float" office:value="-5.01193016851093" calcext:value-type="float">
            <text:p>-5.01193016851093</text:p>
          </table:table-cell>
          <table:table-cell office:value-type="float" office:value="0.05" calcext:value-type="float">
            <text:p>0.05</text:p>
          </table:table-cell>
          <table:table-cell table:formula="of:=SQRT(([.H185]*[.$N$2])^2+([.$N$1]*[.L185])^2)" office:value-type="float" office:value="0.134052236554922" calcext:value-type="float">
            <text:p>0.134052236554922</text:p>
          </table:table-cell>
          <table:table-cell/>
          <table:table-cell table:formula="of:=(MAX([.E184:.E188])-MIN([.E184:.E188]))/2" office:value-type="float" office:value="0.149318365174778" calcext:value-type="float">
            <text:p>0.149318365174778</text:p>
          </table:table-cell>
          <table:table-cell table:number-columns-repeated="2"/>
        </table:table-row>
        <table:table-row table:style-name="ro1">
          <table:table-cell office:value-type="time" office:time-value="PT14H32M51.661S" calcext:value-type="time">
            <text:p>14:32:51.66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5834496" calcext:value-type="float">
            <text:p>-5.83E-09</text:p>
          </table:table-cell>
          <table:table-cell table:formula="of:=[.C186]*10^9" office:value-type="float" office:value="-5.834496" calcext:value-type="float">
            <text:p>-5.834496</text:p>
          </table:table-cell>
          <table:table-cell table:formula="of:=[.$N$1]*[.D186]" office:value-type="float" office:value="-5.02772937403534" calcext:value-type="float">
            <text:p>-5.02772937403534</text:p>
          </table:table-cell>
          <table:table-cell table:number-columns-repeated="9"/>
        </table:table-row>
        <table:table-row table:style-name="ro1">
          <table:table-cell office:value-type="time" office:time-value="PT14H32M52.045S" calcext:value-type="time">
            <text:p>14:32:52.05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5928295" calcext:value-type="float">
            <text:p>-5.93E-09</text:p>
          </table:table-cell>
          <table:table-cell table:formula="of:=[.C187]*10^9" office:value-type="float" office:value="-5.928295" calcext:value-type="float">
            <text:p>-5.928295</text:p>
          </table:table-cell>
          <table:table-cell table:formula="of:=[.$N$1]*[.D187]" office:value-type="float" office:value="-5.10855829011569" calcext:value-type="float">
            <text:p>-5.10855829011569</text:p>
          </table:table-cell>
          <table:table-cell table:number-columns-repeated="9"/>
        </table:table-row>
        <table:table-row table:style-name="ro1">
          <table:table-cell office:value-type="time" office:time-value="PT14H32M52.428S" calcext:value-type="time">
            <text:p>14:32:52.43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5641168" calcext:value-type="float">
            <text:p>-5.64E-09</text:p>
          </table:table-cell>
          <table:table-cell table:formula="of:=[.C188]*10^9" office:value-type="float" office:value="-5.641168" calcext:value-type="float">
            <text:p>-5.641168</text:p>
          </table:table-cell>
          <table:table-cell table:formula="of:=[.$N$1]*[.D188]" office:value-type="float" office:value="-4.86113385928591" calcext:value-type="float">
            <text:p>-4.86113385928591</text:p>
          </table:table-cell>
          <table:table-cell table:number-columns-repeated="9"/>
        </table:table-row>
        <table:table-row table:style-name="ro1">
          <table:table-cell office:value-type="time" office:time-value="PT14H32M52.813S" calcext:value-type="time">
            <text:p>14:32:52.81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8070766" calcext:value-type="float">
            <text:p>-8.07E-09</text:p>
          </table:table-cell>
          <table:table-cell table:formula="of:=[.C189]*10^9" office:value-type="float" office:value="-8.070766" calcext:value-type="float">
            <text:p>-8.070766</text:p>
          </table:table-cell>
          <table:table-cell table:formula="of:=[.$N$1]*[.D189]" office:value-type="float" office:value="-6.95477849143537" calcext:value-type="float">
            <text:p>-6.95477849143537</text:p>
          </table:table-cell>
          <table:table-cell table:number-columns-repeated="9"/>
        </table:table-row>
        <table:table-row table:style-name="ro1">
          <table:table-cell office:value-type="time" office:time-value="PT14H32M53.196S" calcext:value-type="time">
            <text:p>14:32:53.20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787943" calcext:value-type="float">
            <text:p>-7.88E-09</text:p>
          </table:table-cell>
          <table:table-cell table:formula="of:=[.C190]*10^9" office:value-type="float" office:value="-7.87943" calcext:value-type="float">
            <text:p>-7.87943</text:p>
          </table:table-cell>
          <table:table-cell table:formula="of:=[.$N$1]*[.D190]" office:value-type="float" office:value="-6.78989953230841" calcext:value-type="float">
            <text:p>-6.78989953230841</text:p>
          </table:table-cell>
          <table:table-cell/>
          <table:table-cell office:value-type="float" office:value="-185" calcext:value-type="float">
            <text:p>-185</text:p>
          </table:table-cell>
          <table:table-cell table:formula="of:=AVERAGE([.E189:.E193])" office:value-type="float" office:value="-6.86983897614302" calcext:value-type="float">
            <text:p>-6.86983897614302</text:p>
          </table:table-cell>
          <table:table-cell office:value-type="float" office:value="0.05" calcext:value-type="float">
            <text:p>0.05</text:p>
          </table:table-cell>
          <table:table-cell table:formula="of:=SQRT(([.H190]*[.$N$2])^2+([.$N$1]*[.L190])^2)" office:value-type="float" office:value="0.0877653780146883" calcext:value-type="float">
            <text:p>0.087765378014688</text:p>
          </table:table-cell>
          <table:table-cell/>
          <table:table-cell table:formula="of:=(MAX([.E189:.E193])-MIN([.E189:.E193]))/2" office:value-type="float" office:value="0.0824394795634813" calcext:value-type="float">
            <text:p>0.082439479563481</text:p>
          </table:table-cell>
          <table:table-cell table:number-columns-repeated="2"/>
        </table:table-row>
        <table:table-row table:style-name="ro1">
          <table:table-cell office:value-type="time" office:time-value="PT14H32M53.581S" calcext:value-type="time">
            <text:p>14:32:53.58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8023473" calcext:value-type="float">
            <text:p>-8.02E-09</text:p>
          </table:table-cell>
          <table:table-cell table:formula="of:=[.C191]*10^9" office:value-type="float" office:value="-8.023473" calcext:value-type="float">
            <text:p>-8.023473</text:p>
          </table:table-cell>
          <table:table-cell table:formula="of:=[.$N$1]*[.D191]" office:value-type="float" office:value="-6.91402494472178" calcext:value-type="float">
            <text:p>-6.91402494472178</text:p>
          </table:table-cell>
          <table:table-cell table:number-columns-repeated="9"/>
        </table:table-row>
        <table:table-row table:style-name="ro1">
          <table:table-cell office:value-type="time" office:time-value="PT14H32M53.964S" calcext:value-type="time">
            <text:p>14:32:53.96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7995396" calcext:value-type="float">
            <text:p>-8.00E-09</text:p>
          </table:table-cell>
          <table:table-cell table:formula="of:=[.C192]*10^9" office:value-type="float" office:value="-7.995396" calcext:value-type="float">
            <text:p>-7.995396</text:p>
          </table:table-cell>
          <table:table-cell table:formula="of:=[.$N$1]*[.D192]" office:value-type="float" office:value="-6.889830300037" calcext:value-type="float">
            <text:p>-6.889830300037</text:p>
          </table:table-cell>
          <table:table-cell table:number-columns-repeated="9"/>
        </table:table-row>
        <table:table-row table:style-name="ro1">
          <table:table-cell office:value-type="time" office:time-value="PT14H32M54.347S" calcext:value-type="time">
            <text:p>14:32:54.35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7891919" calcext:value-type="float">
            <text:p>-7.89E-09</text:p>
          </table:table-cell>
          <table:table-cell table:formula="of:=[.C193]*10^9" office:value-type="float" office:value="-7.891919" calcext:value-type="float">
            <text:p>-7.891919</text:p>
          </table:table-cell>
          <table:table-cell table:formula="of:=[.$N$1]*[.D193]" office:value-type="float" office:value="-6.80066161221254" calcext:value-type="float">
            <text:p>-6.80066161221254</text:p>
          </table:table-cell>
          <table:table-cell table:number-columns-repeated="9"/>
        </table:table-row>
        <table:table-row table:style-name="ro1">
          <table:table-cell office:value-type="time" office:time-value="PT14H32M54.731S" calcext:value-type="time">
            <text:p>14:32:54.73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132585" calcext:value-type="float">
            <text:p>-1.33E-08</text:p>
          </table:table-cell>
          <table:table-cell table:formula="of:=[.C194]*10^9" office:value-type="float" office:value="-13.2585" calcext:value-type="float">
            <text:p>-13.2585</text:p>
          </table:table-cell>
          <table:table-cell table:formula="of:=[.$N$1]*[.D194]" office:value-type="float" office:value="-11.425177068533" calcext:value-type="float">
            <text:p>-11.425177068533</text:p>
          </table:table-cell>
          <table:table-cell table:number-columns-repeated="9"/>
        </table:table-row>
        <table:table-row table:style-name="ro1">
          <table:table-cell office:value-type="time" office:time-value="PT14H32M55.115S" calcext:value-type="time">
            <text:p>14:32:55.12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1299268" calcext:value-type="float">
            <text:p>-1.30E-08</text:p>
          </table:table-cell>
          <table:table-cell table:formula="of:=[.C195]*10^9" office:value-type="float" office:value="-12.99268" calcext:value-type="float">
            <text:p>-12.99268</text:p>
          </table:table-cell>
          <table:table-cell table:formula="of:=[.$N$1]*[.D195]" office:value-type="float" office:value="-11.1961134061008" calcext:value-type="float">
            <text:p>-11.1961134061008</text:p>
          </table:table-cell>
          <table:table-cell/>
          <table:table-cell office:value-type="float" office:value="-190" calcext:value-type="float">
            <text:p>-190</text:p>
          </table:table-cell>
          <table:table-cell table:formula="of:=AVERAGE([.E194:.E198])" office:value-type="float" office:value="-11.2992377256049" calcext:value-type="float">
            <text:p>-11.2992377256049</text:p>
          </table:table-cell>
          <table:table-cell office:value-type="float" office:value="0.05" calcext:value-type="float">
            <text:p>0.05</text:p>
          </table:table-cell>
          <table:table-cell table:formula="of:=SQRT(([.H195]*[.$N$2])^2+([.$N$1]*[.L195])^2)" office:value-type="float" office:value="0.13009979261149" calcext:value-type="float">
            <text:p>0.13009979261149</text:p>
          </table:table-cell>
          <table:table-cell/>
          <table:table-cell table:formula="of:=(MAX([.E194:.E198])-MIN([.E194:.E198]))/2" office:value-type="float" office:value="0.114531831216103" calcext:value-type="float">
            <text:p>0.114531831216103</text:p>
          </table:table-cell>
          <table:table-cell table:number-columns-repeated="2"/>
        </table:table-row>
        <table:table-row table:style-name="ro1">
          <table:table-cell office:value-type="time" office:time-value="PT14H32M55.5S" calcext:value-type="time">
            <text:p>14:32:55.50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131929" calcext:value-type="float">
            <text:p>-1.32E-08</text:p>
          </table:table-cell>
          <table:table-cell table:formula="of:=[.C196]*10^9" office:value-type="float" office:value="-13.1929" calcext:value-type="float">
            <text:p>-13.1929</text:p>
          </table:table-cell>
          <table:table-cell table:formula="of:=[.$N$1]*[.D196]" office:value-type="float" office:value="-11.3686479275521" calcext:value-type="float">
            <text:p>-11.3686479275521</text:p>
          </table:table-cell>
          <table:table-cell table:number-columns-repeated="9"/>
        </table:table-row>
        <table:table-row table:style-name="ro1">
          <table:table-cell office:value-type="time" office:time-value="PT14H32M55.883S" calcext:value-type="time">
            <text:p>14:32:55.88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130649" calcext:value-type="float">
            <text:p>-1.31E-08</text:p>
          </table:table-cell>
          <table:table-cell table:formula="of:=[.C197]*10^9" office:value-type="float" office:value="-13.0649" calcext:value-type="float">
            <text:p>-13.0649</text:p>
          </table:table-cell>
          <table:table-cell table:formula="of:=[.$N$1]*[.D197]" office:value-type="float" office:value="-11.2583471646624" calcext:value-type="float">
            <text:p>-11.2583471646624</text:p>
          </table:table-cell>
          <table:table-cell table:number-columns-repeated="9"/>
        </table:table-row>
        <table:table-row table:style-name="ro1">
          <table:table-cell office:value-type="time" office:time-value="PT14H32M56.267S" calcext:value-type="time">
            <text:p>14:32:56.27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1305278" calcext:value-type="float">
            <text:p>-1.31E-08</text:p>
          </table:table-cell>
          <table:table-cell table:formula="of:=[.C198]*10^9" office:value-type="float" office:value="-13.05278" calcext:value-type="float">
            <text:p>-13.05278</text:p>
          </table:table-cell>
          <table:table-cell table:formula="of:=[.$N$1]*[.D198]" office:value-type="float" office:value="-11.2479030611763" calcext:value-type="float">
            <text:p>-11.2479030611763</text:p>
          </table:table-cell>
          <table:table-cell table:number-columns-repeated="9"/>
        </table:table-row>
        <table:table-row table:style-name="ro1">
          <table:table-cell office:value-type="time" office:time-value="PT14H32M56.651S" calcext:value-type="time">
            <text:p>14:32:56.65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2585284" calcext:value-type="float">
            <text:p>-2.59E-08</text:p>
          </table:table-cell>
          <table:table-cell table:formula="of:=[.C199]*10^9" office:value-type="float" office:value="-25.85284" calcext:value-type="float">
            <text:p>-25.85284</text:p>
          </table:table-cell>
          <table:table-cell table:formula="of:=[.$N$1]*[.D199]" office:value-type="float" office:value="-22.2780310536224" calcext:value-type="float">
            <text:p>-22.2780310536224</text:p>
          </table:table-cell>
          <table:table-cell table:number-columns-repeated="9"/>
        </table:table-row>
        <table:table-row table:style-name="ro1">
          <table:table-cell office:value-type="time" office:time-value="PT14H32M57.034S" calcext:value-type="time">
            <text:p>14:32:57.03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2557331" calcext:value-type="float">
            <text:p>-2.56E-08</text:p>
          </table:table-cell>
          <table:table-cell table:formula="of:=[.C200]*10^9" office:value-type="float" office:value="-25.57331" calcext:value-type="float">
            <text:p>-25.57331</text:p>
          </table:table-cell>
          <table:table-cell table:formula="of:=[.$N$1]*[.D200]" office:value-type="float" office:value="-22.0371531454151" calcext:value-type="float">
            <text:p>-22.0371531454151</text:p>
          </table:table-cell>
          <table:table-cell/>
          <table:table-cell office:value-type="float" office:value="-195" calcext:value-type="float">
            <text:p>-195</text:p>
          </table:table-cell>
          <table:table-cell table:formula="of:=AVERAGE([.E199:.E203])" office:value-type="float" office:value="-22.1367719687986" calcext:value-type="float">
            <text:p>-22.1367719687986</text:p>
          </table:table-cell>
          <table:table-cell office:value-type="float" office:value="0.05" calcext:value-type="float">
            <text:p>0.05</text:p>
          </table:table-cell>
          <table:table-cell table:formula="of:=SQRT(([.H200]*[.$N$2])^2+([.$N$1]*[.L200])^2)" office:value-type="float" office:value="0.199293838099588" calcext:value-type="float">
            <text:p>0.199293838099588</text:p>
          </table:table-cell>
          <table:table-cell/>
          <table:table-cell table:formula="of:=(MAX([.E199:.E203])-MIN([.E199:.E203]))/2" office:value-type="float" office:value="0.12785840385742" calcext:value-type="float">
            <text:p>0.12785840385742</text:p>
          </table:table-cell>
          <table:table-cell table:number-columns-repeated="2"/>
        </table:table-row>
        <table:table-row table:style-name="ro1">
          <table:table-cell office:value-type="time" office:time-value="PT14H32M57.418S" calcext:value-type="time">
            <text:p>14:32:57.42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2586881" calcext:value-type="float">
            <text:p>-2.59E-08</text:p>
          </table:table-cell>
          <table:table-cell table:formula="of:=[.C201]*10^9" office:value-type="float" office:value="-25.86881" calcext:value-type="float">
            <text:p>-25.86881</text:p>
          </table:table-cell>
          <table:table-cell table:formula="of:=[.$N$1]*[.D201]" office:value-type="float" office:value="-22.2917927972423" calcext:value-type="float">
            <text:p>-22.2917927972423</text:p>
          </table:table-cell>
          <table:table-cell table:number-columns-repeated="9"/>
        </table:table-row>
        <table:table-row table:style-name="ro1">
          <table:table-cell office:value-type="time" office:time-value="PT14H32M57.794S" calcext:value-type="time">
            <text:p>14:32:57.79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2557755" calcext:value-type="float">
            <text:p>-2.56E-08</text:p>
          </table:table-cell>
          <table:table-cell table:formula="of:=[.C202]*10^9" office:value-type="float" office:value="-25.57755" calcext:value-type="float">
            <text:p>-25.57755</text:p>
          </table:table-cell>
          <table:table-cell table:formula="of:=[.$N$1]*[.D202]" office:value-type="float" office:value="-22.0408068581858" calcext:value-type="float">
            <text:p>-22.0408068581858</text:p>
          </table:table-cell>
          <table:table-cell table:number-columns-repeated="9"/>
        </table:table-row>
        <table:table-row table:style-name="ro1">
          <table:table-cell office:value-type="time" office:time-value="PT14H32M58.17S" calcext:value-type="time">
            <text:p>14:32:58.17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2557206" calcext:value-type="float">
            <text:p>-2.56E-08</text:p>
          </table:table-cell>
          <table:table-cell table:formula="of:=[.C203]*10^9" office:value-type="float" office:value="-25.57206" calcext:value-type="float">
            <text:p>-25.57206</text:p>
          </table:table-cell>
          <table:table-cell table:formula="of:=[.$N$1]*[.D203]" office:value-type="float" office:value="-22.0360759895275" calcext:value-type="float">
            <text:p>-22.0360759895275</text:p>
          </table:table-cell>
          <table:table-cell table:number-columns-repeated="9"/>
        </table:table-row>
        <table:table-row table:style-name="ro1">
          <table:table-cell office:value-type="time" office:time-value="PT14H32M58.554S" calcext:value-type="time">
            <text:p>14:32:58.55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5646518" calcext:value-type="float">
            <text:p>-5.65E-08</text:p>
          </table:table-cell>
          <table:table-cell table:formula="of:=[.C204]*10^9" office:value-type="float" office:value="-56.46518" calcext:value-type="float">
            <text:p>-56.46518</text:p>
          </table:table-cell>
          <table:table-cell table:formula="of:=[.$N$1]*[.D204]" office:value-type="float" office:value="-48.6574408648481" calcext:value-type="float">
            <text:p>-48.6574408648481</text:p>
          </table:table-cell>
          <table:table-cell table:number-columns-repeated="9"/>
        </table:table-row>
        <table:table-row table:style-name="ro1">
          <table:table-cell office:value-type="time" office:time-value="PT14H32M58.929S" calcext:value-type="time">
            <text:p>14:32:58.93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5624512" calcext:value-type="float">
            <text:p>-5.62E-08</text:p>
          </table:table-cell>
          <table:table-cell table:formula="of:=[.C205]*10^9" office:value-type="float" office:value="-56.24512" calcext:value-type="float">
            <text:p>-56.24512</text:p>
          </table:table-cell>
          <table:table-cell table:formula="of:=[.$N$1]*[.D205]" office:value-type="float" office:value="-48.4678097251489" calcext:value-type="float">
            <text:p>-48.4678097251489</text:p>
          </table:table-cell>
          <table:table-cell/>
          <table:table-cell office:value-type="float" office:value="-200" calcext:value-type="float">
            <text:p>-200</text:p>
          </table:table-cell>
          <table:table-cell table:formula="of:=AVERAGE([.E204:.E208])" office:value-type="float" office:value="-48.5757407450859" calcext:value-type="float">
            <text:p>-48.5757407450859</text:p>
          </table:table-cell>
          <table:table-cell office:value-type="float" office:value="0.05" calcext:value-type="float">
            <text:p>0.05</text:p>
          </table:table-cell>
          <table:table-cell table:formula="of:=SQRT(([.H205]*[.$N$2])^2+([.$N$1]*[.L205])^2)" office:value-type="float" office:value="0.380435658949225" calcext:value-type="float">
            <text:p>0.380435658949225</text:p>
          </table:table-cell>
          <table:table-cell/>
          <table:table-cell table:formula="of:=(MAX([.E204:.E208])-MIN([.E204:.E208]))/2" office:value-type="float" office:value="0.126781247969831" calcext:value-type="float">
            <text:p>0.126781247969831</text:p>
          </table:table-cell>
          <table:table-cell table:number-columns-repeated="2"/>
        </table:table-row>
        <table:table-row table:style-name="ro1">
          <table:table-cell office:value-type="time" office:time-value="PT14H32M59.306S" calcext:value-type="time">
            <text:p>14:32:59.31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5638026" calcext:value-type="float">
            <text:p>-5.64E-08</text:p>
          </table:table-cell>
          <table:table-cell table:formula="of:=[.C206]*10^9" office:value-type="float" office:value="-56.38026" calcext:value-type="float">
            <text:p>-56.38026</text:p>
          </table:table-cell>
          <table:table-cell table:formula="of:=[.$N$1]*[.D206]" office:value-type="float" office:value="-48.5842632024685" calcext:value-type="float">
            <text:p>-48.5842632024685</text:p>
          </table:table-cell>
          <table:table-cell table:number-columns-repeated="9"/>
        </table:table-row>
        <table:table-row table:style-name="ro1">
          <table:table-cell office:value-type="time" office:time-value="PT14H32M59.689S" calcext:value-type="time">
            <text:p>14:32:59.69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5652777" calcext:value-type="float">
            <text:p>-5.65E-08</text:p>
          </table:table-cell>
          <table:table-cell table:formula="of:=[.C207]*10^9" office:value-type="float" office:value="-56.52777" calcext:value-type="float">
            <text:p>-56.52777</text:p>
          </table:table-cell>
          <table:table-cell table:formula="of:=[.$N$1]*[.D207]" office:value-type="float" office:value="-48.7113762144517" calcext:value-type="float">
            <text:p>-48.7113762144517</text:p>
          </table:table-cell>
          <table:table-cell table:number-columns-repeated="9"/>
        </table:table-row>
        <table:table-row table:style-name="ro1">
          <table:table-cell office:value-type="time" office:time-value="PT14H33M00.072S" calcext:value-type="time">
            <text:p>14:33:00.07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5623352" calcext:value-type="float">
            <text:p>-5.62E-08</text:p>
          </table:table-cell>
          <table:table-cell table:formula="of:=[.C208]*10^9" office:value-type="float" office:value="-56.23352" calcext:value-type="float">
            <text:p>-56.23352</text:p>
          </table:table-cell>
          <table:table-cell table:formula="of:=[.$N$1]*[.D208]" office:value-type="float" office:value="-48.457813718512" calcext:value-type="float">
            <text:p>-48.457813718512</text:p>
          </table:table-cell>
          <table:table-cell table:number-columns-repeated="9"/>
        </table:table-row>
        <table:table-row table:style-name="ro1">
          <table:table-cell office:value-type="time" office:time-value="PT14H33M00.456S" calcext:value-type="time">
            <text:p>14:33:00.46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1227206" calcext:value-type="float">
            <text:p>-1.23E-07</text:p>
          </table:table-cell>
          <table:table-cell table:formula="of:=[.C209]*10^9" office:value-type="float" office:value="-122.7206" calcext:value-type="float">
            <text:p>-122.7206</text:p>
          </table:table-cell>
          <table:table-cell table:formula="of:=[.$N$1]*[.D209]" office:value-type="float" office:value="-105.751373455264" calcext:value-type="float">
            <text:p>-105.751373455264</text:p>
          </table:table-cell>
          <table:table-cell table:number-columns-repeated="9"/>
        </table:table-row>
        <table:table-row table:style-name="ro1">
          <table:table-cell office:value-type="time" office:time-value="PT14H33M00.84S" calcext:value-type="time">
            <text:p>14:33:00.84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1225776" calcext:value-type="float">
            <text:p>-1.23E-07</text:p>
          </table:table-cell>
          <table:table-cell table:formula="of:=[.C210]*10^9" office:value-type="float" office:value="-122.5776" calcext:value-type="float">
            <text:p>-122.5776</text:p>
          </table:table-cell>
          <table:table-cell table:formula="of:=[.$N$1]*[.D210]" office:value-type="float" office:value="-105.628146821723" calcext:value-type="float">
            <text:p>-105.628146821723</text:p>
          </table:table-cell>
          <table:table-cell/>
          <table:table-cell office:value-type="float" office:value="-205" calcext:value-type="float">
            <text:p>-205</text:p>
          </table:table-cell>
          <table:table-cell table:formula="of:=AVERAGE([.E209:.E213])" office:value-type="float" office:value="-105.654377721897" calcext:value-type="float">
            <text:p>-105.654377721897</text:p>
          </table:table-cell>
          <table:table-cell office:value-type="float" office:value="0.05" calcext:value-type="float">
            <text:p>0.05</text:p>
          </table:table-cell>
          <table:table-cell table:formula="of:=SQRT(([.H210]*[.$N$2])^2+([.$N$1]*[.L210])^2)" office:value-type="float" office:value="0.797345978105876" calcext:value-type="float">
            <text:p>0.797345978105876</text:p>
          </table:table-cell>
          <table:table-cell/>
          <table:table-cell table:formula="of:=(MAX([.E209:.E213])-MIN([.E209:.E213]))/2" office:value-type="float" office:value="0.1006925323723" calcext:value-type="float">
            <text:p>0.1006925323723</text:p>
          </table:table-cell>
          <table:table-cell table:number-columns-repeated="2"/>
        </table:table-row>
        <table:table-row table:style-name="ro1">
          <table:table-cell office:value-type="time" office:time-value="PT14H33M01.224S" calcext:value-type="time">
            <text:p>14:33:01.22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1225726" calcext:value-type="float">
            <text:p>-1.23E-07</text:p>
          </table:table-cell>
          <table:table-cell table:formula="of:=[.C211]*10^9" office:value-type="float" office:value="-122.5726" calcext:value-type="float">
            <text:p>-122.5726</text:p>
          </table:table-cell>
          <table:table-cell table:formula="of:=[.$N$1]*[.D211]" office:value-type="float" office:value="-105.623838198172" calcext:value-type="float">
            <text:p>-105.623838198172</text:p>
          </table:table-cell>
          <table:table-cell table:number-columns-repeated="9"/>
        </table:table-row>
        <table:table-row table:style-name="ro1">
          <table:table-cell office:value-type="time" office:time-value="PT14H33M01.609S" calcext:value-type="time">
            <text:p>14:33:01.61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1226825" calcext:value-type="float">
            <text:p>-1.23E-07</text:p>
          </table:table-cell>
          <table:table-cell table:formula="of:=[.C212]*10^9" office:value-type="float" office:value="-122.6825" calcext:value-type="float">
            <text:p>-122.6825</text:p>
          </table:table-cell>
          <table:table-cell table:formula="of:=[.$N$1]*[.D212]" office:value-type="float" office:value="-105.71854174381" calcext:value-type="float">
            <text:p>-105.71854174381</text:p>
          </table:table-cell>
          <table:table-cell table:number-columns-repeated="9"/>
        </table:table-row>
        <table:table-row table:style-name="ro1">
          <table:table-cell office:value-type="time" office:time-value="PT14H33M01.992S" calcext:value-type="time">
            <text:p>14:33:01.99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1224869" calcext:value-type="float">
            <text:p>-1.22E-07</text:p>
          </table:table-cell>
          <table:table-cell table:formula="of:=[.C213]*10^9" office:value-type="float" office:value="-122.4869" calcext:value-type="float">
            <text:p>-122.4869</text:p>
          </table:table-cell>
          <table:table-cell table:formula="of:=[.$N$1]*[.D213]" office:value-type="float" office:value="-105.549988390519" calcext:value-type="float">
            <text:p>-105.549988390519</text:p>
          </table:table-cell>
          <table:table-cell table:number-columns-repeated="9"/>
        </table:table-row>
        <table:table-row table:style-name="ro1">
          <table:table-cell office:value-type="time" office:time-value="PT14H33M02.376S" calcext:value-type="time">
            <text:p>14:33:02.38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2779083" calcext:value-type="float">
            <text:p>-2.78E-07</text:p>
          </table:table-cell>
          <table:table-cell table:formula="of:=[.C214]*10^9" office:value-type="float" office:value="-277.9083" calcext:value-type="float">
            <text:p>-277.9083</text:p>
          </table:table-cell>
          <table:table-cell table:formula="of:=[.$N$1]*[.D214]" office:value-type="float" office:value="-239.480449245012" calcext:value-type="float">
            <text:p>-239.480449245012</text:p>
          </table:table-cell>
          <table:table-cell table:number-columns-repeated="9"/>
        </table:table-row>
        <table:table-row table:style-name="ro1">
          <table:table-cell office:value-type="time" office:time-value="PT14H33M02.759S" calcext:value-type="time">
            <text:p>14:33:02.76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2716783" calcext:value-type="float">
            <text:p>-2.72E-07</text:p>
          </table:table-cell>
          <table:table-cell table:formula="of:=[.C215]*10^9" office:value-type="float" office:value="-271.6783" calcext:value-type="float">
            <text:p>-271.6783</text:p>
          </table:table-cell>
          <table:table-cell table:formula="of:=[.$N$1]*[.D215]" office:value-type="float" office:value="-234.111904301243" calcext:value-type="float">
            <text:p>-234.111904301243</text:p>
          </table:table-cell>
          <table:table-cell/>
          <table:table-cell office:value-type="float" office:value="-210" calcext:value-type="float">
            <text:p>-210</text:p>
          </table:table-cell>
          <table:table-cell table:formula="of:=AVERAGE([.E214:.E218])" office:value-type="float" office:value="-231.044181567869" calcext:value-type="float">
            <text:p>-231.044181567869</text:p>
          </table:table-cell>
          <table:table-cell office:value-type="float" office:value="0.05" calcext:value-type="float">
            <text:p>0.05</text:p>
          </table:table-cell>
          <table:table-cell table:formula="of:=SQRT(([.H215]*[.$N$2])^2+([.$N$1]*[.L215])^2)" office:value-type="float" office:value="6.61842554815291" calcext:value-type="float">
            <text:p>6.61842554815291</text:p>
          </table:table-cell>
          <table:table-cell/>
          <table:table-cell table:formula="of:=(MAX([.E214:.E218])-MIN([.E214:.E218]))/2" office:value-type="float" office:value="7.41238361112548" calcext:value-type="float">
            <text:p>7.41238361112548</text:p>
          </table:table-cell>
          <table:table-cell table:number-columns-repeated="2"/>
        </table:table-row>
        <table:table-row table:style-name="ro1">
          <table:table-cell office:value-type="time" office:time-value="PT14H33M03.143S" calcext:value-type="time">
            <text:p>14:33:03.14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2670243" calcext:value-type="float">
            <text:p>-2.67E-07</text:p>
          </table:table-cell>
          <table:table-cell table:formula="of:=[.C216]*10^9" office:value-type="float" office:value="-267.0243" calcext:value-type="float">
            <text:p>-267.0243</text:p>
          </table:table-cell>
          <table:table-cell table:formula="of:=[.$N$1]*[.D216]" office:value-type="float" office:value="-230.101437500553" calcext:value-type="float">
            <text:p>-230.101437500553</text:p>
          </table:table-cell>
          <table:table-cell table:number-columns-repeated="9"/>
        </table:table-row>
        <table:table-row table:style-name="ro1">
          <table:table-cell office:value-type="time" office:time-value="PT14H33M03.527S" calcext:value-type="time">
            <text:p>14:33:03.53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263276" calcext:value-type="float">
            <text:p>-2.63E-07</text:p>
          </table:table-cell>
          <table:table-cell table:formula="of:=[.C217]*10^9" office:value-type="float" office:value="-263.276" calcext:value-type="float">
            <text:p>-263.276</text:p>
          </table:table-cell>
          <table:table-cell table:formula="of:=[.$N$1]*[.D217]" office:value-type="float" office:value="-226.871434769778" calcext:value-type="float">
            <text:p>-226.871434769778</text:p>
          </table:table-cell>
          <table:table-cell table:number-columns-repeated="9"/>
        </table:table-row>
        <table:table-row table:style-name="ro1">
          <table:table-cell office:value-type="time" office:time-value="PT14H33M03.911S" calcext:value-type="time">
            <text:p>14:33:03.91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2607047" calcext:value-type="float">
            <text:p>-2.61E-07</text:p>
          </table:table-cell>
          <table:table-cell table:formula="of:=[.C218]*10^9" office:value-type="float" office:value="-260.7047" calcext:value-type="float">
            <text:p>-260.7047</text:p>
          </table:table-cell>
          <table:table-cell table:formula="of:=[.$N$1]*[.D218]" office:value-type="float" office:value="-224.655682022761" calcext:value-type="float">
            <text:p>-224.655682022761</text:p>
          </table:table-cell>
          <table:table-cell table:number-columns-repeated="9"/>
        </table:table-row>
        <table:table-row table:style-name="ro1">
          <table:table-cell office:value-type="time" office:time-value="PT14H49M19.319S" calcext:value-type="time">
            <text:p>14:49:19.3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392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19.703S" calcext:value-type="time">
            <text:p>14:49:19.70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256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0.086S" calcext:value-type="time">
            <text:p>14:49:20.0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4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0.469S" calcext:value-type="time">
            <text:p>14:49:20.4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848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0.853S" calcext:value-type="time">
            <text:p>14:49:20.8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936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1.238S" calcext:value-type="time">
            <text:p>14:49:21.24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031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1.622S" calcext:value-type="time">
            <text:p>14:49:21.6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259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2.006S" calcext:value-type="time">
            <text:p>14:49:22.01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763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2.389S" calcext:value-type="time">
            <text:p>14:49:22.3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60019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2.765S" calcext:value-type="time">
            <text:p>14:49:22.7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6" calcext:value-type="float">
            <text:p>-1.26E-06</text:p>
          </table:table-cell>
          <table:table-cell table:number-columns-repeated="11"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6350542908449" calcext:value-type="float">
            <text:p>0.126350542908449</text:p>
          </table:table-cell>
          <table:table-cell office:value-type="float" office:value="0.05" calcext:value-type="float">
            <text:p>0.05</text:p>
          </table:table-cell>
          <table:table-cell office:value-type="float" office:value="0.128318119304915" calcext:value-type="float">
            <text:p>0.1283181193049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0230373962215522" calcext:value-type="float">
            <text:p>-0.023037396221552</text:p>
          </table:table-cell>
          <table:table-cell office:value-type="float" office:value="0.05" calcext:value-type="float">
            <text:p>0.05</text:p>
          </table:table-cell>
          <table:table-cell office:value-type="float" office:value="0.11835418410297" calcext:value-type="float">
            <text:p>0.118354184102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0770982437083984" calcext:value-type="float">
            <text:p>-0.077098243708398</text:p>
          </table:table-cell>
          <table:table-cell office:value-type="float" office:value="0.05" calcext:value-type="float">
            <text:p>0.05</text:p>
          </table:table-cell>
          <table:table-cell office:value-type="float" office:value="0.115487703569595" calcext:value-type="float">
            <text:p>0.1154877035695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41448382019911" calcext:value-type="float">
            <text:p>-0.141448382019911</text:p>
          </table:table-cell>
          <table:table-cell office:value-type="float" office:value="0.05" calcext:value-type="float">
            <text:p>0.05</text:p>
          </table:table-cell>
          <table:table-cell office:value-type="float" office:value="0.07919672668069" calcext:value-type="float">
            <text:p>0.079196726680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0869597928051601" calcext:value-type="float">
            <text:p>-0.08695979280516</text:p>
          </table:table-cell>
          <table:table-cell office:value-type="float" office:value="0.05" calcext:value-type="float">
            <text:p>0.05</text:p>
          </table:table-cell>
          <table:table-cell office:value-type="float" office:value="0.10876835412184" calcext:value-type="float">
            <text:p>0.108768354121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49408567063147" calcext:value-type="float">
            <text:p>-0.149408567063147</text:p>
          </table:table-cell>
          <table:table-cell office:value-type="float" office:value="0.05" calcext:value-type="float">
            <text:p>0.05</text:p>
          </table:table-cell>
          <table:table-cell office:value-type="float" office:value="0.117498331360639" calcext:value-type="float">
            <text:p>0.11749833136063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172360138398794" calcext:value-type="float">
            <text:p>-0.172360138398794</text:p>
          </table:table-cell>
          <table:table-cell office:value-type="float" office:value="0.05" calcext:value-type="float">
            <text:p>0.05</text:p>
          </table:table-cell>
          <table:table-cell office:value-type="float" office:value="0.0886688829886837" calcext:value-type="float">
            <text:p>0.0886688829886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139849519013323" calcext:value-type="float">
            <text:p>-0.139849519013323</text:p>
          </table:table-cell>
          <table:table-cell office:value-type="float" office:value="0.05" calcext:value-type="float">
            <text:p>0.05</text:p>
          </table:table-cell>
          <table:table-cell office:value-type="float" office:value="0.108181335186304" calcext:value-type="float">
            <text:p>0.1081813351863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148568979294159" calcext:value-type="float">
            <text:p>-0.148568979294159</text:p>
          </table:table-cell>
          <table:table-cell office:value-type="float" office:value="0.05" calcext:value-type="float">
            <text:p>0.05</text:p>
          </table:table-cell>
          <table:table-cell office:value-type="float" office:value="0.106816383254948" calcext:value-type="float">
            <text:p>0.10681638325494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146685646742723" calcext:value-type="float">
            <text:p>-0.146685646742723</text:p>
          </table:table-cell>
          <table:table-cell office:value-type="float" office:value="0.05" calcext:value-type="float">
            <text:p>0.05</text:p>
          </table:table-cell>
          <table:table-cell office:value-type="float" office:value="0.100336180138377" calcext:value-type="float">
            <text:p>0.10033618013837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194972030535236" calcext:value-type="float">
            <text:p>-0.194972030535236</text:p>
          </table:table-cell>
          <table:table-cell office:value-type="float" office:value="0.05" calcext:value-type="float">
            <text:p>0.05</text:p>
          </table:table-cell>
          <table:table-cell office:value-type="float" office:value="0.115727872925398" calcext:value-type="float">
            <text:p>0.1157278729253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172672923171579" calcext:value-type="float">
            <text:p>-0.172672923171579</text:p>
          </table:table-cell>
          <table:table-cell office:value-type="float" office:value="0.05" calcext:value-type="float">
            <text:p>0.05</text:p>
          </table:table-cell>
          <table:table-cell office:value-type="float" office:value="0.108472428288212" calcext:value-type="float">
            <text:p>0.1084724282882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223787549407987" calcext:value-type="float">
            <text:p>-0.223787549407987</text:p>
          </table:table-cell>
          <table:table-cell office:value-type="float" office:value="0.05" calcext:value-type="float">
            <text:p>0.05</text:p>
          </table:table-cell>
          <table:table-cell office:value-type="float" office:value="0.108735358562407" calcext:value-type="float">
            <text:p>0.1087353585624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239499177850417" calcext:value-type="float">
            <text:p>-0.239499177850417</text:p>
          </table:table-cell>
          <table:table-cell office:value-type="float" office:value="0.05" calcext:value-type="float">
            <text:p>0.05</text:p>
          </table:table-cell>
          <table:table-cell office:value-type="float" office:value="0.067997658919438" calcext:value-type="float">
            <text:p>0.0679976589194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251714705126894" calcext:value-type="float">
            <text:p>-0.251714705126894</text:p>
          </table:table-cell>
          <table:table-cell office:value-type="float" office:value="0.05" calcext:value-type="float">
            <text:p>0.05</text:p>
          </table:table-cell>
          <table:table-cell office:value-type="float" office:value="0.1114852106585" calcext:value-type="float">
            <text:p>0.11148521065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261954573381018" calcext:value-type="float">
            <text:p>-0.261954573381018</text:p>
          </table:table-cell>
          <table:table-cell office:value-type="float" office:value="0.05" calcext:value-type="float">
            <text:p>0.05</text:p>
          </table:table-cell>
          <table:table-cell office:value-type="float" office:value="0.113823209275104" calcext:value-type="float">
            <text:p>0.1138232092751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245795348039115" calcext:value-type="float">
            <text:p>-0.245795348039115</text:p>
          </table:table-cell>
          <table:table-cell office:value-type="float" office:value="0.05" calcext:value-type="float">
            <text:p>0.05</text:p>
          </table:table-cell>
          <table:table-cell office:value-type="float" office:value="0.091849755987631" calcext:value-type="float">
            <text:p>0.0918497559876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271654533641392" calcext:value-type="float">
            <text:p>-0.271654533641392</text:p>
          </table:table-cell>
          <table:table-cell office:value-type="float" office:value="0.05" calcext:value-type="float">
            <text:p>0.05</text:p>
          </table:table-cell>
          <table:table-cell office:value-type="float" office:value="0.117875858128726" calcext:value-type="float">
            <text:p>0.11787585812872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303106493587213" calcext:value-type="float">
            <text:p>-0.303106493587213</text:p>
          </table:table-cell>
          <table:table-cell office:value-type="float" office:value="0.05" calcext:value-type="float">
            <text:p>0.05</text:p>
          </table:table-cell>
          <table:table-cell office:value-type="float" office:value="0.105256212913901" calcext:value-type="float">
            <text:p>0.1052562129139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363572720600771" calcext:value-type="float">
            <text:p>-0.363572720600771</text:p>
          </table:table-cell>
          <table:table-cell office:value-type="float" office:value="0.05" calcext:value-type="float">
            <text:p>0.05</text:p>
          </table:table-cell>
          <table:table-cell office:value-type="float" office:value="0.0777035420941161" calcext:value-type="float">
            <text:p>0.0777035420941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401619191717756" calcext:value-type="float">
            <text:p>-0.401619191717756</text:p>
          </table:table-cell>
          <table:table-cell office:value-type="float" office:value="0.05" calcext:value-type="float">
            <text:p>0.05</text:p>
          </table:table-cell>
          <table:table-cell office:value-type="float" office:value="0.104864761701882" calcext:value-type="float">
            <text:p>0.1048647617018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476368899039264" calcext:value-type="float">
            <text:p>-0.476368899039264</text:p>
          </table:table-cell>
          <table:table-cell office:value-type="float" office:value="0.05" calcext:value-type="float">
            <text:p>0.05</text:p>
          </table:table-cell>
          <table:table-cell office:value-type="float" office:value="0.1017119136114" calcext:value-type="float">
            <text:p>0.10171191361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58283355810267" calcext:value-type="float">
            <text:p>-0.58283355810267</text:p>
          </table:table-cell>
          <table:table-cell office:value-type="float" office:value="0.05" calcext:value-type="float">
            <text:p>0.05</text:p>
          </table:table-cell>
          <table:table-cell office:value-type="float" office:value="0.10509354491646" calcext:value-type="float">
            <text:p>0.105093544916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676819681008368" calcext:value-type="float">
            <text:p>-0.676819681008368</text:p>
          </table:table-cell>
          <table:table-cell office:value-type="float" office:value="0.05" calcext:value-type="float">
            <text:p>0.05</text:p>
          </table:table-cell>
          <table:table-cell office:value-type="float" office:value="0.090438622713088" calcext:value-type="float">
            <text:p>0.09043862271308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8267170260043" calcext:value-type="float">
            <text:p>-0.8267170260043</text:p>
          </table:table-cell>
          <table:table-cell office:value-type="float" office:value="0.05" calcext:value-type="float">
            <text:p>0.05</text:p>
          </table:table-cell>
          <table:table-cell office:value-type="float" office:value="0.10853221909689" calcext:value-type="float">
            <text:p>0.108532219096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942348964355036" calcext:value-type="float">
            <text:p>-0.942348964355036</text:p>
          </table:table-cell>
          <table:table-cell office:value-type="float" office:value="0.05" calcext:value-type="float">
            <text:p>0.05</text:p>
          </table:table-cell>
          <table:table-cell office:value-type="float" office:value="0.109780999410446" calcext:value-type="float">
            <text:p>0.1097809994104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1.15301084317668" calcext:value-type="float">
            <text:p>-1.15301084317668</text:p>
          </table:table-cell>
          <table:table-cell office:value-type="float" office:value="0.05" calcext:value-type="float">
            <text:p>0.05</text:p>
          </table:table-cell>
          <table:table-cell office:value-type="float" office:value="0.107576620009074" calcext:value-type="float">
            <text:p>0.10757662000907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1.3366123645502" calcext:value-type="float">
            <text:p>-1.3366123645502</text:p>
          </table:table-cell>
          <table:table-cell office:value-type="float" office:value="0.05" calcext:value-type="float">
            <text:p>0.05</text:p>
          </table:table-cell>
          <table:table-cell office:value-type="float" office:value="0.112546249777392" calcext:value-type="float">
            <text:p>0.1125462497773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1.55164578789717" calcext:value-type="float">
            <text:p>-1.55164578789717</text:p>
          </table:table-cell>
          <table:table-cell office:value-type="float" office:value="0.05" calcext:value-type="float">
            <text:p>0.05</text:p>
          </table:table-cell>
          <table:table-cell office:value-type="float" office:value="0.0982330655120208" calcext:value-type="float">
            <text:p>0.09823306551202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1.80354368005957" calcext:value-type="float">
            <text:p>-1.80354368005957</text:p>
          </table:table-cell>
          <table:table-cell office:value-type="float" office:value="0.05" calcext:value-type="float">
            <text:p>0.05</text:p>
          </table:table-cell>
          <table:table-cell office:value-type="float" office:value="0.124108784165299" calcext:value-type="float">
            <text:p>0.1241087841652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2.06833385958643" calcext:value-type="float">
            <text:p>-2.06833385958643</text:p>
          </table:table-cell>
          <table:table-cell office:value-type="float" office:value="0.05" calcext:value-type="float">
            <text:p>0.05</text:p>
          </table:table-cell>
          <table:table-cell office:value-type="float" office:value="0.0819199393914985" calcext:value-type="float">
            <text:p>0.0819199393914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2.34073530496362" calcext:value-type="float">
            <text:p>-2.34073530496362</text:p>
          </table:table-cell>
          <table:table-cell office:value-type="float" office:value="0.05" calcext:value-type="float">
            <text:p>0.05</text:p>
          </table:table-cell>
          <table:table-cell office:value-type="float" office:value="0.120306659905556" calcext:value-type="float">
            <text:p>0.12030665990555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2.64977347403561" calcext:value-type="float">
            <text:p>-2.64977347403561</text:p>
          </table:table-cell>
          <table:table-cell office:value-type="float" office:value="0.05" calcext:value-type="float">
            <text:p>0.05</text:p>
          </table:table-cell>
          <table:table-cell office:value-type="float" office:value="0.117201043455459" calcext:value-type="float">
            <text:p>0.1172010434554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3.00285051035142" calcext:value-type="float">
            <text:p>-3.00285051035142</text:p>
          </table:table-cell>
          <table:table-cell office:value-type="float" office:value="0.05" calcext:value-type="float">
            <text:p>0.05</text:p>
          </table:table-cell>
          <table:table-cell office:value-type="float" office:value="0.0755348985515766" calcext:value-type="float">
            <text:p>0.07553489855157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3.3998285367075" calcext:value-type="float">
            <text:p>-3.3998285367075</text:p>
          </table:table-cell>
          <table:table-cell office:value-type="float" office:value="0.05" calcext:value-type="float">
            <text:p>0.05</text:p>
          </table:table-cell>
          <table:table-cell office:value-type="float" office:value="0.11302536557041" calcext:value-type="float">
            <text:p>0.1130253655704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3.99740747229261" calcext:value-type="float">
            <text:p>-3.99740747229261</text:p>
          </table:table-cell>
          <table:table-cell office:value-type="float" office:value="0.05" calcext:value-type="float">
            <text:p>0.05</text:p>
          </table:table-cell>
          <table:table-cell office:value-type="float" office:value="0.118238035456478" calcext:value-type="float">
            <text:p>0.1182380354564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4.86736359233433" calcext:value-type="float">
            <text:p>-4.86736359233433</text:p>
          </table:table-cell>
          <table:table-cell office:value-type="float" office:value="0.05" calcext:value-type="float">
            <text:p>0.05</text:p>
          </table:table-cell>
          <table:table-cell office:value-type="float" office:value="0.128094823859627" calcext:value-type="float">
            <text:p>0.12809482385962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6.5709235765593" calcext:value-type="float">
            <text:p>-6.5709235765593</text:p>
          </table:table-cell>
          <table:table-cell office:value-type="float" office:value="0.05" calcext:value-type="float">
            <text:p>0.05</text:p>
          </table:table-cell>
          <table:table-cell office:value-type="float" office:value="0.122796400190281" calcext:value-type="float">
            <text:p>0.1227964001902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0.4370668255201" calcext:value-type="float">
            <text:p>-10.4370668255201</text:p>
          </table:table-cell>
          <table:table-cell office:value-type="float" office:value="0.05" calcext:value-type="float">
            <text:p>0.05</text:p>
          </table:table-cell>
          <table:table-cell office:value-type="float" office:value="0.12693790857829" calcext:value-type="float">
            <text:p>0.1269379085782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19.8533827540483" calcext:value-type="float">
            <text:p>-19.8533827540483</text:p>
          </table:table-cell>
          <table:table-cell office:value-type="float" office:value="0.05" calcext:value-type="float">
            <text:p>0.05</text:p>
          </table:table-cell>
          <table:table-cell office:value-type="float" office:value="0.177438436378536" calcext:value-type="float">
            <text:p>0.1774384363785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43.0196898896364" calcext:value-type="float">
            <text:p>-43.0196898896364</text:p>
          </table:table-cell>
          <table:table-cell office:value-type="float" office:value="0.05" calcext:value-type="float">
            <text:p>0.05</text:p>
          </table:table-cell>
          <table:table-cell office:value-type="float" office:value="0.341331132017882" calcext:value-type="float">
            <text:p>0.3413311320178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211.042638593446" calcext:value-type="float">
            <text:p>-211.042638593446</text:p>
          </table:table-cell>
          <table:table-cell office:value-type="float" office:value="0.05" calcext:value-type="float">
            <text:p>0.05</text:p>
          </table:table-cell>
          <table:table-cell office:value-type="float" office:value="48.3436759704636" calcext:value-type="float">
            <text:p>48.34367597046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3961.63166957515" calcext:value-type="float">
            <text:p>-3961.63166957515</text:p>
          </table:table-cell>
          <table:table-cell office:value-type="float" office:value="0.05" calcext:value-type="float">
            <text:p>0.05</text:p>
          </table:table-cell>
          <table:table-cell office:value-type="float" office:value="663.045114792834" calcext:value-type="float">
            <text:p>663.045114792834</text:p>
          </table:table-cell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5731820338047" calcext:value-type="float">
            <text:p>0.175731820338047</text:p>
          </table:table-cell>
          <table:table-cell office:value-type="float" office:value="0.05" calcext:value-type="float">
            <text:p>0.05</text:p>
          </table:table-cell>
          <table:table-cell office:value-type="float" office:value="0.143039546564615" calcext:value-type="float">
            <text:p>0.1430395465646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0487346722990755" calcext:value-type="float">
            <text:p>-0.048734672299076</text:p>
          </table:table-cell>
          <table:table-cell office:value-type="float" office:value="0.05" calcext:value-type="float">
            <text:p>0.05</text:p>
          </table:table-cell>
          <table:table-cell office:value-type="float" office:value="0.0573510526634421" calcext:value-type="float">
            <text:p>0.05735105266344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0714688478469475" calcext:value-type="float">
            <text:p>-0.071468847846948</text:p>
          </table:table-cell>
          <table:table-cell office:value-type="float" office:value="0.05" calcext:value-type="float">
            <text:p>0.05</text:p>
          </table:table-cell>
          <table:table-cell office:value-type="float" office:value="0.0981429037785561" calcext:value-type="float">
            <text:p>0.09814290377855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0829808362755203" calcext:value-type="float">
            <text:p>-0.08298083627552</text:p>
          </table:table-cell>
          <table:table-cell office:value-type="float" office:value="0.05" calcext:value-type="float">
            <text:p>0.05</text:p>
          </table:table-cell>
          <table:table-cell office:value-type="float" office:value="0.110495459143474" calcext:value-type="float">
            <text:p>0.11049545914347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0194172243660711" calcext:value-type="float">
            <text:p>-0.019417224366071</text:p>
          </table:table-cell>
          <table:table-cell office:value-type="float" office:value="0.05" calcext:value-type="float">
            <text:p>0.05</text:p>
          </table:table-cell>
          <table:table-cell office:value-type="float" office:value="0.0568175627159641" calcext:value-type="float">
            <text:p>0.0568175627159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26320996011664" calcext:value-type="float">
            <text:p>-0.126320996011664</text:p>
          </table:table-cell>
          <table:table-cell office:value-type="float" office:value="0.05" calcext:value-type="float">
            <text:p>0.05</text:p>
          </table:table-cell>
          <table:table-cell office:value-type="float" office:value="0.117252154112955" calcext:value-type="float">
            <text:p>0.1172521541129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142735242753828" calcext:value-type="float">
            <text:p>-0.142735242753828</text:p>
          </table:table-cell>
          <table:table-cell office:value-type="float" office:value="0.05" calcext:value-type="float">
            <text:p>0.05</text:p>
          </table:table-cell>
          <table:table-cell office:value-type="float" office:value="0.113399693030431" calcext:value-type="float">
            <text:p>0.1133996930304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149414356197181" calcext:value-type="float">
            <text:p>-0.149414356197181</text:p>
          </table:table-cell>
          <table:table-cell office:value-type="float" office:value="0.05" calcext:value-type="float">
            <text:p>0.05</text:p>
          </table:table-cell>
          <table:table-cell office:value-type="float" office:value="0.107771381915137" calcext:value-type="float">
            <text:p>0.1077713819151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181491292833683" calcext:value-type="float">
            <text:p>-0.181491292833683</text:p>
          </table:table-cell>
          <table:table-cell office:value-type="float" office:value="0.05" calcext:value-type="float">
            <text:p>0.05</text:p>
          </table:table-cell>
          <table:table-cell office:value-type="float" office:value="0.1155594166681" calcext:value-type="float">
            <text:p>0.11555941666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134917547222682" calcext:value-type="float">
            <text:p>-0.134917547222682</text:p>
          </table:table-cell>
          <table:table-cell office:value-type="float" office:value="0.05" calcext:value-type="float">
            <text:p>0.05</text:p>
          </table:table-cell>
          <table:table-cell office:value-type="float" office:value="0.112961006693912" calcext:value-type="float">
            <text:p>0.1129610066939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245084315129526" calcext:value-type="float">
            <text:p>-0.245084315129526</text:p>
          </table:table-cell>
          <table:table-cell office:value-type="float" office:value="0.05" calcext:value-type="float">
            <text:p>0.05</text:p>
          </table:table-cell>
          <table:table-cell office:value-type="float" office:value="0.0566973633837034" calcext:value-type="float">
            <text:p>0.0566973633837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159035837505037" calcext:value-type="float">
            <text:p>-0.159035837505037</text:p>
          </table:table-cell>
          <table:table-cell office:value-type="float" office:value="0.05" calcext:value-type="float">
            <text:p>0.05</text:p>
          </table:table-cell>
          <table:table-cell office:value-type="float" office:value="0.0659512614173138" calcext:value-type="float">
            <text:p>0.0659512614173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282945719843919" calcext:value-type="float">
            <text:p>-0.282945719843919</text:p>
          </table:table-cell>
          <table:table-cell office:value-type="float" office:value="0.05" calcext:value-type="float">
            <text:p>0.05</text:p>
          </table:table-cell>
          <table:table-cell office:value-type="float" office:value="0.131609929192217" calcext:value-type="float">
            <text:p>0.1316099291922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258017453100397" calcext:value-type="float">
            <text:p>-0.258017453100397</text:p>
          </table:table-cell>
          <table:table-cell office:value-type="float" office:value="0.05" calcext:value-type="float">
            <text:p>0.05</text:p>
          </table:table-cell>
          <table:table-cell office:value-type="float" office:value="0.122760139163663" calcext:value-type="float">
            <text:p>0.12276013916366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255068299012194" calcext:value-type="float">
            <text:p>-0.255068299012194</text:p>
          </table:table-cell>
          <table:table-cell office:value-type="float" office:value="0.05" calcext:value-type="float">
            <text:p>0.05</text:p>
          </table:table-cell>
          <table:table-cell office:value-type="float" office:value="0.0901514810943366" calcext:value-type="float">
            <text:p>0.0901514810943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220198522082167" calcext:value-type="float">
            <text:p>-0.220198522082167</text:p>
          </table:table-cell>
          <table:table-cell office:value-type="float" office:value="0.05" calcext:value-type="float">
            <text:p>0.05</text:p>
          </table:table-cell>
          <table:table-cell office:value-type="float" office:value="0.107991234518483" calcext:value-type="float">
            <text:p>0.1079912345184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269259348629781" calcext:value-type="float">
            <text:p>-0.269259348629781</text:p>
          </table:table-cell>
          <table:table-cell office:value-type="float" office:value="0.05" calcext:value-type="float">
            <text:p>0.05</text:p>
          </table:table-cell>
          <table:table-cell office:value-type="float" office:value="0.0939925390529666" calcext:value-type="float">
            <text:p>0.0939925390529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242810144273155" calcext:value-type="float">
            <text:p>-0.242810144273155</text:p>
          </table:table-cell>
          <table:table-cell office:value-type="float" office:value="0.05" calcext:value-type="float">
            <text:p>0.05</text:p>
          </table:table-cell>
          <table:table-cell office:value-type="float" office:value="0.104792092472878" calcext:value-type="float">
            <text:p>0.1047920924728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281986456712463" calcext:value-type="float">
            <text:p>-0.281986456712463</text:p>
          </table:table-cell>
          <table:table-cell office:value-type="float" office:value="0.05" calcext:value-type="float">
            <text:p>0.05</text:p>
          </table:table-cell>
          <table:table-cell office:value-type="float" office:value="0.10614780420189" calcext:value-type="float">
            <text:p>0.106147804201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316188323664967" calcext:value-type="float">
            <text:p>-0.316188323664967</text:p>
          </table:table-cell>
          <table:table-cell office:value-type="float" office:value="0.05" calcext:value-type="float">
            <text:p>0.05</text:p>
          </table:table-cell>
          <table:table-cell office:value-type="float" office:value="0.110158762135256" calcext:value-type="float">
            <text:p>0.11015876213525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408987574999832" calcext:value-type="float">
            <text:p>-0.408987574999832</text:p>
          </table:table-cell>
          <table:table-cell office:value-type="float" office:value="0.05" calcext:value-type="float">
            <text:p>0.05</text:p>
          </table:table-cell>
          <table:table-cell office:value-type="float" office:value="0.105958799833917" calcext:value-type="float">
            <text:p>0.1059587998339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466412353916065" calcext:value-type="float">
            <text:p>-0.466412353916065</text:p>
          </table:table-cell>
          <table:table-cell office:value-type="float" office:value="0.05" calcext:value-type="float">
            <text:p>0.05</text:p>
          </table:table-cell>
          <table:table-cell office:value-type="float" office:value="0.112312105690306" calcext:value-type="float">
            <text:p>0.1123121056903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557662220854193" calcext:value-type="float">
            <text:p>-0.557662220854193</text:p>
          </table:table-cell>
          <table:table-cell office:value-type="float" office:value="0.05" calcext:value-type="float">
            <text:p>0.05</text:p>
          </table:table-cell>
          <table:table-cell office:value-type="float" office:value="0.110014393119215" calcext:value-type="float">
            <text:p>0.1100143931192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681728348647132" calcext:value-type="float">
            <text:p>-0.681728348647132</text:p>
          </table:table-cell>
          <table:table-cell office:value-type="float" office:value="0.05" calcext:value-type="float">
            <text:p>0.05</text:p>
          </table:table-cell>
          <table:table-cell office:value-type="float" office:value="0.108961858266043" calcext:value-type="float">
            <text:p>0.1089618582660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810257443631602" calcext:value-type="float">
            <text:p>-0.810257443631602</text:p>
          </table:table-cell>
          <table:table-cell office:value-type="float" office:value="0.05" calcext:value-type="float">
            <text:p>0.05</text:p>
          </table:table-cell>
          <table:table-cell office:value-type="float" office:value="0.109783003640462" calcext:value-type="float">
            <text:p>0.1097830036404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964005731384644" calcext:value-type="float">
            <text:p>-0.964005731384644</text:p>
          </table:table-cell>
          <table:table-cell office:value-type="float" office:value="0.05" calcext:value-type="float">
            <text:p>0.05</text:p>
          </table:table-cell>
          <table:table-cell office:value-type="float" office:value="0.106474287090964" calcext:value-type="float">
            <text:p>0.1064742870909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1.11121730704702" calcext:value-type="float">
            <text:p>-1.11121730704702</text:p>
          </table:table-cell>
          <table:table-cell office:value-type="float" office:value="0.05" calcext:value-type="float">
            <text:p>0.05</text:p>
          </table:table-cell>
          <table:table-cell office:value-type="float" office:value="0.110352345158413" calcext:value-type="float">
            <text:p>0.11035234515841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1.34375156755861" calcext:value-type="float">
            <text:p>-1.34375156755861</text:p>
          </table:table-cell>
          <table:table-cell office:value-type="float" office:value="0.05" calcext:value-type="float">
            <text:p>0.05</text:p>
          </table:table-cell>
          <table:table-cell office:value-type="float" office:value="0.113185160424234" calcext:value-type="float">
            <text:p>0.11318516042423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1.5827807498709" calcext:value-type="float">
            <text:p>-1.5827807498709</text:p>
          </table:table-cell>
          <table:table-cell office:value-type="float" office:value="0.05" calcext:value-type="float">
            <text:p>0.05</text:p>
          </table:table-cell>
          <table:table-cell office:value-type="float" office:value="0.0991777877479533" calcext:value-type="float">
            <text:p>0.0991777877479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1.76312635319217" calcext:value-type="float">
            <text:p>-1.76312635319217</text:p>
          </table:table-cell>
          <table:table-cell office:value-type="float" office:value="0.05" calcext:value-type="float">
            <text:p>0.05</text:p>
          </table:table-cell>
          <table:table-cell office:value-type="float" office:value="0.0751967060738894" calcext:value-type="float">
            <text:p>0.0751967060738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2.03903845628766" calcext:value-type="float">
            <text:p>-2.03903845628766</text:p>
          </table:table-cell>
          <table:table-cell office:value-type="float" office:value="0.05" calcext:value-type="float">
            <text:p>0.05</text:p>
          </table:table-cell>
          <table:table-cell office:value-type="float" office:value="0.107609897531208" calcext:value-type="float">
            <text:p>0.10760989753120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2.34114090655128" calcext:value-type="float">
            <text:p>-2.34114090655128</text:p>
          </table:table-cell>
          <table:table-cell office:value-type="float" office:value="0.05" calcext:value-type="float">
            <text:p>0.05</text:p>
          </table:table-cell>
          <table:table-cell office:value-type="float" office:value="0.115172638052481" calcext:value-type="float">
            <text:p>0.1151726380524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2.62108818163385" calcext:value-type="float">
            <text:p>-2.62108818163385</text:p>
          </table:table-cell>
          <table:table-cell office:value-type="float" office:value="0.05" calcext:value-type="float">
            <text:p>0.05</text:p>
          </table:table-cell>
          <table:table-cell office:value-type="float" office:value="0.102413374127323" calcext:value-type="float">
            <text:p>0.1024133741273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2.99035852817646" calcext:value-type="float">
            <text:p>-2.99035852817646</text:p>
          </table:table-cell>
          <table:table-cell office:value-type="float" office:value="0.05" calcext:value-type="float">
            <text:p>0.05</text:p>
          </table:table-cell>
          <table:table-cell office:value-type="float" office:value="0.109038457714037" calcext:value-type="float">
            <text:p>0.1090384577140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3.40825681468595" calcext:value-type="float">
            <text:p>-3.40825681468595</text:p>
          </table:table-cell>
          <table:table-cell office:value-type="float" office:value="0.05" calcext:value-type="float">
            <text:p>0.05</text:p>
          </table:table-cell>
          <table:table-cell office:value-type="float" office:value="0.114638393060804" calcext:value-type="float">
            <text:p>0.1146383930608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3.98487072701067" calcext:value-type="float">
            <text:p>-3.98487072701067</text:p>
          </table:table-cell>
          <table:table-cell office:value-type="float" office:value="0.05" calcext:value-type="float">
            <text:p>0.05</text:p>
          </table:table-cell>
          <table:table-cell office:value-type="float" office:value="0.107028758444773" calcext:value-type="float">
            <text:p>0.10702875844477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4.91203238925536" calcext:value-type="float">
            <text:p>-4.91203238925536</text:p>
          </table:table-cell>
          <table:table-cell office:value-type="float" office:value="0.05" calcext:value-type="float">
            <text:p>0.05</text:p>
          </table:table-cell>
          <table:table-cell office:value-type="float" office:value="0.0972860468602299" calcext:value-type="float">
            <text:p>0.097286046860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6.68476264996462" calcext:value-type="float">
            <text:p>-6.68476264996462</text:p>
          </table:table-cell>
          <table:table-cell office:value-type="float" office:value="0.05" calcext:value-type="float">
            <text:p>0.05</text:p>
          </table:table-cell>
          <table:table-cell office:value-type="float" office:value="0.112483308459185" calcext:value-type="float">
            <text:p>0.1124833084591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0.7705639321186" calcext:value-type="float">
            <text:p>-10.7705639321186</text:p>
          </table:table-cell>
          <table:table-cell office:value-type="float" office:value="0.05" calcext:value-type="float">
            <text:p>0.05</text:p>
          </table:table-cell>
          <table:table-cell office:value-type="float" office:value="0.128790243270277" calcext:value-type="float">
            <text:p>0.12879024327027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20.8467222278203" calcext:value-type="float">
            <text:p>-20.8467222278203</text:p>
          </table:table-cell>
          <table:table-cell office:value-type="float" office:value="0.05" calcext:value-type="float">
            <text:p>0.05</text:p>
          </table:table-cell>
          <table:table-cell office:value-type="float" office:value="0.187509477626043" calcext:value-type="float">
            <text:p>0.1875094776260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45.440764037127" calcext:value-type="float">
            <text:p>-45.440764037127</text:p>
          </table:table-cell>
          <table:table-cell office:value-type="float" office:value="0.05" calcext:value-type="float">
            <text:p>0.05</text:p>
          </table:table-cell>
          <table:table-cell office:value-type="float" office:value="0.345274579862351" calcext:value-type="float">
            <text:p>0.34527457986235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99.2522974198521" calcext:value-type="float">
            <text:p>-99.2522974198521</text:p>
          </table:table-cell>
          <table:table-cell office:value-type="float" office:value="0.05" calcext:value-type="float">
            <text:p>0.05</text:p>
          </table:table-cell>
          <table:table-cell office:value-type="float" office:value="0.740621404147133" calcext:value-type="float">
            <text:p>0.7406214041471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497.097480834972" calcext:value-type="float">
            <text:p>-497.097480834972</text:p>
          </table:table-cell>
          <table:table-cell office:value-type="float" office:value="0.05" calcext:value-type="float">
            <text:p>0.05</text:p>
          </table:table-cell>
          <table:table-cell office:value-type="float" office:value="156.162377250628" calcext:value-type="float">
            <text:p>156.162377250628</text:p>
          </table:table-cell>
        </table:table-row>
      </table:table>
      <table:table table:name="Sheet4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3815401386114" calcext:value-type="float">
            <text:p>0.153815401386114</text:p>
          </table:table-cell>
          <table:table-cell office:value-type="float" office:value="0.05" calcext:value-type="float">
            <text:p>0.05</text:p>
          </table:table-cell>
          <table:table-cell office:value-type="float" office:value="0.140192684126764" calcext:value-type="float">
            <text:p>0.1401926841267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0507046747275623" calcext:value-type="float">
            <text:p>-0.050704674727562</text:p>
          </table:table-cell>
          <table:table-cell office:value-type="float" office:value="0.05" calcext:value-type="float">
            <text:p>0.05</text:p>
          </table:table-cell>
          <table:table-cell office:value-type="float" office:value="0.100187854213814" calcext:value-type="float">
            <text:p>0.1001878542138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0405757866934967" calcext:value-type="float">
            <text:p>-0.040575786693497</text:p>
          </table:table-cell>
          <table:table-cell office:value-type="float" office:value="0.05" calcext:value-type="float">
            <text:p>0.05</text:p>
          </table:table-cell>
          <table:table-cell office:value-type="float" office:value="0.098319851730141" calcext:value-type="float">
            <text:p>0.09831985173014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24972842833957" calcext:value-type="float">
            <text:p>-0.124972842833957</text:p>
          </table:table-cell>
          <table:table-cell office:value-type="float" office:value="0.05" calcext:value-type="float">
            <text:p>0.05</text:p>
          </table:table-cell>
          <table:table-cell office:value-type="float" office:value="0.106740994470321" calcext:value-type="float">
            <text:p>0.10674099447032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0762517463647757" calcext:value-type="float">
            <text:p>-0.076251746364776</text:p>
          </table:table-cell>
          <table:table-cell office:value-type="float" office:value="0.05" calcext:value-type="float">
            <text:p>0.05</text:p>
          </table:table-cell>
          <table:table-cell office:value-type="float" office:value="0.10346376787586" calcext:value-type="float">
            <text:p>0.103463767875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32635845289413" calcext:value-type="float">
            <text:p>-0.132635845289413</text:p>
          </table:table-cell>
          <table:table-cell office:value-type="float" office:value="0.05" calcext:value-type="float">
            <text:p>0.05</text:p>
          </table:table-cell>
          <table:table-cell office:value-type="float" office:value="0.127047037653191" calcext:value-type="float">
            <text:p>0.1270470376531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0906440267085656" calcext:value-type="float">
            <text:p>-0.090644026708566</text:p>
          </table:table-cell>
          <table:table-cell office:value-type="float" office:value="0.05" calcext:value-type="float">
            <text:p>0.05</text:p>
          </table:table-cell>
          <table:table-cell office:value-type="float" office:value="0.101211745301085" calcext:value-type="float">
            <text:p>0.1012117453010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165064105678925" calcext:value-type="float">
            <text:p>-0.165064105678925</text:p>
          </table:table-cell>
          <table:table-cell office:value-type="float" office:value="0.05" calcext:value-type="float">
            <text:p>0.05</text:p>
          </table:table-cell>
          <table:table-cell office:value-type="float" office:value="0.13038718340094" calcext:value-type="float">
            <text:p>0.130387183400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156927635647662" calcext:value-type="float">
            <text:p>-0.156927635647662</text:p>
          </table:table-cell>
          <table:table-cell office:value-type="float" office:value="0.05" calcext:value-type="float">
            <text:p>0.05</text:p>
          </table:table-cell>
          <table:table-cell office:value-type="float" office:value="0.0755238878238052" calcext:value-type="float">
            <text:p>0.0755238878238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158454320570963" calcext:value-type="float">
            <text:p>-0.158454320570963</text:p>
          </table:table-cell>
          <table:table-cell office:value-type="float" office:value="0.05" calcext:value-type="float">
            <text:p>0.05</text:p>
          </table:table-cell>
          <table:table-cell office:value-type="float" office:value="0.115516919547447" calcext:value-type="float">
            <text:p>0.1155169195474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198797315780932" calcext:value-type="float">
            <text:p>-0.198797315780932</text:p>
          </table:table-cell>
          <table:table-cell office:value-type="float" office:value="0.05" calcext:value-type="float">
            <text:p>0.05</text:p>
          </table:table-cell>
          <table:table-cell office:value-type="float" office:value="0.109606695810453" calcext:value-type="float">
            <text:p>0.1096066958104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154683919933803" calcext:value-type="float">
            <text:p>-0.154683919933803</text:p>
          </table:table-cell>
          <table:table-cell office:value-type="float" office:value="0.05" calcext:value-type="float">
            <text:p>0.05</text:p>
          </table:table-cell>
          <table:table-cell office:value-type="float" office:value="0.0892816944372771" calcext:value-type="float">
            <text:p>0.08928169443727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277124720859708" calcext:value-type="float">
            <text:p>-0.277124720859708</text:p>
          </table:table-cell>
          <table:table-cell office:value-type="float" office:value="0.05" calcext:value-type="float">
            <text:p>0.05</text:p>
          </table:table-cell>
          <table:table-cell office:value-type="float" office:value="0.127758395715081" calcext:value-type="float">
            <text:p>0.1277583957150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24426560656006" calcext:value-type="float">
            <text:p>-0.24426560656006</text:p>
          </table:table-cell>
          <table:table-cell office:value-type="float" office:value="0.05" calcext:value-type="float">
            <text:p>0.05</text:p>
          </table:table-cell>
          <table:table-cell office:value-type="float" office:value="0.0928592049163431" calcext:value-type="float">
            <text:p>0.0928592049163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271956613083503" calcext:value-type="float">
            <text:p>-0.271956613083503</text:p>
          </table:table-cell>
          <table:table-cell office:value-type="float" office:value="0.05" calcext:value-type="float">
            <text:p>0.05</text:p>
          </table:table-cell>
          <table:table-cell office:value-type="float" office:value="0.0836315289391106" calcext:value-type="float">
            <text:p>0.0836315289391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218882781376036" calcext:value-type="float">
            <text:p>-0.218882781376036</text:p>
          </table:table-cell>
          <table:table-cell office:value-type="float" office:value="0.05" calcext:value-type="float">
            <text:p>0.05</text:p>
          </table:table-cell>
          <table:table-cell office:value-type="float" office:value="0.0929945554439128" calcext:value-type="float">
            <text:p>0.09299455544391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236853498700842" calcext:value-type="float">
            <text:p>-0.236853498700842</text:p>
          </table:table-cell>
          <table:table-cell office:value-type="float" office:value="0.05" calcext:value-type="float">
            <text:p>0.05</text:p>
          </table:table-cell>
          <table:table-cell office:value-type="float" office:value="0.0806765377737921" calcext:value-type="float">
            <text:p>0.0806765377737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25356980336519" calcext:value-type="float">
            <text:p>-0.25356980336519</text:p>
          </table:table-cell>
          <table:table-cell office:value-type="float" office:value="0.05" calcext:value-type="float">
            <text:p>0.05</text:p>
          </table:table-cell>
          <table:table-cell office:value-type="float" office:value="0.098928433453653" calcext:value-type="float">
            <text:p>0.0989284334536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285640698072533" calcext:value-type="float">
            <text:p>-0.285640698072533</text:p>
          </table:table-cell>
          <table:table-cell office:value-type="float" office:value="0.05" calcext:value-type="float">
            <text:p>0.05</text:p>
          </table:table-cell>
          <table:table-cell office:value-type="float" office:value="0.108907201571063" calcext:value-type="float">
            <text:p>0.10890720157106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342642581229418" calcext:value-type="float">
            <text:p>-0.342642581229418</text:p>
          </table:table-cell>
          <table:table-cell office:value-type="float" office:value="0.05" calcext:value-type="float">
            <text:p>0.05</text:p>
          </table:table-cell>
          <table:table-cell office:value-type="float" office:value="0.102138994539689" calcext:value-type="float">
            <text:p>0.1021389945396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40996696128133" calcext:value-type="float">
            <text:p>-0.40996696128133</text:p>
          </table:table-cell>
          <table:table-cell office:value-type="float" office:value="0.05" calcext:value-type="float">
            <text:p>0.05</text:p>
          </table:table-cell>
          <table:table-cell office:value-type="float" office:value="0.113406229035366" calcext:value-type="float">
            <text:p>0.11340622903536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457850538887542" calcext:value-type="float">
            <text:p>-0.457850538887542</text:p>
          </table:table-cell>
          <table:table-cell office:value-type="float" office:value="0.05" calcext:value-type="float">
            <text:p>0.05</text:p>
          </table:table-cell>
          <table:table-cell office:value-type="float" office:value="0.111579611019383" calcext:value-type="float">
            <text:p>0.1115796110193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546980518038024" calcext:value-type="float">
            <text:p>-0.546980518038024</text:p>
          </table:table-cell>
          <table:table-cell office:value-type="float" office:value="0.05" calcext:value-type="float">
            <text:p>0.05</text:p>
          </table:table-cell>
          <table:table-cell office:value-type="float" office:value="0.095693430576083" calcext:value-type="float">
            <text:p>0.0956934305760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676489417701638" calcext:value-type="float">
            <text:p>-0.676489417701638</text:p>
          </table:table-cell>
          <table:table-cell office:value-type="float" office:value="0.05" calcext:value-type="float">
            <text:p>0.05</text:p>
          </table:table-cell>
          <table:table-cell office:value-type="float" office:value="0.112937452361842" calcext:value-type="float">
            <text:p>0.11293745236184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793367604661818" calcext:value-type="float">
            <text:p>-0.793367604661818</text:p>
          </table:table-cell>
          <table:table-cell office:value-type="float" office:value="0.05" calcext:value-type="float">
            <text:p>0.05</text:p>
          </table:table-cell>
          <table:table-cell office:value-type="float" office:value="0.0879311197203072" calcext:value-type="float">
            <text:p>0.0879311197203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9577355782702" calcext:value-type="float">
            <text:p>-0.9577355782702</text:p>
          </table:table-cell>
          <table:table-cell office:value-type="float" office:value="0.05" calcext:value-type="float">
            <text:p>0.05</text:p>
          </table:table-cell>
          <table:table-cell office:value-type="float" office:value="0.0995098863349048" calcext:value-type="float">
            <text:p>0.0995098863349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1.11953068317722" calcext:value-type="float">
            <text:p>-1.11953068317722</text:p>
          </table:table-cell>
          <table:table-cell office:value-type="float" office:value="0.05" calcext:value-type="float">
            <text:p>0.05</text:p>
          </table:table-cell>
          <table:table-cell office:value-type="float" office:value="0.112829001169221" calcext:value-type="float">
            <text:p>0.11282900116922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1.32987509973246" calcext:value-type="float">
            <text:p>-1.32987509973246</text:p>
          </table:table-cell>
          <table:table-cell office:value-type="float" office:value="0.05" calcext:value-type="float">
            <text:p>0.05</text:p>
          </table:table-cell>
          <table:table-cell office:value-type="float" office:value="0.119663985791004" calcext:value-type="float">
            <text:p>0.1196639857910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1.55173250310419" calcext:value-type="float">
            <text:p>-1.55173250310419</text:p>
          </table:table-cell>
          <table:table-cell office:value-type="float" office:value="0.05" calcext:value-type="float">
            <text:p>0.05</text:p>
          </table:table-cell>
          <table:table-cell office:value-type="float" office:value="0.106557880835984" calcext:value-type="float">
            <text:p>0.1065578808359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1.77663644801593" calcext:value-type="float">
            <text:p>-1.77663644801593</text:p>
          </table:table-cell>
          <table:table-cell office:value-type="float" office:value="0.05" calcext:value-type="float">
            <text:p>0.05</text:p>
          </table:table-cell>
          <table:table-cell office:value-type="float" office:value="0.110403657593534" calcext:value-type="float">
            <text:p>0.11040365759353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2.03641439194441" calcext:value-type="float">
            <text:p>-2.03641439194441</text:p>
          </table:table-cell>
          <table:table-cell office:value-type="float" office:value="0.05" calcext:value-type="float">
            <text:p>0.05</text:p>
          </table:table-cell>
          <table:table-cell office:value-type="float" office:value="0.0410178218684663" calcext:value-type="float">
            <text:p>0.04101782186846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2.34750907642752" calcext:value-type="float">
            <text:p>-2.34750907642752</text:p>
          </table:table-cell>
          <table:table-cell office:value-type="float" office:value="0.05" calcext:value-type="float">
            <text:p>0.05</text:p>
          </table:table-cell>
          <table:table-cell office:value-type="float" office:value="0.107756187597467" calcext:value-type="float">
            <text:p>0.1077561875974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2.63558502576522" calcext:value-type="float">
            <text:p>-2.63558502576522</text:p>
          </table:table-cell>
          <table:table-cell office:value-type="float" office:value="0.05" calcext:value-type="float">
            <text:p>0.05</text:p>
          </table:table-cell>
          <table:table-cell office:value-type="float" office:value="0.115181012489932" calcext:value-type="float">
            <text:p>0.11518101248993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2.96732594492197" calcext:value-type="float">
            <text:p>-2.96732594492197</text:p>
          </table:table-cell>
          <table:table-cell office:value-type="float" office:value="0.05" calcext:value-type="float">
            <text:p>0.05</text:p>
          </table:table-cell>
          <table:table-cell office:value-type="float" office:value="0.0752976986116937" calcext:value-type="float">
            <text:p>0.0752976986116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3.4346725177696" calcext:value-type="float">
            <text:p>-3.4346725177696</text:p>
          </table:table-cell>
          <table:table-cell office:value-type="float" office:value="0.05" calcext:value-type="float">
            <text:p>0.05</text:p>
          </table:table-cell>
          <table:table-cell office:value-type="float" office:value="0.102974311875382" calcext:value-type="float">
            <text:p>0.1029743118753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4.06604408055651" calcext:value-type="float">
            <text:p>-4.06604408055651</text:p>
          </table:table-cell>
          <table:table-cell office:value-type="float" office:value="0.05" calcext:value-type="float">
            <text:p>0.05</text:p>
          </table:table-cell>
          <table:table-cell office:value-type="float" office:value="0.123806054951636" calcext:value-type="float">
            <text:p>0.1238060549516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5.01193016851093" calcext:value-type="float">
            <text:p>-5.01193016851093</text:p>
          </table:table-cell>
          <table:table-cell office:value-type="float" office:value="0.05" calcext:value-type="float">
            <text:p>0.05</text:p>
          </table:table-cell>
          <table:table-cell office:value-type="float" office:value="0.134052236554922" calcext:value-type="float">
            <text:p>0.1340522365549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6.86983897614302" calcext:value-type="float">
            <text:p>-6.86983897614302</text:p>
          </table:table-cell>
          <table:table-cell office:value-type="float" office:value="0.05" calcext:value-type="float">
            <text:p>0.05</text:p>
          </table:table-cell>
          <table:table-cell office:value-type="float" office:value="0.0877653780146883" calcext:value-type="float">
            <text:p>0.08776537801468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1.2992377256049" calcext:value-type="float">
            <text:p>-11.2992377256049</text:p>
          </table:table-cell>
          <table:table-cell office:value-type="float" office:value="0.05" calcext:value-type="float">
            <text:p>0.05</text:p>
          </table:table-cell>
          <table:table-cell office:value-type="float" office:value="0.13009979261149" calcext:value-type="float">
            <text:p>0.130099792611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22.1367719687986" calcext:value-type="float">
            <text:p>-22.1367719687986</text:p>
          </table:table-cell>
          <table:table-cell office:value-type="float" office:value="0.05" calcext:value-type="float">
            <text:p>0.05</text:p>
          </table:table-cell>
          <table:table-cell office:value-type="float" office:value="0.199293838099588" calcext:value-type="float">
            <text:p>0.19929383809958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48.5757407450859" calcext:value-type="float">
            <text:p>-48.5757407450859</text:p>
          </table:table-cell>
          <table:table-cell office:value-type="float" office:value="0.05" calcext:value-type="float">
            <text:p>0.05</text:p>
          </table:table-cell>
          <table:table-cell office:value-type="float" office:value="0.380435658949225" calcext:value-type="float">
            <text:p>0.3804356589492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105.654377721897" calcext:value-type="float">
            <text:p>-105.654377721897</text:p>
          </table:table-cell>
          <table:table-cell office:value-type="float" office:value="0.05" calcext:value-type="float">
            <text:p>0.05</text:p>
          </table:table-cell>
          <table:table-cell office:value-type="float" office:value="0.797345978105876" calcext:value-type="float">
            <text:p>0.7973459781058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231.044181567869" calcext:value-type="float">
            <text:p>-231.044181567869</text:p>
          </table:table-cell>
          <table:table-cell office:value-type="float" office:value="0.05" calcext:value-type="float">
            <text:p>0.05</text:p>
          </table:table-cell>
          <table:table-cell office:value-type="float" office:value="6.61842554815291" calcext:value-type="float">
            <text:p>6.61842554815291</text:p>
          </table:table-cell>
        </table:table-row>
      </table:table>
      <table:named-expressions/>
      <table:database-ranges>
        <table:database-range table:name="__Anonymous_Sheet_DB__0" table:target-range-address="'Sweep Template'.G5:'Sweep Template'.J215" table:contains-header="false" table:orientation="column"/>
        <table:database-range table:name="__Anonymous_Sheet_DB__1" table:target-range-address="Sheet2.A1:Sheet2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2" table:target-range-address="Sheet3.A1:Sheet3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3" table:target-range-address="Sheet4.A1:Sheet4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 style:data-style-name="N2" text:time-value="15:46:58.3317306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6:43:28.794515965</meta:creation-date>
    <dc:date>2017-11-09T15:58:48.693662844</dc:date>
    <meta:editing-duration>PT1H44M12S</meta:editing-duration>
    <meta:editing-cycles>16</meta:editing-cycles>
    <meta:generator>LibreOffice/5.3.6.1$Linux_X86_64 LibreOffice_project/30$Build-1</meta:generator>
    <meta:document-statistic meta:table-count="4" meta:cell-count="1865" meta:object-count="0"/>
  </office:meta>
</office:document-meta>
</file>